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6.493cm"/>
    </style:style>
    <style:style style:name="co9" style:family="table-column">
      <style:table-column-properties fo:break-before="auto" style:column-width="2.025cm"/>
    </style:style>
    <style:style style:name="co10" style:family="table-column">
      <style:table-column-properties fo:break-before="auto" style:column-width="5.66cm"/>
    </style:style>
    <style:style style:name="co5" style:family="table-column">
      <style:table-column-properties fo:break-before="auto" style:column-width="3.217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1.886cm"/>
    </style:style>
    <style:style style:name="co12" style:family="table-column">
      <style:table-column-properties fo:break-before="auto" style:column-width="1.358cm"/>
    </style:style>
    <style:style style:name="co13" style:family="table-column">
      <style:table-column-properties fo:break-before="auto" style:column-width="2.247cm"/>
    </style:style>
    <style:style style:name="ro3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Normal_5f_Sheet1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31pt solid #c0c0c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31pt solid #c0c0c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0c0c0"/>
    </style:style>
    <style:style style:name="ce8" style:family="table-cell" style:parent-style-name="Default">
      <style:table-cell-properties fo:background-color="#c0c0c0"/>
      <style:text-properties fo:language="en" fo:country="US" style:language-asian="en" style:country-asian="US" style:language-complex="en" style:country-complex="US"/>
    </style:style>
    <style:style style:name="ce9" style:family="table-cell" style:parent-style-name="Default">
      <style:text-properties style:use-window-font-color="true"/>
    </style:style>
    <style:style style:name="T1" style:family="text">
      <style:text-properties fo:font-size="12pt"/>
    </style:style>
    <style:style style:name="T2" style:family="text">
      <style:text-properties fo:color="#0000c0" style:font-name="Consolas" fo:font-size="12pt" fo:font-style="italic" style:font-name-asian="Consolas" style:font-size-asian="9pt" style:font-style-asian="italic" style:font-name-complex="Consolas" style:font-size-complex="5.09999990463257pt" style:font-style-complex="italic"/>
    </style:style>
    <style:style style:name="T3" style:family="text">
      <style:text-properties fo:color="#000000" style:font-name="Consolas" fo:font-size="9pt" style:font-name-asian="Consolas" style:font-size-asian="9pt" style:font-name-complex="Consolas" style:font-size-complex="5.09999990463257pt"/>
    </style:style>
    <style:style style:name="T4" style:family="text">
      <style:text-properties fo:color="#0000c0" style:font-name="Consolas" fo:font-size="9pt" fo:font-style="italic" style:font-name-asian="Consolas" style:font-size-asian="9pt" style:font-style-asian="italic" style:font-name-complex="Consolas" style:font-size-complex="5.09999990463257pt" style:font-style-complex="italic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style:font-name-asian="Consolas" style:font-size-asian="10pt" style:font-name-complex="Consolas" style:font-size-complex="10pt"/>
    </style:style>
  </office:automatic-styles>
  <office:body>
    <office:spreadsheet>
      <table:table table:name="Data" table:style-name="ta1"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12" table:default-cell-style-name="Default"/>
        <table:table-row table:style-name="ro2">
          <table:table-cell table:style-name="ce4" office:value-type="string">
            <text:p>ID</text:p>
          </table:table-cell>
          <table:table-cell table:style-name="ce4" office:value-type="string">
            <text:p>Comment (Name is localized in i18n folder)</text:p>
          </table:table-cell>
          <table:table-cell table:style-name="ce8" office:value-type="string">
            <text:p><text:span text:style-name="T1">Type (</text:span><text:span text:style-name="T2">TRAINING</text:span><text:span text:style-name="T3">, </text:span><text:span text:style-name="T4">PHYSICAL</text:span><text:span text:style-name="T3">, </text:span><text:span text:style-name="T4">MYSTICAL</text:span><text:span text:style-name="T3">, </text:span><text:span text:style-name="T4">MENTAL</text:span><text:span text:style-name="T3">, </text:span><text:span text:style-name="T4">SPECIAL</text:span><text:span text:style-name="T3">, </text:span><text:span text:style-name="T4">STATUS</text:span><text:span text:style-name="T3">, </text:span><text:span text:style-name="T4">ITEM</text:span><text:span text:style-name="T3">, </text:span><text:span text:style-name="T4">WEALTH</text:span><text:span text:style-name="T1">)</text:span></text:p>
          </table:table-cell>
          <table:table-cell table:style-name="ce4" office:value-type="string">
            <text:p>Source (CHARL, …)</text:p>
          </table:table-cell>
          <table:table-cell table:style-name="ce4" office:value-type="string">
            <text:p>Level (<text:span text:style-name="T4">LESSER</text:span><text:span text:style-name="T3">, </text:span><text:span text:style-name="T4">MINOR</text:span><text:span text:style-name="T3">, </text:span><text:span text:style-name="T4">MAJOR</text:span><text:span text:style-name="T3">, </text:span><text:span text:style-name="T4">GREATER</text:span>)</text:p>
          </table:table-cell>
          <table:table-cell table:style-name="ce4" office:value-type="string">
            <text:p>Costs</text:p>
          </table:table-cell>
          <table:table-cell table:style-name="ce4" table:number-columns-repeated="5"/>
          <table:table-cell table:number-columns-repeated="6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Akroba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2=20</text:p>
          </table:table-cell>
          <table:table-cell table:number-columns-repeated="10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Arkane Entdeckung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TRANSFORM=OPENARCANELIST=OPENLIST</text:p>
          </table:table-cell>
          <table:table-cell table:number-columns-repeated="10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1">
            <text:p>11</text:p>
          </table:table-cell>
          <table:table-cell office:value-type="string">
            <text:p>TRANSFORM=CLOSEDARCANELIST=CLOSEDLIST</text:p>
          </table:table-cell>
          <table:table-cell table:number-columns-repeated="10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Assassin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78=EVERYMAN</text:p>
          </table:table-cell>
          <table:table-cell table:number-columns-repeated="10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Assassinen (MA)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34=10</text:p>
          </table:table-cell>
          <table:table-cell office:value-type="string">
            <text:p>C55=10</text:p>
          </table:table-cell>
          <table:table-cell office:value-type="string">
            <text:p>C56=10</text:p>
          </table:table-cell>
          <table:table-cell office:value-type="string">
            <text:p>C59=10</text:p>
          </table:table-cell>
          <table:table-cell office:value-type="string">
            <text:p>C22=10</text:p>
          </table:table-cell>
          <table:table-cell table:number-columns-repeated="6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34=15</text:p>
          </table:table-cell>
          <table:table-cell office:value-type="string">
            <text:p>C55=15</text:p>
          </table:table-cell>
          <table:table-cell office:value-type="string">
            <text:p>C56=15</text:p>
          </table:table-cell>
          <table:table-cell office:value-type="string">
            <text:p>C59=15</text:p>
          </table:table-cell>
          <table:table-cell office:value-type="string">
            <text:p>C22=15</text:p>
          </table:table-cell>
          <table:table-cell table:number-columns-repeated="6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34=20</text:p>
          </table:table-cell>
          <table:table-cell office:value-type="string">
            <text:p>C55=20</text:p>
          </table:table-cell>
          <table:table-cell office:value-type="string">
            <text:p>C56=20</text:p>
          </table:table-cell>
          <table:table-cell office:value-type="string">
            <text:p>C59=20</text:p>
          </table:table-cell>
          <table:table-cell office:value-type="string">
            <text:p>C22=20</text:p>
          </table:table-cell>
          <table:table-cell table:number-columns-repeated="6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Außergewöhnliche Kampffertigkei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19=10</text:p>
          </table:table-cell>
          <table:table-cell office:value-type="string">
            <text:p>C20=10</text:p>
          </table:table-cell>
          <table:table-cell office:value-type="string">
            <text:p>C21=10</text:p>
          </table:table-cell>
          <table:table-cell office:value-type="string">
            <text:p>C27=10</text:p>
          </table:table-cell>
          <table:table-cell office:value-type="string">
            <text:p>C28=10</text:p>
          </table:table-cell>
          <table:table-cell office:value-type="string">
            <text:p>C29=10</text:p>
          </table:table-cell>
          <table:table-cell office:value-type="string">
            <text:p>C30=10</text:p>
          </table:table-cell>
          <table:table-cell office:value-type="string">
            <text:p>C31=10</text:p>
          </table:table-cell>
          <table:table-cell office:value-type="string">
            <text:p>C32=10</text:p>
          </table:table-cell>
          <table:table-cell office:value-type="string">
            <text:p>C33=10</text:p>
          </table:table-cell>
          <table:table-cell office:value-type="string">
            <text:p>CHOOSE2=C28;C29;C30;C31;C32;C33=EVERYMAN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Außergew. Kriege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5">
            <text:p>35</text:p>
          </table:table-cell>
          <table:table-cell office:value-type="string">
            <text:p>C7=EVERYMAN</text:p>
          </table:table-cell>
          <table:table-cell office:value-type="string">
            <text:p>C58=10</text:p>
          </table:table-cell>
          <table:table-cell office:value-type="string">
            <text:p>C27=EVERYMAN</text:p>
          </table:table-cell>
          <table:table-cell office:value-type="string">
            <text:p>C28=EVERYMAN</text:p>
          </table:table-cell>
          <table:table-cell office:value-type="string">
            <text:p>C29=EVERYMAN</text:p>
          </table:table-cell>
          <table:table-cell office:value-type="string">
            <text:p>C32=EVERYMAN</text:p>
          </table:table-cell>
          <table:table-cell table:number-columns-repeated="5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Blitzschlag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INI=5</text:p>
          </table:table-cell>
          <table:table-cell office:value-type="string">
            <text:p>DESCR=talent.snap.5</text:p>
          </table:table-cell>
          <table:table-cell table:style-name="ce9" office:value-type="string">
            <text:p>DESCR<text:span text:style-name="T5">=talent.</text:span><text:span text:style-name="T6">deliberate.5</text:span></text:p>
          </table:table-cell>
          <table:table-cell table:number-columns-repeated="8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Elfische Ausbildung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233=25</text:p>
          </table:table-cell>
          <table:table-cell office:value-type="string">
            <text:p>S68=10</text:p>
          </table:table-cell>
          <table:table-cell office:value-type="string">
            <text:p>S67=10</text:p>
          </table:table-cell>
          <table:table-cell table:number-columns-repeated="8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Entwaffn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440=20</text:p>
          </table:table-cell>
          <table:table-cell office:value-type="string">
            <text:p>S238=20</text:p>
          </table:table-cell>
          <table:table-cell table:number-columns-repeated="9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Fachmann für Winkel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=talent.angle.25</text:p>
          </table:table-cell>
          <table:table-cell table:number-columns-repeated="10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Geborener Bogenschütz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C31=5</text:p>
          </table:table-cell>
          <table:table-cell office:value-type="string">
            <text:p>DESCR=talent.bowrange.25</text:p>
          </table:table-cell>
          <table:table-cell table:number-columns-repeated="9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Geborener Reite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=talent.horse.25</text:p>
          </table:table-cell>
          <table:table-cell table:number-columns-repeated="10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Geborener Waffenmeiste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27=EVERYMAN</text:p>
          </table:table-cell>
          <table:table-cell office:value-type="string">
            <text:p>C28=EVERYMAN</text:p>
          </table:table-cell>
          <table:table-cell office:value-type="string">
            <text:p>C29=EVERYMAN</text:p>
          </table:table-cell>
          <table:table-cell office:value-type="string">
            <text:p>C30=EVERYMAN</text:p>
          </table:table-cell>
          <table:table-cell office:value-type="string">
            <text:p>C31=EVERYMAN</text:p>
          </table:table-cell>
          <table:table-cell office:value-type="string">
            <text:p>C32=EVERYMAN</text:p>
          </table:table-cell>
          <table:table-cell office:value-type="string">
            <text:p>C33=EVERYMAN</text:p>
          </table:table-cell>
          <table:table-cell table:number-columns-repeated="3"/>
          <table:table-cell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Geographisches Naturtalen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156=35</text:p>
          </table:table-cell>
          <table:table-cell office:value-type="string">
            <text:p>S112=35</text:p>
          </table:table-cell>
          <table:table-cell office:value-type="string">
            <text:p>DESCR=talent.navigation.25</text:p>
          </table:table-cell>
          <table:table-cell table:number-columns-repeated="8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Gymnastik Training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7">
            <text:p>7</text:p>
          </table:table-cell>
          <table:table-cell office:value-type="string">
            <text:p>CHOOSESKILL1=C2=25</text:p>
          </table:table-cell>
          <table:table-cell office:value-type="string">
            <text:p>CHOOSE1=S222;S225;S226=25</text:p>
          </table:table-cell>
          <table:table-cell table:number-columns-repeated="9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Im Untergrund aufgewachs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8">
            <text:p>8</text:p>
          </table:table-cell>
          <table:table-cell office:value-type="string">
            <text:p>C13=10</text:p>
          </table:table-cell>
          <table:table-cell office:value-type="string">
            <text:p>C14=10</text:p>
          </table:table-cell>
          <table:table-cell office:value-type="string">
            <text:p>CHOOSESKILL1=C13;C14=EVERYMAN</text:p>
          </table:table-cell>
          <table:table-cell table:number-columns-repeated="8"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Innere Reserv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BODYDEV=1;1;1;1;1</text:p>
          </table:table-cell>
          <table:table-cell table:number-columns-repeated="10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BODYDEV=2;2;2;2;2</text:p>
          </table:table-cell>
          <table:table-cell table:number-columns-repeated="10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BODYDEV=4;4;4;4;4</text:p>
          </table:table-cell>
          <table:table-cell table:number-columns-repeated="10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BODYDEV=6;6;6;6;6</text:p>
          </table:table-cell>
          <table:table-cell table:number-columns-repeated="10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Innere Uh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59=15</text:p>
          </table:table-cell>
          <table:table-cell office:value-type="string">
            <text:p>S159=OCCUPATIONAL</text:p>
          </table:table-cell>
          <table:table-cell table:number-columns-repeated="9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Kräuterkundige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7">
            <text:p>7</text:p>
          </table:table-cell>
          <table:table-cell office:value-type="string">
            <text:p>S42=20</text:p>
          </table:table-cell>
          <table:table-cell office:value-type="string">
            <text:p>S212=20</text:p>
          </table:table-cell>
          <table:table-cell office:value-type="string">
            <text:p>S116=20</text:p>
          </table:table-cell>
          <table:table-cell office:value-type="string">
            <text:p>S123=20</text:p>
          </table:table-cell>
          <table:table-cell office:value-type="string">
            <text:p>S198=20</text:p>
          </table:table-cell>
          <table:table-cell office:value-type="string">
            <text:p>S196=20</text:p>
          </table:table-cell>
          <table:table-cell table:number-columns-repeated="5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Macht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ANK3=BASELIST;OPENLIST;CLOSEDLIST</text:p>
          </table:table-cell>
          <table:table-cell table:number-columns-repeated="10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ANK10=BASELIST;OPENLIST;CLOSEDLIST</text:p>
          </table:table-cell>
          <table:table-cell table:number-columns-repeated="10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RANK25=BASELIST;OPENLIST;CLOSEDLIST</text:p>
          </table:table-cell>
          <table:table-cell table:number-columns-repeated="10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RANK50=BASELIST;OPENLIST;CLOSEDLIST</text:p>
          </table:table-cell>
          <table:table-cell table:number-columns-repeated="10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Meister aller Waff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27=10</text:p>
          </table:table-cell>
          <table:table-cell office:value-type="string">
            <text:p>C28=10</text:p>
          </table:table-cell>
          <table:table-cell office:value-type="string">
            <text:p>C29=10</text:p>
          </table:table-cell>
          <table:table-cell office:value-type="string">
            <text:p>C30=10</text:p>
          </table:table-cell>
          <table:table-cell office:value-type="string">
            <text:p>C31=10</text:p>
          </table:table-cell>
          <table:table-cell office:value-type="string">
            <text:p>C32=10</text:p>
          </table:table-cell>
          <table:table-cell office:value-type="string">
            <text:p>C33=10</text:p>
          </table:table-cell>
          <table:table-cell table:number-columns-repeated="4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27=20</text:p>
          </table:table-cell>
          <table:table-cell office:value-type="string">
            <text:p>C28=20</text:p>
          </table:table-cell>
          <table:table-cell office:value-type="string">
            <text:p>C29=20</text:p>
          </table:table-cell>
          <table:table-cell office:value-type="string">
            <text:p>C30=20</text:p>
          </table:table-cell>
          <table:table-cell office:value-type="string">
            <text:p>C31=20</text:p>
          </table:table-cell>
          <table:table-cell office:value-type="string">
            <text:p>C32=20</text:p>
          </table:table-cell>
          <table:table-cell office:value-type="string">
            <text:p>C33=20</text:p>
          </table:table-cell>
          <table:table-cell table:number-columns-repeated="4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27=30</text:p>
          </table:table-cell>
          <table:table-cell office:value-type="string">
            <text:p>C28=30</text:p>
          </table:table-cell>
          <table:table-cell office:value-type="string">
            <text:p>C29=30</text:p>
          </table:table-cell>
          <table:table-cell office:value-type="string">
            <text:p>C30=30</text:p>
          </table:table-cell>
          <table:table-cell office:value-type="string">
            <text:p>C31=30</text:p>
          </table:table-cell>
          <table:table-cell office:value-type="string">
            <text:p>C32=30</text:p>
          </table:table-cell>
          <table:table-cell office:value-type="string">
            <text:p>C33=30</text:p>
          </table:table-cell>
          <table:table-cell table:number-columns-repeated="4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Meister handgeführter Waffe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1=C27;C28;C29;C30;C31;C32;C33=EVERYMAN</text:p>
          </table:table-cell>
          <table:table-cell table:number-columns-repeated="10"/>
        </table:table-row>
        <table:table-row table:style-name="ro4">
          <table:table-cell/>
          <table:table-cell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SKILL1=C27;C28;C29;C30;C31;C32;C33=OCCUPATIONAL=CAT=EVERYMAN</text:p>
          </table:table-cell>
          <table:table-cell table:number-columns-repeated="10"/>
        </table:table-row>
      </table:table>
      <table:table table:name="talentflaw.conf" table:style-name="ta1">
        <table:table-column table:style-name="co1" table:default-cell-style-name="ce9"/>
        <table:table-column table:style-name="co6" table:default-cell-style-name="ce9"/>
        <table:table-column table:style-name="co7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" table:number-columns-repeated="13" table:default-cell-style-name="Default"/>
        <table:table-row table:style-name="ro4">
          <table:table-cell table:formula="of:=[Data.A2]" office:value-type="float" office:value="1">
            <text:p>1</text:p>
          </table:table-cell>
          <table:table-cell table:formula="of:=CONCATENATE(&quot;,&quot;;[Data.C2])" office:value-type="string" office:string-value=",TRAINING">
            <text:p>,TRAINING</text:p>
          </table:table-cell>
          <table:table-cell table:formula="of:=CONCATENATE(&quot;,&quot;;[Data.D2])" office:value-type="string" office:string-value=",CHARL">
            <text:p>,CHARL</text:p>
          </table:table-cell>
          <table:table-cell table:formula="of:=CONCATENATE(&quot;,&quot;;[Data.E2])" office:value-type="string" office:string-value=",MINOR">
            <text:p>,MINOR</text:p>
          </table:table-cell>
          <table:table-cell table:formula="of:=CONCATENATE(&quot;,&quot;;[Data.F2])" office:value-type="string" office:string-value=",7">
            <text:p>,7</text:p>
          </table:table-cell>
          <table:table-cell table:formula="of:=IF([Data.G2]=&quot;&quot;;&quot;&quot;;CONCATENATE(&quot;,&quot;;[Data.G2]))" office:value-type="string" office:string-value=",C2=20">
            <text:p>,C2=20</text:p>
          </table:table-cell>
          <table:table-cell table:style-name="ce9" table:formula="of:=IF([Data.H2]=&quot;&quot;;&quot;&quot;;CONCATENATE(&quot;,&quot;;[Data.H2]))">
            <text:p/>
          </table:table-cell>
          <table:table-cell table:style-name="ce9" table:formula="of:=IF([Data.I2]=&quot;&quot;;&quot;&quot;;CONCATENATE(&quot;,&quot;;[Data.I2]))">
            <text:p/>
          </table:table-cell>
          <table:table-cell table:style-name="ce9" table:formula="of:=IF([Data.J2]=&quot;&quot;;&quot;&quot;;CONCATENATE(&quot;,&quot;;[Data.J2]))">
            <text:p/>
          </table:table-cell>
          <table:table-cell table:style-name="ce9" table:formula="of:=IF([Data.K2]=&quot;&quot;;&quot;&quot;;CONCATENATE(&quot;,&quot;;[Data.K2]))">
            <text:p/>
          </table:table-cell>
          <table:table-cell table:style-name="ce9" table:formula="of:=IF([Data.L2]=&quot;&quot;;&quot;&quot;;CONCATENATE(&quot;,&quot;;[Data.L2]))">
            <text:p/>
          </table:table-cell>
          <table:table-cell table:style-name="ce9" table:formula="of:=IF([Data.M2]=&quot;&quot;;&quot;&quot;;CONCATENATE(&quot;,&quot;;[Data.M2]))">
            <text:p/>
          </table:table-cell>
          <table:table-cell table:style-name="ce9" table:formula="of:=IF([Data.N2]=&quot;&quot;;&quot;&quot;;CONCATENATE(&quot;,&quot;;[Data.N2]))">
            <text:p/>
          </table:table-cell>
          <table:table-cell table:style-name="ce9" table:formula="of:=IF([Data.O2]=&quot;&quot;;&quot;&quot;;CONCATENATE(&quot;,&quot;;[Data.O2]))">
            <text:p/>
          </table:table-cell>
          <table:table-cell table:style-name="ce9" table:formula="of:=IF([Data.P2]=&quot;&quot;;&quot;&quot;;CONCATENATE(&quot;,&quot;;[Data.P2]))">
            <text:p/>
          </table:table-cell>
          <table:table-cell table:style-name="ce9" table:formula="of:=IF([Data.Q2]=&quot;&quot;;&quot;&quot;;CONCATENATE(&quot;,&quot;;[Data.Q2]))">
            <text:p/>
          </table:table-cell>
          <table:table-cell table:style-name="ce9" table:formula="of:=IF([Data.R2]=&quot;&quot;;&quot;&quot;;CONCATENATE(&quot;,&quot;;[Data.R2]))">
            <text:p/>
          </table:table-cell>
          <table:table-cell table:style-name="ce9" table:formula="of:=IF([Data.S2]=&quot;&quot;;&quot;&quot;;CONCATENATE(&quot;,&quot;;[Data.S2]))">
            <text:p/>
          </table:table-cell>
          <table:table-cell table:formula="of:=IF([Data.T2]=&quot;&quot;;&quot;&quot;;CONCATENATE(&quot;;&quot;;[Data.T2]))">
            <text:p/>
          </table:table-cell>
        </table:table-row>
        <table:table-row table:style-name="ro4">
          <table:table-cell table:formula="of:=IF([Data.A3]=&quot;&quot;;[.A1];[Data.A3])" office:value-type="float" office:value="2">
            <text:p>2</text:p>
          </table:table-cell>
          <table:table-cell table:formula="of:=IF([Data.C3]=&quot;&quot;;[.B1];CONCATENATE(&quot;,&quot;;[Data.C3]))" office:value-type="string" office:string-value=",TRAINING">
            <text:p>,TRAINING</text:p>
          </table:table-cell>
          <table:table-cell table:formula="of:=IF([Data.D3]=&quot;&quot;;[.C1];CONCATENATE(&quot;,&quot;;[Data.D3]))" office:value-type="string" office:string-value=",CHARL">
            <text:p>,CHARL</text:p>
          </table:table-cell>
          <table:table-cell table:formula="of:=CONCATENATE(&quot;,&quot;;[Data.E3])" office:value-type="string" office:string-value=",MINOR">
            <text:p>,MINOR</text:p>
          </table:table-cell>
          <table:table-cell table:formula="of:=CONCATENATE(&quot;,&quot;;[Data.F3])" office:value-type="string" office:string-value=",6">
            <text:p>,6</text:p>
          </table:table-cell>
          <table:table-cell table:formula="of:=IF([Data.G3]=&quot;&quot;;&quot;&quot;;CONCATENATE(&quot;,&quot;;[Data.G3]))" office:value-type="string" office:string-value=",TRANSFORM=OPENARCANELIST=OPENLIST">
            <text:p>,TRANSFORM=OPENARCANELIST=OPENLIST</text:p>
          </table:table-cell>
          <table:table-cell table:style-name="ce9" table:formula="of:=IF([Data.H3]=&quot;&quot;;&quot;&quot;;CONCATENATE(&quot;,&quot;;[Data.H3]))">
            <text:p/>
          </table:table-cell>
          <table:table-cell table:style-name="ce9" table:formula="of:=IF([Data.I3]=&quot;&quot;;&quot;&quot;;CONCATENATE(&quot;,&quot;;[Data.I3]))">
            <text:p/>
          </table:table-cell>
          <table:table-cell table:style-name="ce9" table:formula="of:=IF([Data.J3]=&quot;&quot;;&quot;&quot;;CONCATENATE(&quot;,&quot;;[Data.J3]))">
            <text:p/>
          </table:table-cell>
          <table:table-cell table:style-name="ce9" table:formula="of:=IF([Data.K3]=&quot;&quot;;&quot;&quot;;CONCATENATE(&quot;,&quot;;[Data.K3]))">
            <text:p/>
          </table:table-cell>
          <table:table-cell table:style-name="ce9" table:formula="of:=IF([Data.L3]=&quot;&quot;;&quot;&quot;;CONCATENATE(&quot;,&quot;;[Data.L3]))">
            <text:p/>
          </table:table-cell>
          <table:table-cell table:style-name="ce9" table:formula="of:=IF([Data.M3]=&quot;&quot;;&quot;&quot;;CONCATENATE(&quot;,&quot;;[Data.M3]))">
            <text:p/>
          </table:table-cell>
          <table:table-cell table:style-name="ce9" table:formula="of:=IF([Data.N3]=&quot;&quot;;&quot;&quot;;CONCATENATE(&quot;,&quot;;[Data.N3]))">
            <text:p/>
          </table:table-cell>
          <table:table-cell table:style-name="ce9" table:formula="of:=IF([Data.O3]=&quot;&quot;;&quot;&quot;;CONCATENATE(&quot;,&quot;;[Data.O3]))">
            <text:p/>
          </table:table-cell>
          <table:table-cell table:style-name="ce9" table:formula="of:=IF([Data.P3]=&quot;&quot;;&quot;&quot;;CONCATENATE(&quot;,&quot;;[Data.P3]))">
            <text:p/>
          </table:table-cell>
          <table:table-cell table:style-name="ce9" table:formula="of:=IF([Data.Q3]=&quot;&quot;;&quot;&quot;;CONCATENATE(&quot;,&quot;;[Data.Q3]))">
            <text:p/>
          </table:table-cell>
          <table:table-cell table:style-name="ce9" table:formula="of:=IF([Data.R3]=&quot;&quot;;&quot;&quot;;CONCATENATE(&quot;,&quot;;[Data.R3]))">
            <text:p/>
          </table:table-cell>
          <table:table-cell table:style-name="ce9" table:formula="of:=IF([Data.S3]=&quot;&quot;;&quot;&quot;;CONCATENATE(&quot;,&quot;;[Data.S3]))">
            <text:p/>
          </table:table-cell>
          <table:table-cell table:formula="of:=IF([Data.T3]=&quot;&quot;;&quot;&quot;;CONCATENATE(&quot;;&quot;;[Data.T3]))">
            <text:p/>
          </table:table-cell>
        </table:table-row>
        <table:table-row table:style-name="ro4">
          <table:table-cell table:formula="of:=IF([Data.A4]=&quot;&quot;;[.A2];[Data.A4])" office:value-type="float" office:value="2">
            <text:p>2</text:p>
          </table:table-cell>
          <table:table-cell table:formula="of:=IF([Data.C4]=&quot;&quot;;[.B2];CONCATENATE(&quot;,&quot;;[Data.C4]))" office:value-type="string" office:string-value=",TRAINING">
            <text:p>,TRAINING</text:p>
          </table:table-cell>
          <table:table-cell table:formula="of:=IF([Data.D4]=&quot;&quot;;[.C2];CONCATENATE(&quot;,&quot;;[Data.D4]))" office:value-type="string" office:string-value=",CHARL">
            <text:p>,CHARL</text:p>
          </table:table-cell>
          <table:table-cell table:formula="of:=CONCATENATE(&quot;,&quot;;[Data.E4])" office:value-type="string" office:string-value=",MAJOR">
            <text:p>,MAJOR</text:p>
          </table:table-cell>
          <table:table-cell table:formula="of:=CONCATENATE(&quot;,&quot;;[Data.F4])" office:value-type="string" office:string-value=",11">
            <text:p>,11</text:p>
          </table:table-cell>
          <table:table-cell table:formula="of:=IF([Data.G4]=&quot;&quot;;&quot;&quot;;CONCATENATE(&quot;,&quot;;[Data.G4]))" office:value-type="string" office:string-value=",TRANSFORM=CLOSEDARCANELIST=CLOSEDLIST">
            <text:p>,TRANSFORM=CLOSEDARCANELIST=CLOSEDLIST</text:p>
          </table:table-cell>
          <table:table-cell table:style-name="ce9" table:formula="of:=IF([Data.H4]=&quot;&quot;;&quot;&quot;;CONCATENATE(&quot;,&quot;;[Data.H4]))">
            <text:p/>
          </table:table-cell>
          <table:table-cell table:style-name="ce9" table:formula="of:=IF([Data.I4]=&quot;&quot;;&quot;&quot;;CONCATENATE(&quot;,&quot;;[Data.I4]))">
            <text:p/>
          </table:table-cell>
          <table:table-cell table:style-name="ce9" table:formula="of:=IF([Data.J4]=&quot;&quot;;&quot;&quot;;CONCATENATE(&quot;,&quot;;[Data.J4]))">
            <text:p/>
          </table:table-cell>
          <table:table-cell table:style-name="ce9" table:formula="of:=IF([Data.K4]=&quot;&quot;;&quot;&quot;;CONCATENATE(&quot;,&quot;;[Data.K4]))">
            <text:p/>
          </table:table-cell>
          <table:table-cell table:style-name="ce9" table:formula="of:=IF([Data.L4]=&quot;&quot;;&quot;&quot;;CONCATENATE(&quot;,&quot;;[Data.L4]))">
            <text:p/>
          </table:table-cell>
          <table:table-cell table:style-name="ce9" table:formula="of:=IF([Data.M4]=&quot;&quot;;&quot;&quot;;CONCATENATE(&quot;,&quot;;[Data.M4]))">
            <text:p/>
          </table:table-cell>
          <table:table-cell table:style-name="ce9" table:formula="of:=IF([Data.N4]=&quot;&quot;;&quot;&quot;;CONCATENATE(&quot;,&quot;;[Data.N4]))">
            <text:p/>
          </table:table-cell>
          <table:table-cell table:style-name="ce9" table:formula="of:=IF([Data.O4]=&quot;&quot;;&quot;&quot;;CONCATENATE(&quot;,&quot;;[Data.O4]))">
            <text:p/>
          </table:table-cell>
          <table:table-cell table:style-name="ce9" table:formula="of:=IF([Data.P4]=&quot;&quot;;&quot;&quot;;CONCATENATE(&quot;,&quot;;[Data.P4]))">
            <text:p/>
          </table:table-cell>
          <table:table-cell table:style-name="ce9" table:formula="of:=IF([Data.Q4]=&quot;&quot;;&quot;&quot;;CONCATENATE(&quot;,&quot;;[Data.Q4]))">
            <text:p/>
          </table:table-cell>
          <table:table-cell table:style-name="ce9" table:formula="of:=IF([Data.R4]=&quot;&quot;;&quot;&quot;;CONCATENATE(&quot;,&quot;;[Data.R4]))">
            <text:p/>
          </table:table-cell>
          <table:table-cell table:style-name="ce9" table:formula="of:=IF([Data.S4]=&quot;&quot;;&quot;&quot;;CONCATENATE(&quot;,&quot;;[Data.S4]))">
            <text:p/>
          </table:table-cell>
          <table:table-cell table:formula="of:=IF([Data.T4]=&quot;&quot;;&quot;&quot;;CONCATENATE(&quot;;&quot;;[Data.T4]))">
            <text:p/>
          </table:table-cell>
        </table:table-row>
        <table:table-row table:style-name="ro4">
          <table:table-cell table:formula="of:=IF([Data.A5]=&quot;&quot;;[.A3];[Data.A5])" office:value-type="float" office:value="3">
            <text:p>3</text:p>
          </table:table-cell>
          <table:table-cell table:formula="of:=IF([Data.C5]=&quot;&quot;;[.B3];CONCATENATE(&quot;,&quot;;[Data.C5]))" office:value-type="string" office:string-value=",TRAINING">
            <text:p>,TRAINING</text:p>
          </table:table-cell>
          <table:table-cell table:formula="of:=IF([Data.D5]=&quot;&quot;;[.C3];CONCATENATE(&quot;,&quot;;[Data.D5]))" office:value-type="string" office:string-value=",CHARL">
            <text:p>,CHARL</text:p>
          </table:table-cell>
          <table:table-cell table:formula="of:=CONCATENATE(&quot;,&quot;;[Data.E5])" office:value-type="string" office:string-value=",MINOR">
            <text:p>,MINOR</text:p>
          </table:table-cell>
          <table:table-cell table:formula="of:=CONCATENATE(&quot;,&quot;;[Data.F5])" office:value-type="string" office:string-value=",8">
            <text:p>,8</text:p>
          </table:table-cell>
          <table:table-cell table:formula="of:=IF([Data.G5]=&quot;&quot;;&quot;&quot;;CONCATENATE(&quot;,&quot;;[Data.G5]))" office:value-type="string" office:string-value=",S78=EVERYMAN">
            <text:p>,S78=EVERYMAN</text:p>
          </table:table-cell>
          <table:table-cell table:style-name="ce9" table:formula="of:=IF([Data.H5]=&quot;&quot;;&quot;&quot;;CONCATENATE(&quot;,&quot;;[Data.H5]))">
            <text:p/>
          </table:table-cell>
          <table:table-cell table:style-name="ce9" table:formula="of:=IF([Data.I5]=&quot;&quot;;&quot;&quot;;CONCATENATE(&quot;,&quot;;[Data.I5]))">
            <text:p/>
          </table:table-cell>
          <table:table-cell table:style-name="ce9" table:formula="of:=IF([Data.J5]=&quot;&quot;;&quot;&quot;;CONCATENATE(&quot;,&quot;;[Data.J5]))">
            <text:p/>
          </table:table-cell>
          <table:table-cell table:style-name="ce9" table:formula="of:=IF([Data.K5]=&quot;&quot;;&quot;&quot;;CONCATENATE(&quot;,&quot;;[Data.K5]))">
            <text:p/>
          </table:table-cell>
          <table:table-cell table:style-name="ce9" table:formula="of:=IF([Data.L5]=&quot;&quot;;&quot;&quot;;CONCATENATE(&quot;,&quot;;[Data.L5]))">
            <text:p/>
          </table:table-cell>
          <table:table-cell table:style-name="ce9" table:formula="of:=IF([Data.M5]=&quot;&quot;;&quot;&quot;;CONCATENATE(&quot;,&quot;;[Data.M5]))">
            <text:p/>
          </table:table-cell>
          <table:table-cell table:style-name="ce9" table:formula="of:=IF([Data.N5]=&quot;&quot;;&quot;&quot;;CONCATENATE(&quot;,&quot;;[Data.N5]))">
            <text:p/>
          </table:table-cell>
          <table:table-cell table:style-name="ce9" table:formula="of:=IF([Data.O5]=&quot;&quot;;&quot;&quot;;CONCATENATE(&quot;,&quot;;[Data.O5]))">
            <text:p/>
          </table:table-cell>
          <table:table-cell table:style-name="ce9" table:formula="of:=IF([Data.P5]=&quot;&quot;;&quot;&quot;;CONCATENATE(&quot;,&quot;;[Data.P5]))">
            <text:p/>
          </table:table-cell>
          <table:table-cell table:style-name="ce9" table:formula="of:=IF([Data.Q5]=&quot;&quot;;&quot;&quot;;CONCATENATE(&quot;,&quot;;[Data.Q5]))">
            <text:p/>
          </table:table-cell>
          <table:table-cell table:style-name="ce9" table:formula="of:=IF([Data.R5]=&quot;&quot;;&quot;&quot;;CONCATENATE(&quot;,&quot;;[Data.R5]))">
            <text:p/>
          </table:table-cell>
          <table:table-cell table:style-name="ce9" table:formula="of:=IF([Data.S5]=&quot;&quot;;&quot;&quot;;CONCATENATE(&quot;,&quot;;[Data.S5]))">
            <text:p/>
          </table:table-cell>
          <table:table-cell table:formula="of:=IF([Data.T5]=&quot;&quot;;&quot;&quot;;CONCATENATE(&quot;;&quot;;[Data.T5]))">
            <text:p/>
          </table:table-cell>
        </table:table-row>
        <table:table-row table:style-name="ro4">
          <table:table-cell table:formula="of:=IF([Data.A6]=&quot;&quot;;[.A4];[Data.A6])" office:value-type="float" office:value="4">
            <text:p>4</text:p>
          </table:table-cell>
          <table:table-cell table:formula="of:=IF([Data.C6]=&quot;&quot;;[.B4];CONCATENATE(&quot;,&quot;;[Data.C6]))" office:value-type="string" office:string-value=",TRAINING">
            <text:p>,TRAINING</text:p>
          </table:table-cell>
          <table:table-cell table:formula="of:=IF([Data.D6]=&quot;&quot;;[.C4];CONCATENATE(&quot;,&quot;;[Data.D6]))" office:value-type="string" office:string-value=",CHARL">
            <text:p>,CHARL</text:p>
          </table:table-cell>
          <table:table-cell table:formula="of:=CONCATENATE(&quot;,&quot;;[Data.E6])" office:value-type="string" office:string-value=",MINOR">
            <text:p>,MINOR</text:p>
          </table:table-cell>
          <table:table-cell table:formula="of:=CONCATENATE(&quot;,&quot;;[Data.F6])" office:value-type="string" office:string-value=",10">
            <text:p>,10</text:p>
          </table:table-cell>
          <table:table-cell table:formula="of:=IF([Data.G6]=&quot;&quot;;&quot;&quot;;CONCATENATE(&quot;,&quot;;[Data.G6]))" office:value-type="string" office:string-value=",C34=10">
            <text:p>,C34=10</text:p>
          </table:table-cell>
          <table:table-cell table:style-name="ce9" table:formula="of:=IF([Data.H6]=&quot;&quot;;&quot;&quot;;CONCATENATE(&quot;,&quot;;[Data.H6]))" office:value-type="string" office:string-value=",C55=10">
            <text:p>,C55=10</text:p>
          </table:table-cell>
          <table:table-cell table:style-name="ce9" table:formula="of:=IF([Data.I6]=&quot;&quot;;&quot;&quot;;CONCATENATE(&quot;,&quot;;[Data.I6]))" office:value-type="string" office:string-value=",C56=10">
            <text:p>,C56=10</text:p>
          </table:table-cell>
          <table:table-cell table:style-name="ce9" table:formula="of:=IF([Data.J6]=&quot;&quot;;&quot;&quot;;CONCATENATE(&quot;,&quot;;[Data.J6]))" office:value-type="string" office:string-value=",C59=10">
            <text:p>,C59=10</text:p>
          </table:table-cell>
          <table:table-cell table:style-name="ce9" table:formula="of:=IF([Data.K6]=&quot;&quot;;&quot;&quot;;CONCATENATE(&quot;,&quot;;[Data.K6]))" office:value-type="string" office:string-value=",C22=10">
            <text:p>,C22=10</text:p>
          </table:table-cell>
          <table:table-cell table:style-name="ce9" table:formula="of:=IF([Data.L6]=&quot;&quot;;&quot;&quot;;CONCATENATE(&quot;,&quot;;[Data.L6]))">
            <text:p/>
          </table:table-cell>
          <table:table-cell table:style-name="ce9" table:formula="of:=IF([Data.M6]=&quot;&quot;;&quot;&quot;;CONCATENATE(&quot;,&quot;;[Data.M6]))">
            <text:p/>
          </table:table-cell>
          <table:table-cell table:style-name="ce9" table:formula="of:=IF([Data.N6]=&quot;&quot;;&quot;&quot;;CONCATENATE(&quot;,&quot;;[Data.N6]))">
            <text:p/>
          </table:table-cell>
          <table:table-cell table:style-name="ce9" table:formula="of:=IF([Data.O6]=&quot;&quot;;&quot;&quot;;CONCATENATE(&quot;,&quot;;[Data.O6]))">
            <text:p/>
          </table:table-cell>
          <table:table-cell table:style-name="ce9" table:formula="of:=IF([Data.P6]=&quot;&quot;;&quot;&quot;;CONCATENATE(&quot;,&quot;;[Data.P6]))">
            <text:p/>
          </table:table-cell>
          <table:table-cell table:style-name="ce9" table:formula="of:=IF([Data.Q6]=&quot;&quot;;&quot;&quot;;CONCATENATE(&quot;,&quot;;[Data.Q6]))">
            <text:p/>
          </table:table-cell>
          <table:table-cell table:style-name="ce9" table:formula="of:=IF([Data.R6]=&quot;&quot;;&quot;&quot;;CONCATENATE(&quot;,&quot;;[Data.R6]))">
            <text:p/>
          </table:table-cell>
          <table:table-cell table:style-name="ce9" table:formula="of:=IF([Data.S6]=&quot;&quot;;&quot;&quot;;CONCATENATE(&quot;,&quot;;[Data.S6]))">
            <text:p/>
          </table:table-cell>
          <table:table-cell table:formula="of:=IF([Data.T6]=&quot;&quot;;&quot;&quot;;CONCATENATE(&quot;;&quot;;[Data.T6]))">
            <text:p/>
          </table:table-cell>
        </table:table-row>
        <table:table-row table:style-name="ro4">
          <table:table-cell table:formula="of:=IF([Data.A7]=&quot;&quot;;[.A5];[Data.A7])" office:value-type="float" office:value="4">
            <text:p>4</text:p>
          </table:table-cell>
          <table:table-cell table:formula="of:=IF([Data.C7]=&quot;&quot;;[.B5];CONCATENATE(&quot;,&quot;;[Data.C7]))" office:value-type="string" office:string-value=",TRAINING">
            <text:p>,TRAINING</text:p>
          </table:table-cell>
          <table:table-cell table:formula="of:=IF([Data.D7]=&quot;&quot;;[.C5];CONCATENATE(&quot;,&quot;;[Data.D7]))" office:value-type="string" office:string-value=",CHARL">
            <text:p>,CHARL</text:p>
          </table:table-cell>
          <table:table-cell table:formula="of:=CONCATENATE(&quot;,&quot;;[Data.E7])" office:value-type="string" office:string-value=",MAJOR">
            <text:p>,MAJOR</text:p>
          </table:table-cell>
          <table:table-cell table:formula="of:=CONCATENATE(&quot;,&quot;;[Data.F7])" office:value-type="string" office:string-value=",15">
            <text:p>,15</text:p>
          </table:table-cell>
          <table:table-cell table:formula="of:=IF([Data.G7]=&quot;&quot;;&quot;&quot;;CONCATENATE(&quot;,&quot;;[Data.G7]))" office:value-type="string" office:string-value=",C34=15">
            <text:p>,C34=15</text:p>
          </table:table-cell>
          <table:table-cell table:style-name="ce9" table:formula="of:=IF([Data.H7]=&quot;&quot;;&quot;&quot;;CONCATENATE(&quot;,&quot;;[Data.H7]))" office:value-type="string" office:string-value=",C55=15">
            <text:p>,C55=15</text:p>
          </table:table-cell>
          <table:table-cell table:style-name="ce9" table:formula="of:=IF([Data.I7]=&quot;&quot;;&quot;&quot;;CONCATENATE(&quot;,&quot;;[Data.I7]))" office:value-type="string" office:string-value=",C56=15">
            <text:p>,C56=15</text:p>
          </table:table-cell>
          <table:table-cell table:style-name="ce9" table:formula="of:=IF([Data.J7]=&quot;&quot;;&quot;&quot;;CONCATENATE(&quot;,&quot;;[Data.J7]))" office:value-type="string" office:string-value=",C59=15">
            <text:p>,C59=15</text:p>
          </table:table-cell>
          <table:table-cell table:style-name="ce9" table:formula="of:=IF([Data.K7]=&quot;&quot;;&quot;&quot;;CONCATENATE(&quot;,&quot;;[Data.K7]))" office:value-type="string" office:string-value=",C22=15">
            <text:p>,C22=15</text:p>
          </table:table-cell>
          <table:table-cell table:style-name="ce9" table:formula="of:=IF([Data.L7]=&quot;&quot;;&quot;&quot;;CONCATENATE(&quot;,&quot;;[Data.L7]))">
            <text:p/>
          </table:table-cell>
          <table:table-cell table:style-name="ce9" table:formula="of:=IF([Data.M7]=&quot;&quot;;&quot;&quot;;CONCATENATE(&quot;,&quot;;[Data.M7]))">
            <text:p/>
          </table:table-cell>
          <table:table-cell table:style-name="ce9" table:formula="of:=IF([Data.N7]=&quot;&quot;;&quot;&quot;;CONCATENATE(&quot;,&quot;;[Data.N7]))">
            <text:p/>
          </table:table-cell>
          <table:table-cell table:style-name="ce9" table:formula="of:=IF([Data.O7]=&quot;&quot;;&quot;&quot;;CONCATENATE(&quot;,&quot;;[Data.O7]))">
            <text:p/>
          </table:table-cell>
          <table:table-cell table:style-name="ce9" table:formula="of:=IF([Data.P7]=&quot;&quot;;&quot;&quot;;CONCATENATE(&quot;,&quot;;[Data.P7]))">
            <text:p/>
          </table:table-cell>
          <table:table-cell table:style-name="ce9" table:formula="of:=IF([Data.Q7]=&quot;&quot;;&quot;&quot;;CONCATENATE(&quot;,&quot;;[Data.Q7]))">
            <text:p/>
          </table:table-cell>
          <table:table-cell table:style-name="ce9" table:formula="of:=IF([Data.R7]=&quot;&quot;;&quot;&quot;;CONCATENATE(&quot;,&quot;;[Data.R7]))">
            <text:p/>
          </table:table-cell>
          <table:table-cell table:style-name="ce9" table:formula="of:=IF([Data.S7]=&quot;&quot;;&quot;&quot;;CONCATENATE(&quot;,&quot;;[Data.S7]))">
            <text:p/>
          </table:table-cell>
          <table:table-cell table:formula="of:=IF([Data.T7]=&quot;&quot;;&quot;&quot;;CONCATENATE(&quot;;&quot;;[Data.T7]))">
            <text:p/>
          </table:table-cell>
        </table:table-row>
        <table:table-row table:style-name="ro4">
          <table:table-cell table:formula="of:=IF([Data.A8]=&quot;&quot;;[.A6];[Data.A8])" office:value-type="float" office:value="4">
            <text:p>4</text:p>
          </table:table-cell>
          <table:table-cell table:formula="of:=IF([Data.C8]=&quot;&quot;;[.B6];CONCATENATE(&quot;,&quot;;[Data.C8]))" office:value-type="string" office:string-value=",TRAINING">
            <text:p>,TRAINING</text:p>
          </table:table-cell>
          <table:table-cell table:formula="of:=IF([Data.D8]=&quot;&quot;;[.C6];CONCATENATE(&quot;,&quot;;[Data.D8]))" office:value-type="string" office:string-value=",CHARL">
            <text:p>,CHARL</text:p>
          </table:table-cell>
          <table:table-cell table:formula="of:=CONCATENATE(&quot;,&quot;;[Data.E8])" office:value-type="string" office:string-value=",GREATER">
            <text:p>,GREATER</text:p>
          </table:table-cell>
          <table:table-cell table:formula="of:=CONCATENATE(&quot;,&quot;;[Data.F8])" office:value-type="string" office:string-value=",30">
            <text:p>,30</text:p>
          </table:table-cell>
          <table:table-cell table:formula="of:=IF([Data.G8]=&quot;&quot;;&quot;&quot;;CONCATENATE(&quot;,&quot;;[Data.G8]))" office:value-type="string" office:string-value=",C34=20">
            <text:p>,C34=20</text:p>
          </table:table-cell>
          <table:table-cell table:style-name="ce9" table:formula="of:=IF([Data.H8]=&quot;&quot;;&quot;&quot;;CONCATENATE(&quot;,&quot;;[Data.H8]))" office:value-type="string" office:string-value=",C55=20">
            <text:p>,C55=20</text:p>
          </table:table-cell>
          <table:table-cell table:style-name="ce9" table:formula="of:=IF([Data.I8]=&quot;&quot;;&quot;&quot;;CONCATENATE(&quot;,&quot;;[Data.I8]))" office:value-type="string" office:string-value=",C56=20">
            <text:p>,C56=20</text:p>
          </table:table-cell>
          <table:table-cell table:style-name="ce9" table:formula="of:=IF([Data.J8]=&quot;&quot;;&quot;&quot;;CONCATENATE(&quot;,&quot;;[Data.J8]))" office:value-type="string" office:string-value=",C59=20">
            <text:p>,C59=20</text:p>
          </table:table-cell>
          <table:table-cell table:style-name="ce9" table:formula="of:=IF([Data.K8]=&quot;&quot;;&quot;&quot;;CONCATENATE(&quot;,&quot;;[Data.K8]))" office:value-type="string" office:string-value=",C22=20">
            <text:p>,C22=20</text:p>
          </table:table-cell>
          <table:table-cell table:style-name="ce9" table:formula="of:=IF([Data.L8]=&quot;&quot;;&quot;&quot;;CONCATENATE(&quot;,&quot;;[Data.L8]))">
            <text:p/>
          </table:table-cell>
          <table:table-cell table:style-name="ce9" table:formula="of:=IF([Data.M8]=&quot;&quot;;&quot;&quot;;CONCATENATE(&quot;,&quot;;[Data.M8]))">
            <text:p/>
          </table:table-cell>
          <table:table-cell table:style-name="ce9" table:formula="of:=IF([Data.N8]=&quot;&quot;;&quot;&quot;;CONCATENATE(&quot;,&quot;;[Data.N8]))">
            <text:p/>
          </table:table-cell>
          <table:table-cell table:style-name="ce9" table:formula="of:=IF([Data.O8]=&quot;&quot;;&quot;&quot;;CONCATENATE(&quot;,&quot;;[Data.O8]))">
            <text:p/>
          </table:table-cell>
          <table:table-cell table:style-name="ce9" table:formula="of:=IF([Data.P8]=&quot;&quot;;&quot;&quot;;CONCATENATE(&quot;,&quot;;[Data.P8]))">
            <text:p/>
          </table:table-cell>
          <table:table-cell table:style-name="ce9" table:formula="of:=IF([Data.Q8]=&quot;&quot;;&quot;&quot;;CONCATENATE(&quot;,&quot;;[Data.Q8]))">
            <text:p/>
          </table:table-cell>
          <table:table-cell table:style-name="ce9" table:formula="of:=IF([Data.R8]=&quot;&quot;;&quot;&quot;;CONCATENATE(&quot;,&quot;;[Data.R8]))">
            <text:p/>
          </table:table-cell>
          <table:table-cell table:style-name="ce9" table:formula="of:=IF([Data.S8]=&quot;&quot;;&quot;&quot;;CONCATENATE(&quot;,&quot;;[Data.S8]))">
            <text:p/>
          </table:table-cell>
          <table:table-cell table:formula="of:=IF([Data.T8]=&quot;&quot;;&quot;&quot;;CONCATENATE(&quot;;&quot;;[Data.T8]))">
            <text:p/>
          </table:table-cell>
        </table:table-row>
        <table:table-row table:style-name="ro4">
          <table:table-cell table:formula="of:=IF([Data.A9]=&quot;&quot;;[.A7];[Data.A9])" office:value-type="float" office:value="5">
            <text:p>5</text:p>
          </table:table-cell>
          <table:table-cell table:formula="of:=IF([Data.C9]=&quot;&quot;;[.B7];CONCATENATE(&quot;,&quot;;[Data.C9]))" office:value-type="string" office:string-value=",TRAINING">
            <text:p>,TRAINING</text:p>
          </table:table-cell>
          <table:table-cell table:formula="of:=IF([Data.D9]=&quot;&quot;;[.C7];CONCATENATE(&quot;,&quot;;[Data.D9]))" office:value-type="string" office:string-value=",CHARL">
            <text:p>,CHARL</text:p>
          </table:table-cell>
          <table:table-cell table:formula="of:=CONCATENATE(&quot;,&quot;;[Data.E9])" office:value-type="string" office:string-value=",GREATER">
            <text:p>,GREATER</text:p>
          </table:table-cell>
          <table:table-cell table:formula="of:=CONCATENATE(&quot;,&quot;;[Data.F9])" office:value-type="string" office:string-value=",30">
            <text:p>,30</text:p>
          </table:table-cell>
          <table:table-cell table:formula="of:=IF([Data.G9]=&quot;&quot;;&quot;&quot;;CONCATENATE(&quot;,&quot;;[Data.G9]))" office:value-type="string" office:string-value=",C19=10">
            <text:p>,C19=10</text:p>
          </table:table-cell>
          <table:table-cell table:style-name="ce9" table:formula="of:=IF([Data.H9]=&quot;&quot;;&quot;&quot;;CONCATENATE(&quot;,&quot;;[Data.H9]))" office:value-type="string" office:string-value=",C20=10">
            <text:p>,C20=10</text:p>
          </table:table-cell>
          <table:table-cell table:style-name="ce9" table:formula="of:=IF([Data.I9]=&quot;&quot;;&quot;&quot;;CONCATENATE(&quot;,&quot;;[Data.I9]))" office:value-type="string" office:string-value=",C21=10">
            <text:p>,C21=10</text:p>
          </table:table-cell>
          <table:table-cell table:style-name="ce9" table:formula="of:=IF([Data.J9]=&quot;&quot;;&quot;&quot;;CONCATENATE(&quot;,&quot;;[Data.J9]))" office:value-type="string" office:string-value=",C27=10">
            <text:p>,C27=10</text:p>
          </table:table-cell>
          <table:table-cell table:style-name="ce9" table:formula="of:=IF([Data.K9]=&quot;&quot;;&quot;&quot;;CONCATENATE(&quot;,&quot;;[Data.K9]))" office:value-type="string" office:string-value=",C28=10">
            <text:p>,C28=10</text:p>
          </table:table-cell>
          <table:table-cell table:style-name="ce9" table:formula="of:=IF([Data.L9]=&quot;&quot;;&quot;&quot;;CONCATENATE(&quot;,&quot;;[Data.L9]))" office:value-type="string" office:string-value=",C29=10">
            <text:p>,C29=10</text:p>
          </table:table-cell>
          <table:table-cell table:style-name="ce9" table:formula="of:=IF([Data.M9]=&quot;&quot;;&quot;&quot;;CONCATENATE(&quot;,&quot;;[Data.M9]))" office:value-type="string" office:string-value=",C30=10">
            <text:p>,C30=10</text:p>
          </table:table-cell>
          <table:table-cell table:style-name="ce9" table:formula="of:=IF([Data.N9]=&quot;&quot;;&quot;&quot;;CONCATENATE(&quot;,&quot;;[Data.N9]))" office:value-type="string" office:string-value=",C31=10">
            <text:p>,C31=10</text:p>
          </table:table-cell>
          <table:table-cell table:style-name="ce9" table:formula="of:=IF([Data.O9]=&quot;&quot;;&quot;&quot;;CONCATENATE(&quot;,&quot;;[Data.O9]))" office:value-type="string" office:string-value=",C32=10">
            <text:p>,C32=10</text:p>
          </table:table-cell>
          <table:table-cell table:style-name="ce9" table:formula="of:=IF([Data.P9]=&quot;&quot;;&quot;&quot;;CONCATENATE(&quot;,&quot;;[Data.P9]))" office:value-type="string" office:string-value=",C33=10">
            <text:p>,C33=10</text:p>
          </table:table-cell>
          <table:table-cell table:style-name="ce9" table:formula="of:=IF([Data.Q9]=&quot;&quot;;&quot;&quot;;CONCATENATE(&quot;,&quot;;[Data.Q9]))" office:value-type="string" office:string-value=",CHOOSE2=C28;C29;C30;C31;C32;C33=EVERYMAN">
            <text:p>,CHOOSE2=C28;C29;C30;C31;C32;C33=EVERYMAN</text:p>
          </table:table-cell>
          <table:table-cell table:style-name="ce9" table:formula="of:=IF([Data.R9]=&quot;&quot;;&quot;&quot;;CONCATENATE(&quot;,&quot;;[Data.R9]))">
            <text:p/>
          </table:table-cell>
          <table:table-cell table:style-name="ce9" table:formula="of:=IF([Data.S9]=&quot;&quot;;&quot;&quot;;CONCATENATE(&quot;,&quot;;[Data.S9]))">
            <text:p/>
          </table:table-cell>
          <table:table-cell table:formula="of:=IF([Data.T9]=&quot;&quot;;&quot;&quot;;CONCATENATE(&quot;;&quot;;[Data.T9]))">
            <text:p/>
          </table:table-cell>
        </table:table-row>
        <table:table-row table:style-name="ro4">
          <table:table-cell table:formula="of:=IF([Data.A10]=&quot;&quot;;[.A8];[Data.A10])" office:value-type="float" office:value="6">
            <text:p>6</text:p>
          </table:table-cell>
          <table:table-cell table:formula="of:=IF([Data.C10]=&quot;&quot;;[.B8];CONCATENATE(&quot;,&quot;;[Data.C10]))" office:value-type="string" office:string-value=",TRAINING">
            <text:p>,TRAINING</text:p>
          </table:table-cell>
          <table:table-cell table:formula="of:=IF([Data.D10]=&quot;&quot;;[.C8];CONCATENATE(&quot;,&quot;;[Data.D10]))" office:value-type="string" office:string-value=",CHARL">
            <text:p>,CHARL</text:p>
          </table:table-cell>
          <table:table-cell table:formula="of:=CONCATENATE(&quot;,&quot;;[Data.E10])" office:value-type="string" office:string-value=",GREATER">
            <text:p>,GREATER</text:p>
          </table:table-cell>
          <table:table-cell table:formula="of:=CONCATENATE(&quot;,&quot;;[Data.F10])" office:value-type="string" office:string-value=",35">
            <text:p>,35</text:p>
          </table:table-cell>
          <table:table-cell table:formula="of:=IF([Data.G10]=&quot;&quot;;&quot;&quot;;CONCATENATE(&quot;,&quot;;[Data.G10]))" office:value-type="string" office:string-value=",C7=EVERYMAN">
            <text:p>,C7=EVERYMAN</text:p>
          </table:table-cell>
          <table:table-cell table:style-name="ce9" table:formula="of:=IF([Data.H10]=&quot;&quot;;&quot;&quot;;CONCATENATE(&quot;,&quot;;[Data.H10]))" office:value-type="string" office:string-value=",C58=10">
            <text:p>,C58=10</text:p>
          </table:table-cell>
          <table:table-cell table:style-name="ce9" table:formula="of:=IF([Data.I10]=&quot;&quot;;&quot;&quot;;CONCATENATE(&quot;,&quot;;[Data.I10]))" office:value-type="string" office:string-value=",C27=EVERYMAN">
            <text:p>,C27=EVERYMAN</text:p>
          </table:table-cell>
          <table:table-cell table:style-name="ce9" table:formula="of:=IF([Data.J10]=&quot;&quot;;&quot;&quot;;CONCATENATE(&quot;,&quot;;[Data.J10]))" office:value-type="string" office:string-value=",C28=EVERYMAN">
            <text:p>,C28=EVERYMAN</text:p>
          </table:table-cell>
          <table:table-cell table:style-name="ce9" table:formula="of:=IF([Data.K10]=&quot;&quot;;&quot;&quot;;CONCATENATE(&quot;,&quot;;[Data.K10]))" office:value-type="string" office:string-value=",C29=EVERYMAN">
            <text:p>,C29=EVERYMAN</text:p>
          </table:table-cell>
          <table:table-cell table:style-name="ce9" table:formula="of:=IF([Data.L10]=&quot;&quot;;&quot;&quot;;CONCATENATE(&quot;,&quot;;[Data.L10]))" office:value-type="string" office:string-value=",C32=EVERYMAN">
            <text:p>,C32=EVERYMAN</text:p>
          </table:table-cell>
          <table:table-cell table:style-name="ce9" table:formula="of:=IF([Data.M10]=&quot;&quot;;&quot;&quot;;CONCATENATE(&quot;,&quot;;[Data.M10]))">
            <text:p/>
          </table:table-cell>
          <table:table-cell table:style-name="ce9" table:formula="of:=IF([Data.N10]=&quot;&quot;;&quot;&quot;;CONCATENATE(&quot;,&quot;;[Data.N10]))">
            <text:p/>
          </table:table-cell>
          <table:table-cell table:style-name="ce9" table:formula="of:=IF([Data.O10]=&quot;&quot;;&quot;&quot;;CONCATENATE(&quot;,&quot;;[Data.O10]))">
            <text:p/>
          </table:table-cell>
          <table:table-cell table:style-name="ce9" table:formula="of:=IF([Data.P10]=&quot;&quot;;&quot;&quot;;CONCATENATE(&quot;,&quot;;[Data.P10]))">
            <text:p/>
          </table:table-cell>
          <table:table-cell table:style-name="ce9" table:formula="of:=IF([Data.Q10]=&quot;&quot;;&quot;&quot;;CONCATENATE(&quot;,&quot;;[Data.Q10]))">
            <text:p/>
          </table:table-cell>
          <table:table-cell table:style-name="ce9" table:formula="of:=IF([Data.R10]=&quot;&quot;;&quot;&quot;;CONCATENATE(&quot;,&quot;;[Data.R10]))">
            <text:p/>
          </table:table-cell>
          <table:table-cell table:style-name="ce9" table:formula="of:=IF([Data.S10]=&quot;&quot;;&quot;&quot;;CONCATENATE(&quot;,&quot;;[Data.S10]))">
            <text:p/>
          </table:table-cell>
          <table:table-cell table:formula="of:=IF([Data.T10]=&quot;&quot;;&quot;&quot;;CONCATENATE(&quot;;&quot;;[Data.T10]))">
            <text:p/>
          </table:table-cell>
        </table:table-row>
        <table:table-row table:style-name="ro4">
          <table:table-cell table:formula="of:=IF([Data.A11]=&quot;&quot;;[.A9];[Data.A11])" office:value-type="float" office:value="7">
            <text:p>7</text:p>
          </table:table-cell>
          <table:table-cell table:formula="of:=IF([Data.C11]=&quot;&quot;;[.B9];CONCATENATE(&quot;,&quot;;[Data.C11]))" office:value-type="string" office:string-value=",TRAINING">
            <text:p>,TRAINING</text:p>
          </table:table-cell>
          <table:table-cell table:formula="of:=IF([Data.D11]=&quot;&quot;;[.C9];CONCATENATE(&quot;,&quot;;[Data.D11]))" office:value-type="string" office:string-value=",CHARL">
            <text:p>,CHARL</text:p>
          </table:table-cell>
          <table:table-cell table:formula="of:=CONCATENATE(&quot;,&quot;;[Data.E11])" office:value-type="string" office:string-value=",MAJOR">
            <text:p>,MAJOR</text:p>
          </table:table-cell>
          <table:table-cell table:formula="of:=CONCATENATE(&quot;,&quot;;[Data.F11])" office:value-type="string" office:string-value=",12">
            <text:p>,12</text:p>
          </table:table-cell>
          <table:table-cell table:formula="of:=IF([Data.G11]=&quot;&quot;;&quot;&quot;;CONCATENATE(&quot;,&quot;;[Data.G11]))" office:value-type="string" office:string-value=",INI=5">
            <text:p>,INI=5</text:p>
          </table:table-cell>
          <table:table-cell table:style-name="ce9" table:formula="of:=IF([Data.H11]=&quot;&quot;;&quot;&quot;;CONCATENATE(&quot;,&quot;;[Data.H11]))" office:value-type="string" office:string-value=",DESCR=talent.snap.5">
            <text:p>,DESCR=talent.snap.5</text:p>
          </table:table-cell>
          <table:table-cell table:style-name="ce9" table:formula="of:=IF([Data.I11]=&quot;&quot;;&quot;&quot;;CONCATENATE(&quot;,&quot;;[Data.I11]))" office:value-type="string" office:string-value=",DESCR=talent.deliberate.5">
            <text:p>,DESCR=talent.deliberate.5</text:p>
          </table:table-cell>
          <table:table-cell table:style-name="ce9" table:formula="of:=IF([Data.J11]=&quot;&quot;;&quot;&quot;;CONCATENATE(&quot;,&quot;;[Data.J11]))">
            <text:p/>
          </table:table-cell>
          <table:table-cell table:style-name="ce9" table:formula="of:=IF([Data.K11]=&quot;&quot;;&quot;&quot;;CONCATENATE(&quot;,&quot;;[Data.K11]))">
            <text:p/>
          </table:table-cell>
          <table:table-cell table:style-name="ce9" table:formula="of:=IF([Data.L11]=&quot;&quot;;&quot;&quot;;CONCATENATE(&quot;,&quot;;[Data.L11]))">
            <text:p/>
          </table:table-cell>
          <table:table-cell table:style-name="ce9" table:formula="of:=IF([Data.M11]=&quot;&quot;;&quot;&quot;;CONCATENATE(&quot;,&quot;;[Data.M11]))">
            <text:p/>
          </table:table-cell>
          <table:table-cell table:style-name="ce9" table:formula="of:=IF([Data.N11]=&quot;&quot;;&quot;&quot;;CONCATENATE(&quot;,&quot;;[Data.N11]))">
            <text:p/>
          </table:table-cell>
          <table:table-cell table:style-name="ce9" table:formula="of:=IF([Data.O11]=&quot;&quot;;&quot;&quot;;CONCATENATE(&quot;,&quot;;[Data.O11]))">
            <text:p/>
          </table:table-cell>
          <table:table-cell table:style-name="ce9" table:formula="of:=IF([Data.P11]=&quot;&quot;;&quot;&quot;;CONCATENATE(&quot;,&quot;;[Data.P11]))">
            <text:p/>
          </table:table-cell>
          <table:table-cell table:style-name="ce9" table:formula="of:=IF([Data.Q11]=&quot;&quot;;&quot;&quot;;CONCATENATE(&quot;,&quot;;[Data.Q11]))">
            <text:p/>
          </table:table-cell>
          <table:table-cell table:style-name="ce9" table:formula="of:=IF([Data.R11]=&quot;&quot;;&quot;&quot;;CONCATENATE(&quot;,&quot;;[Data.R11]))">
            <text:p/>
          </table:table-cell>
          <table:table-cell table:style-name="ce9" table:formula="of:=IF([Data.S11]=&quot;&quot;;&quot;&quot;;CONCATENATE(&quot;,&quot;;[Data.S11]))">
            <text:p/>
          </table:table-cell>
          <table:table-cell table:formula="of:=IF([Data.T11]=&quot;&quot;;&quot;&quot;;CONCATENATE(&quot;;&quot;;[Data.T11]))">
            <text:p/>
          </table:table-cell>
        </table:table-row>
        <table:table-row table:style-name="ro4">
          <table:table-cell table:formula="of:=IF([Data.A12]=&quot;&quot;;[.A10];[Data.A12])" office:value-type="float" office:value="8">
            <text:p>8</text:p>
          </table:table-cell>
          <table:table-cell table:formula="of:=IF([Data.C12]=&quot;&quot;;[.B10];CONCATENATE(&quot;,&quot;;[Data.C12]))" office:value-type="string" office:string-value=",TRAINING">
            <text:p>,TRAINING</text:p>
          </table:table-cell>
          <table:table-cell table:formula="of:=IF([Data.D12]=&quot;&quot;;[.C10];CONCATENATE(&quot;,&quot;;[Data.D12]))" office:value-type="string" office:string-value=",CHARL">
            <text:p>,CHARL</text:p>
          </table:table-cell>
          <table:table-cell table:formula="of:=CONCATENATE(&quot;,&quot;;[Data.E12])" office:value-type="string" office:string-value=",MINOR">
            <text:p>,MINOR</text:p>
          </table:table-cell>
          <table:table-cell table:formula="of:=CONCATENATE(&quot;,&quot;;[Data.F12])" office:value-type="string" office:string-value=",7">
            <text:p>,7</text:p>
          </table:table-cell>
          <table:table-cell table:formula="of:=IF([Data.G12]=&quot;&quot;;&quot;&quot;;CONCATENATE(&quot;,&quot;;[Data.G12]))" office:value-type="string" office:string-value=",S233=25">
            <text:p>,S233=25</text:p>
          </table:table-cell>
          <table:table-cell table:style-name="ce9" table:formula="of:=IF([Data.H12]=&quot;&quot;;&quot;&quot;;CONCATENATE(&quot;,&quot;;[Data.H12]))" office:value-type="string" office:string-value=",S68=10">
            <text:p>,S68=10</text:p>
          </table:table-cell>
          <table:table-cell table:style-name="ce9" table:formula="of:=IF([Data.I12]=&quot;&quot;;&quot;&quot;;CONCATENATE(&quot;,&quot;;[Data.I12]))" office:value-type="string" office:string-value=",S67=10">
            <text:p>,S67=10</text:p>
          </table:table-cell>
          <table:table-cell table:style-name="ce9" table:formula="of:=IF([Data.J12]=&quot;&quot;;&quot;&quot;;CONCATENATE(&quot;,&quot;;[Data.J12]))">
            <text:p/>
          </table:table-cell>
          <table:table-cell table:style-name="ce9" table:formula="of:=IF([Data.K12]=&quot;&quot;;&quot;&quot;;CONCATENATE(&quot;,&quot;;[Data.K12]))">
            <text:p/>
          </table:table-cell>
          <table:table-cell table:style-name="ce9" table:formula="of:=IF([Data.L12]=&quot;&quot;;&quot;&quot;;CONCATENATE(&quot;,&quot;;[Data.L12]))">
            <text:p/>
          </table:table-cell>
          <table:table-cell table:style-name="ce9" table:formula="of:=IF([Data.M12]=&quot;&quot;;&quot;&quot;;CONCATENATE(&quot;,&quot;;[Data.M12]))">
            <text:p/>
          </table:table-cell>
          <table:table-cell table:style-name="ce9" table:formula="of:=IF([Data.N12]=&quot;&quot;;&quot;&quot;;CONCATENATE(&quot;,&quot;;[Data.N12]))">
            <text:p/>
          </table:table-cell>
          <table:table-cell table:style-name="ce9" table:formula="of:=IF([Data.O12]=&quot;&quot;;&quot;&quot;;CONCATENATE(&quot;,&quot;;[Data.O12]))">
            <text:p/>
          </table:table-cell>
          <table:table-cell table:style-name="ce9" table:formula="of:=IF([Data.P12]=&quot;&quot;;&quot;&quot;;CONCATENATE(&quot;,&quot;;[Data.P12]))">
            <text:p/>
          </table:table-cell>
          <table:table-cell table:style-name="ce9" table:formula="of:=IF([Data.Q12]=&quot;&quot;;&quot;&quot;;CONCATENATE(&quot;,&quot;;[Data.Q12]))">
            <text:p/>
          </table:table-cell>
          <table:table-cell table:style-name="ce9" table:formula="of:=IF([Data.R12]=&quot;&quot;;&quot;&quot;;CONCATENATE(&quot;,&quot;;[Data.R12]))">
            <text:p/>
          </table:table-cell>
          <table:table-cell table:style-name="ce9" table:formula="of:=IF([Data.S12]=&quot;&quot;;&quot;&quot;;CONCATENATE(&quot;,&quot;;[Data.S12]))">
            <text:p/>
          </table:table-cell>
          <table:table-cell table:formula="of:=IF([Data.T12]=&quot;&quot;;&quot;&quot;;CONCATENATE(&quot;;&quot;;[Data.T12]))">
            <text:p/>
          </table:table-cell>
        </table:table-row>
        <table:table-row table:style-name="ro4">
          <table:table-cell table:formula="of:=IF([Data.A13]=&quot;&quot;;[.A11];[Data.A13])" office:value-type="float" office:value="9">
            <text:p>9</text:p>
          </table:table-cell>
          <table:table-cell table:formula="of:=IF([Data.C13]=&quot;&quot;;[.B11];CONCATENATE(&quot;,&quot;;[Data.C13]))" office:value-type="string" office:string-value=",TRAINING">
            <text:p>,TRAINING</text:p>
          </table:table-cell>
          <table:table-cell table:formula="of:=IF([Data.D13]=&quot;&quot;;[.C11];CONCATENATE(&quot;,&quot;;[Data.D13]))" office:value-type="string" office:string-value=",CHARL">
            <text:p>,CHARL</text:p>
          </table:table-cell>
          <table:table-cell table:formula="of:=CONCATENATE(&quot;,&quot;;[Data.E13])" office:value-type="string" office:string-value=",MINOR">
            <text:p>,MINOR</text:p>
          </table:table-cell>
          <table:table-cell table:formula="of:=CONCATENATE(&quot;,&quot;;[Data.F13])" office:value-type="string" office:string-value=",10">
            <text:p>,10</text:p>
          </table:table-cell>
          <table:table-cell table:formula="of:=IF([Data.G13]=&quot;&quot;;&quot;&quot;;CONCATENATE(&quot;,&quot;;[Data.G13]))" office:value-type="string" office:string-value=",S440=20">
            <text:p>,S440=20</text:p>
          </table:table-cell>
          <table:table-cell table:style-name="ce9" table:formula="of:=IF([Data.H13]=&quot;&quot;;&quot;&quot;;CONCATENATE(&quot;,&quot;;[Data.H13]))" office:value-type="string" office:string-value=",S238=20">
            <text:p>,S238=20</text:p>
          </table:table-cell>
          <table:table-cell table:style-name="ce9" table:formula="of:=IF([Data.I13]=&quot;&quot;;&quot;&quot;;CONCATENATE(&quot;,&quot;;[Data.I13]))">
            <text:p/>
          </table:table-cell>
          <table:table-cell table:style-name="ce9" table:formula="of:=IF([Data.J13]=&quot;&quot;;&quot;&quot;;CONCATENATE(&quot;,&quot;;[Data.J13]))">
            <text:p/>
          </table:table-cell>
          <table:table-cell table:style-name="ce9" table:formula="of:=IF([Data.K13]=&quot;&quot;;&quot;&quot;;CONCATENATE(&quot;,&quot;;[Data.K13]))">
            <text:p/>
          </table:table-cell>
          <table:table-cell table:style-name="ce9" table:formula="of:=IF([Data.L13]=&quot;&quot;;&quot;&quot;;CONCATENATE(&quot;,&quot;;[Data.L13]))">
            <text:p/>
          </table:table-cell>
          <table:table-cell table:style-name="ce9" table:formula="of:=IF([Data.M13]=&quot;&quot;;&quot;&quot;;CONCATENATE(&quot;,&quot;;[Data.M13]))">
            <text:p/>
          </table:table-cell>
          <table:table-cell table:style-name="ce9" table:formula="of:=IF([Data.N13]=&quot;&quot;;&quot;&quot;;CONCATENATE(&quot;,&quot;;[Data.N13]))">
            <text:p/>
          </table:table-cell>
          <table:table-cell table:style-name="ce9" table:formula="of:=IF([Data.O13]=&quot;&quot;;&quot;&quot;;CONCATENATE(&quot;,&quot;;[Data.O13]))">
            <text:p/>
          </table:table-cell>
          <table:table-cell table:style-name="ce9" table:formula="of:=IF([Data.P13]=&quot;&quot;;&quot;&quot;;CONCATENATE(&quot;,&quot;;[Data.P13]))">
            <text:p/>
          </table:table-cell>
          <table:table-cell table:style-name="ce9" table:formula="of:=IF([Data.Q13]=&quot;&quot;;&quot;&quot;;CONCATENATE(&quot;,&quot;;[Data.Q13]))">
            <text:p/>
          </table:table-cell>
          <table:table-cell table:style-name="ce9" table:formula="of:=IF([Data.R13]=&quot;&quot;;&quot;&quot;;CONCATENATE(&quot;,&quot;;[Data.R13]))">
            <text:p/>
          </table:table-cell>
          <table:table-cell table:style-name="ce9" table:formula="of:=IF([Data.S13]=&quot;&quot;;&quot;&quot;;CONCATENATE(&quot;,&quot;;[Data.S13]))">
            <text:p/>
          </table:table-cell>
          <table:table-cell table:formula="of:=IF([Data.T13]=&quot;&quot;;&quot;&quot;;CONCATENATE(&quot;;&quot;;[Data.T13]))">
            <text:p/>
          </table:table-cell>
        </table:table-row>
        <table:table-row table:style-name="ro4">
          <table:table-cell table:formula="of:=IF([Data.A14]=&quot;&quot;;[.A12];[Data.A14])" office:value-type="float" office:value="10">
            <text:p>10</text:p>
          </table:table-cell>
          <table:table-cell table:formula="of:=IF([Data.C14]=&quot;&quot;;[.B12];CONCATENATE(&quot;,&quot;;[Data.C14]))" office:value-type="string" office:string-value=",TRAINING">
            <text:p>,TRAINING</text:p>
          </table:table-cell>
          <table:table-cell table:formula="of:=IF([Data.D14]=&quot;&quot;;[.C12];CONCATENATE(&quot;,&quot;;[Data.D14]))" office:value-type="string" office:string-value=",CHARL">
            <text:p>,CHARL</text:p>
          </table:table-cell>
          <table:table-cell table:formula="of:=CONCATENATE(&quot;,&quot;;[Data.E14])" office:value-type="string" office:string-value=",LESSER">
            <text:p>,LESSER</text:p>
          </table:table-cell>
          <table:table-cell table:formula="of:=CONCATENATE(&quot;,&quot;;[Data.F14])" office:value-type="string" office:string-value=",5">
            <text:p>,5</text:p>
          </table:table-cell>
          <table:table-cell table:formula="of:=IF([Data.G14]=&quot;&quot;;&quot;&quot;;CONCATENATE(&quot;,&quot;;[Data.G14]))" office:value-type="string" office:string-value=",DESCR=talent.angle.25">
            <text:p>,DESCR=talent.angle.25</text:p>
          </table:table-cell>
          <table:table-cell table:style-name="ce9" table:formula="of:=IF([Data.H14]=&quot;&quot;;&quot;&quot;;CONCATENATE(&quot;,&quot;;[Data.H14]))">
            <text:p/>
          </table:table-cell>
          <table:table-cell table:style-name="ce9" table:formula="of:=IF([Data.I14]=&quot;&quot;;&quot;&quot;;CONCATENATE(&quot;,&quot;;[Data.I14]))">
            <text:p/>
          </table:table-cell>
          <table:table-cell table:style-name="ce9" table:formula="of:=IF([Data.J14]=&quot;&quot;;&quot;&quot;;CONCATENATE(&quot;,&quot;;[Data.J14]))">
            <text:p/>
          </table:table-cell>
          <table:table-cell table:style-name="ce9" table:formula="of:=IF([Data.K14]=&quot;&quot;;&quot;&quot;;CONCATENATE(&quot;,&quot;;[Data.K14]))">
            <text:p/>
          </table:table-cell>
          <table:table-cell table:style-name="ce9" table:formula="of:=IF([Data.L14]=&quot;&quot;;&quot;&quot;;CONCATENATE(&quot;,&quot;;[Data.L14]))">
            <text:p/>
          </table:table-cell>
          <table:table-cell table:style-name="ce9" table:formula="of:=IF([Data.M14]=&quot;&quot;;&quot;&quot;;CONCATENATE(&quot;,&quot;;[Data.M14]))">
            <text:p/>
          </table:table-cell>
          <table:table-cell table:style-name="ce9" table:formula="of:=IF([Data.N14]=&quot;&quot;;&quot;&quot;;CONCATENATE(&quot;,&quot;;[Data.N14]))">
            <text:p/>
          </table:table-cell>
          <table:table-cell table:style-name="ce9" table:formula="of:=IF([Data.O14]=&quot;&quot;;&quot;&quot;;CONCATENATE(&quot;,&quot;;[Data.O14]))">
            <text:p/>
          </table:table-cell>
          <table:table-cell table:style-name="ce9" table:formula="of:=IF([Data.P14]=&quot;&quot;;&quot;&quot;;CONCATENATE(&quot;,&quot;;[Data.P14]))">
            <text:p/>
          </table:table-cell>
          <table:table-cell table:style-name="ce9" table:formula="of:=IF([Data.Q14]=&quot;&quot;;&quot;&quot;;CONCATENATE(&quot;,&quot;;[Data.Q14]))">
            <text:p/>
          </table:table-cell>
          <table:table-cell table:style-name="ce9" table:formula="of:=IF([Data.R14]=&quot;&quot;;&quot;&quot;;CONCATENATE(&quot;,&quot;;[Data.R14]))">
            <text:p/>
          </table:table-cell>
          <table:table-cell table:style-name="ce9" table:formula="of:=IF([Data.S14]=&quot;&quot;;&quot;&quot;;CONCATENATE(&quot;,&quot;;[Data.S14]))">
            <text:p/>
          </table:table-cell>
          <table:table-cell table:formula="of:=IF([Data.T14]=&quot;&quot;;&quot;&quot;;CONCATENATE(&quot;;&quot;;[Data.T14]))">
            <text:p/>
          </table:table-cell>
        </table:table-row>
        <table:table-row table:style-name="ro4">
          <table:table-cell table:formula="of:=IF([Data.A15]=&quot;&quot;;[.A13];[Data.A15])" office:value-type="float" office:value="11">
            <text:p>11</text:p>
          </table:table-cell>
          <table:table-cell table:formula="of:=IF([Data.C15]=&quot;&quot;;[.B13];CONCATENATE(&quot;,&quot;;[Data.C15]))" office:value-type="string" office:string-value=",TRAINING">
            <text:p>,TRAINING</text:p>
          </table:table-cell>
          <table:table-cell table:formula="of:=IF([Data.D15]=&quot;&quot;;[.C13];CONCATENATE(&quot;,&quot;;[Data.D15]))" office:value-type="string" office:string-value=",CHARL">
            <text:p>,CHARL</text:p>
          </table:table-cell>
          <table:table-cell table:formula="of:=CONCATENATE(&quot;,&quot;;[Data.E15])" office:value-type="string" office:string-value=",MINOR">
            <text:p>,MINOR</text:p>
          </table:table-cell>
          <table:table-cell table:formula="of:=CONCATENATE(&quot;,&quot;;[Data.F15])" office:value-type="string" office:string-value=",8">
            <text:p>,8</text:p>
          </table:table-cell>
          <table:table-cell table:formula="of:=IF([Data.G15]=&quot;&quot;;&quot;&quot;;CONCATENATE(&quot;,&quot;;[Data.G15]))" office:value-type="string" office:string-value=",C31=5">
            <text:p>,C31=5</text:p>
          </table:table-cell>
          <table:table-cell table:style-name="ce9" table:formula="of:=IF([Data.H15]=&quot;&quot;;&quot;&quot;;CONCATENATE(&quot;,&quot;;[Data.H15]))" office:value-type="string" office:string-value=",DESCR=talent.bowrange.25">
            <text:p>,DESCR=talent.bowrange.25</text:p>
          </table:table-cell>
          <table:table-cell table:style-name="ce9" table:formula="of:=IF([Data.I15]=&quot;&quot;;&quot;&quot;;CONCATENATE(&quot;,&quot;;[Data.I15]))">
            <text:p/>
          </table:table-cell>
          <table:table-cell table:style-name="ce9" table:formula="of:=IF([Data.J15]=&quot;&quot;;&quot;&quot;;CONCATENATE(&quot;,&quot;;[Data.J15]))">
            <text:p/>
          </table:table-cell>
          <table:table-cell table:style-name="ce9" table:formula="of:=IF([Data.K15]=&quot;&quot;;&quot;&quot;;CONCATENATE(&quot;,&quot;;[Data.K15]))">
            <text:p/>
          </table:table-cell>
          <table:table-cell table:style-name="ce9" table:formula="of:=IF([Data.L15]=&quot;&quot;;&quot;&quot;;CONCATENATE(&quot;,&quot;;[Data.L15]))">
            <text:p/>
          </table:table-cell>
          <table:table-cell table:style-name="ce9" table:formula="of:=IF([Data.M15]=&quot;&quot;;&quot;&quot;;CONCATENATE(&quot;,&quot;;[Data.M15]))">
            <text:p/>
          </table:table-cell>
          <table:table-cell table:style-name="ce9" table:formula="of:=IF([Data.N15]=&quot;&quot;;&quot;&quot;;CONCATENATE(&quot;,&quot;;[Data.N15]))">
            <text:p/>
          </table:table-cell>
          <table:table-cell table:style-name="ce9" table:formula="of:=IF([Data.O15]=&quot;&quot;;&quot;&quot;;CONCATENATE(&quot;,&quot;;[Data.O15]))">
            <text:p/>
          </table:table-cell>
          <table:table-cell table:style-name="ce9" table:formula="of:=IF([Data.P15]=&quot;&quot;;&quot;&quot;;CONCATENATE(&quot;,&quot;;[Data.P15]))">
            <text:p/>
          </table:table-cell>
          <table:table-cell table:style-name="ce9" table:formula="of:=IF([Data.Q15]=&quot;&quot;;&quot;&quot;;CONCATENATE(&quot;,&quot;;[Data.Q15]))">
            <text:p/>
          </table:table-cell>
          <table:table-cell table:style-name="ce9" table:formula="of:=IF([Data.R15]=&quot;&quot;;&quot;&quot;;CONCATENATE(&quot;,&quot;;[Data.R15]))">
            <text:p/>
          </table:table-cell>
          <table:table-cell table:style-name="ce9" table:formula="of:=IF([Data.S15]=&quot;&quot;;&quot;&quot;;CONCATENATE(&quot;,&quot;;[Data.S15]))">
            <text:p/>
          </table:table-cell>
          <table:table-cell table:formula="of:=IF([Data.T15]=&quot;&quot;;&quot;&quot;;CONCATENATE(&quot;;&quot;;[Data.T15]))">
            <text:p/>
          </table:table-cell>
        </table:table-row>
        <table:table-row table:style-name="ro4">
          <table:table-cell table:formula="of:=IF([Data.A16]=&quot;&quot;;[.A14];[Data.A16])" office:value-type="float" office:value="12">
            <text:p>12</text:p>
          </table:table-cell>
          <table:table-cell table:formula="of:=IF([Data.C16]=&quot;&quot;;[.B14];CONCATENATE(&quot;,&quot;;[Data.C16]))" office:value-type="string" office:string-value=",TRAINING">
            <text:p>,TRAINING</text:p>
          </table:table-cell>
          <table:table-cell table:formula="of:=IF([Data.D16]=&quot;&quot;;[.C14];CONCATENATE(&quot;,&quot;;[Data.D16]))" office:value-type="string" office:string-value=",CHARL">
            <text:p>,CHARL</text:p>
          </table:table-cell>
          <table:table-cell table:formula="of:=CONCATENATE(&quot;,&quot;;[Data.E16])" office:value-type="string" office:string-value=",MINOR">
            <text:p>,MINOR</text:p>
          </table:table-cell>
          <table:table-cell table:formula="of:=CONCATENATE(&quot;,&quot;;[Data.F16])" office:value-type="string" office:string-value=",7">
            <text:p>,7</text:p>
          </table:table-cell>
          <table:table-cell table:formula="of:=IF([Data.G16]=&quot;&quot;;&quot;&quot;;CONCATENATE(&quot;,&quot;;[Data.G16]))" office:value-type="string" office:string-value=",DESCR=talent.horse.25">
            <text:p>,DESCR=talent.horse.25</text:p>
          </table:table-cell>
          <table:table-cell table:style-name="ce9" table:formula="of:=IF([Data.H16]=&quot;&quot;;&quot;&quot;;CONCATENATE(&quot;,&quot;;[Data.H16]))">
            <text:p/>
          </table:table-cell>
          <table:table-cell table:style-name="ce9" table:formula="of:=IF([Data.I16]=&quot;&quot;;&quot;&quot;;CONCATENATE(&quot;,&quot;;[Data.I16]))">
            <text:p/>
          </table:table-cell>
          <table:table-cell table:style-name="ce9" table:formula="of:=IF([Data.J16]=&quot;&quot;;&quot;&quot;;CONCATENATE(&quot;,&quot;;[Data.J16]))">
            <text:p/>
          </table:table-cell>
          <table:table-cell table:style-name="ce9" table:formula="of:=IF([Data.K16]=&quot;&quot;;&quot;&quot;;CONCATENATE(&quot;,&quot;;[Data.K16]))">
            <text:p/>
          </table:table-cell>
          <table:table-cell table:style-name="ce9" table:formula="of:=IF([Data.L16]=&quot;&quot;;&quot;&quot;;CONCATENATE(&quot;,&quot;;[Data.L16]))">
            <text:p/>
          </table:table-cell>
          <table:table-cell table:style-name="ce9" table:formula="of:=IF([Data.M16]=&quot;&quot;;&quot;&quot;;CONCATENATE(&quot;,&quot;;[Data.M16]))">
            <text:p/>
          </table:table-cell>
          <table:table-cell table:style-name="ce9" table:formula="of:=IF([Data.N16]=&quot;&quot;;&quot;&quot;;CONCATENATE(&quot;,&quot;;[Data.N16]))">
            <text:p/>
          </table:table-cell>
          <table:table-cell table:style-name="ce9" table:formula="of:=IF([Data.O16]=&quot;&quot;;&quot;&quot;;CONCATENATE(&quot;,&quot;;[Data.O16]))">
            <text:p/>
          </table:table-cell>
          <table:table-cell table:style-name="ce9" table:formula="of:=IF([Data.P16]=&quot;&quot;;&quot;&quot;;CONCATENATE(&quot;,&quot;;[Data.P16]))">
            <text:p/>
          </table:table-cell>
          <table:table-cell table:style-name="ce9" table:formula="of:=IF([Data.Q16]=&quot;&quot;;&quot;&quot;;CONCATENATE(&quot;,&quot;;[Data.Q16]))">
            <text:p/>
          </table:table-cell>
          <table:table-cell table:style-name="ce9" table:formula="of:=IF([Data.R16]=&quot;&quot;;&quot;&quot;;CONCATENATE(&quot;,&quot;;[Data.R16]))">
            <text:p/>
          </table:table-cell>
          <table:table-cell table:style-name="ce9" table:formula="of:=IF([Data.S16]=&quot;&quot;;&quot;&quot;;CONCATENATE(&quot;,&quot;;[Data.S16]))">
            <text:p/>
          </table:table-cell>
          <table:table-cell table:formula="of:=IF([Data.T16]=&quot;&quot;;&quot;&quot;;CONCATENATE(&quot;;&quot;;[Data.T16]))">
            <text:p/>
          </table:table-cell>
        </table:table-row>
        <table:table-row table:style-name="ro4">
          <table:table-cell table:formula="of:=IF([Data.A17]=&quot;&quot;;[.A15];[Data.A17])" office:value-type="float" office:value="13">
            <text:p>13</text:p>
          </table:table-cell>
          <table:table-cell table:formula="of:=IF([Data.C17]=&quot;&quot;;[.B15];CONCATENATE(&quot;,&quot;;[Data.C17]))" office:value-type="string" office:string-value=",TRAINING">
            <text:p>,TRAINING</text:p>
          </table:table-cell>
          <table:table-cell table:formula="of:=IF([Data.D17]=&quot;&quot;;[.C15];CONCATENATE(&quot;,&quot;;[Data.D17]))" office:value-type="string" office:string-value=",CHARL">
            <text:p>,CHARL</text:p>
          </table:table-cell>
          <table:table-cell table:formula="of:=CONCATENATE(&quot;,&quot;;[Data.E17])" office:value-type="string" office:string-value=",GREATER">
            <text:p>,GREATER</text:p>
          </table:table-cell>
          <table:table-cell table:formula="of:=CONCATENATE(&quot;,&quot;;[Data.F17])" office:value-type="string" office:string-value=",30">
            <text:p>,30</text:p>
          </table:table-cell>
          <table:table-cell table:formula="of:=IF([Data.G17]=&quot;&quot;;&quot;&quot;;CONCATENATE(&quot;,&quot;;[Data.G17]))" office:value-type="string" office:string-value=",C27=EVERYMAN">
            <text:p>,C27=EVERYMAN</text:p>
          </table:table-cell>
          <table:table-cell table:style-name="ce9" table:formula="of:=IF([Data.H17]=&quot;&quot;;&quot;&quot;;CONCATENATE(&quot;,&quot;;[Data.H17]))" office:value-type="string" office:string-value=",C28=EVERYMAN">
            <text:p>,C28=EVERYMAN</text:p>
          </table:table-cell>
          <table:table-cell table:style-name="ce9" table:formula="of:=IF([Data.I17]=&quot;&quot;;&quot;&quot;;CONCATENATE(&quot;,&quot;;[Data.I17]))" office:value-type="string" office:string-value=",C29=EVERYMAN">
            <text:p>,C29=EVERYMAN</text:p>
          </table:table-cell>
          <table:table-cell table:style-name="ce9" table:formula="of:=IF([Data.G17]=&quot;&quot;;&quot;&quot;;CONCATENATE(&quot;,&quot;;[Data.G17]))" office:value-type="string" office:string-value=",C27=EVERYMAN">
            <text:p>,C27=EVERYMAN</text:p>
          </table:table-cell>
          <table:table-cell table:style-name="ce9" table:formula="of:=IF([Data.H17]=&quot;&quot;;&quot;&quot;;CONCATENATE(&quot;,&quot;;[Data.H17]))" office:value-type="string" office:string-value=",C28=EVERYMAN">
            <text:p>,C28=EVERYMAN</text:p>
          </table:table-cell>
          <table:table-cell table:style-name="ce9" table:formula="of:=IF([Data.I17]=&quot;&quot;;&quot;&quot;;CONCATENATE(&quot;,&quot;;[Data.I17]))" office:value-type="string" office:string-value=",C29=EVERYMAN">
            <text:p>,C29=EVERYMAN</text:p>
          </table:table-cell>
          <table:table-cell table:style-name="ce9" table:formula="of:=IF([Data.J17]=&quot;&quot;;&quot;&quot;;CONCATENATE(&quot;,&quot;;[Data.J17]))" office:value-type="string" office:string-value=",C30=EVERYMAN">
            <text:p>,C30=EVERYMAN</text:p>
          </table:table-cell>
          <table:table-cell table:style-name="ce9" table:formula="of:=IF([Data.K17]=&quot;&quot;;&quot;&quot;;CONCATENATE(&quot;,&quot;;[Data.K17]))" office:value-type="string" office:string-value=",C31=EVERYMAN">
            <text:p>,C31=EVERYMAN</text:p>
          </table:table-cell>
          <table:table-cell table:style-name="ce9" table:formula="of:=IF([Data.L17]=&quot;&quot;;&quot;&quot;;CONCATENATE(&quot;,&quot;;[Data.L17]))" office:value-type="string" office:string-value=",C32=EVERYMAN">
            <text:p>,C32=EVERYMAN</text:p>
          </table:table-cell>
          <table:table-cell table:style-name="ce9" table:formula="of:=IF([Data.M17]=&quot;&quot;;&quot;&quot;;CONCATENATE(&quot;,&quot;;[Data.M17]))" office:value-type="string" office:string-value=",C33=EVERYMAN">
            <text:p>,C33=EVERYMAN</text:p>
          </table:table-cell>
          <table:table-cell table:style-name="ce9" table:formula="of:=IF([Data.Q17]=&quot;&quot;;&quot;&quot;;CONCATENATE(&quot;,&quot;;[Data.Q17]))">
            <text:p/>
          </table:table-cell>
          <table:table-cell table:style-name="ce9" table:formula="of:=IF([Data.R17]=&quot;&quot;;&quot;&quot;;CONCATENATE(&quot;,&quot;;[Data.R17]))">
            <text:p/>
          </table:table-cell>
          <table:table-cell table:style-name="ce9" table:formula="of:=IF([Data.S17]=&quot;&quot;;&quot;&quot;;CONCATENATE(&quot;,&quot;;[Data.S17]))">
            <text:p/>
          </table:table-cell>
          <table:table-cell table:formula="of:=IF([Data.T17]=&quot;&quot;;&quot;&quot;;CONCATENATE(&quot;;&quot;;[Data.T17]))">
            <text:p/>
          </table:table-cell>
        </table:table-row>
        <table:table-row table:style-name="ro4">
          <table:table-cell table:formula="of:=IF([Data.A18]=&quot;&quot;;[.A16];[Data.A18])" office:value-type="float" office:value="14">
            <text:p>14</text:p>
          </table:table-cell>
          <table:table-cell table:formula="of:=IF([Data.C18]=&quot;&quot;;[.B16];CONCATENATE(&quot;,&quot;;[Data.C18]))" office:value-type="string" office:string-value=",TRAINING">
            <text:p>,TRAINING</text:p>
          </table:table-cell>
          <table:table-cell table:formula="of:=IF([Data.D18]=&quot;&quot;;[.C16];CONCATENATE(&quot;,&quot;;[Data.D18]))" office:value-type="string" office:string-value=",CHARL">
            <text:p>,CHARL</text:p>
          </table:table-cell>
          <table:table-cell table:formula="of:=CONCATENATE(&quot;,&quot;;[Data.E18])" office:value-type="string" office:string-value=",LESSER">
            <text:p>,LESSER</text:p>
          </table:table-cell>
          <table:table-cell table:formula="of:=CONCATENATE(&quot;,&quot;;[Data.F18])" office:value-type="string" office:string-value=",5">
            <text:p>,5</text:p>
          </table:table-cell>
          <table:table-cell table:formula="of:=IF([Data.G18]=&quot;&quot;;&quot;&quot;;CONCATENATE(&quot;,&quot;;[Data.G18]))" office:value-type="string" office:string-value=",S156=35">
            <text:p>,S156=35</text:p>
          </table:table-cell>
          <table:table-cell table:style-name="ce9" table:formula="of:=IF([Data.H18]=&quot;&quot;;&quot;&quot;;CONCATENATE(&quot;,&quot;;[Data.H18]))" office:value-type="string" office:string-value=",S112=35">
            <text:p>,S112=35</text:p>
          </table:table-cell>
          <table:table-cell table:style-name="ce9" table:formula="of:=IF([Data.I18]=&quot;&quot;;&quot;&quot;;CONCATENATE(&quot;,&quot;;[Data.I18]))" office:value-type="string" office:string-value=",DESCR=talent.navigation.25">
            <text:p>,DESCR=talent.navigation.25</text:p>
          </table:table-cell>
          <table:table-cell table:style-name="ce9" table:formula="of:=IF([Data.J18]=&quot;&quot;;&quot;&quot;;CONCATENATE(&quot;,&quot;;[Data.J18]))">
            <text:p/>
          </table:table-cell>
          <table:table-cell table:style-name="ce9" table:formula="of:=IF([Data.K18]=&quot;&quot;;&quot;&quot;;CONCATENATE(&quot;,&quot;;[Data.K18]))">
            <text:p/>
          </table:table-cell>
          <table:table-cell table:style-name="ce9" table:formula="of:=IF([Data.L18]=&quot;&quot;;&quot;&quot;;CONCATENATE(&quot;,&quot;;[Data.L18]))">
            <text:p/>
          </table:table-cell>
          <table:table-cell table:style-name="ce9" table:formula="of:=IF([Data.M18]=&quot;&quot;;&quot;&quot;;CONCATENATE(&quot;,&quot;;[Data.M18]))">
            <text:p/>
          </table:table-cell>
          <table:table-cell table:style-name="ce9" table:formula="of:=IF([Data.N18]=&quot;&quot;;&quot;&quot;;CONCATENATE(&quot;,&quot;;[Data.N18]))">
            <text:p/>
          </table:table-cell>
          <table:table-cell table:style-name="ce9" table:formula="of:=IF([Data.O18]=&quot;&quot;;&quot;&quot;;CONCATENATE(&quot;,&quot;;[Data.O18]))">
            <text:p/>
          </table:table-cell>
          <table:table-cell table:style-name="ce9" table:formula="of:=IF([Data.P18]=&quot;&quot;;&quot;&quot;;CONCATENATE(&quot;,&quot;;[Data.P18]))">
            <text:p/>
          </table:table-cell>
          <table:table-cell table:style-name="ce9" table:formula="of:=IF([Data.Q18]=&quot;&quot;;&quot;&quot;;CONCATENATE(&quot;,&quot;;[Data.Q18]))">
            <text:p/>
          </table:table-cell>
          <table:table-cell table:style-name="ce9" table:formula="of:=IF([Data.R18]=&quot;&quot;;&quot;&quot;;CONCATENATE(&quot;,&quot;;[Data.R18]))">
            <text:p/>
          </table:table-cell>
          <table:table-cell table:style-name="ce9" table:formula="of:=IF([Data.S18]=&quot;&quot;;&quot;&quot;;CONCATENATE(&quot;,&quot;;[Data.S18]))">
            <text:p/>
          </table:table-cell>
          <table:table-cell table:formula="of:=IF([Data.T18]=&quot;&quot;;&quot;&quot;;CONCATENATE(&quot;;&quot;;[Data.T18]))">
            <text:p/>
          </table:table-cell>
        </table:table-row>
        <table:table-row table:style-name="ro4">
          <table:table-cell table:formula="of:=IF([Data.A19]=&quot;&quot;;[.A17];[Data.A19])" office:value-type="float" office:value="15">
            <text:p>15</text:p>
          </table:table-cell>
          <table:table-cell table:formula="of:=IF([Data.C19]=&quot;&quot;;[.B17];CONCATENATE(&quot;,&quot;;[Data.C19]))" office:value-type="string" office:string-value=",TRAINING">
            <text:p>,TRAINING</text:p>
          </table:table-cell>
          <table:table-cell table:formula="of:=IF([Data.D19]=&quot;&quot;;[.C17];CONCATENATE(&quot;,&quot;;[Data.D19]))" office:value-type="string" office:string-value=",CHARL">
            <text:p>,CHARL</text:p>
          </table:table-cell>
          <table:table-cell table:formula="of:=CONCATENATE(&quot;,&quot;;[Data.E19])" office:value-type="string" office:string-value=",LESSER">
            <text:p>,LESSER</text:p>
          </table:table-cell>
          <table:table-cell table:formula="of:=CONCATENATE(&quot;,&quot;;[Data.F19])" office:value-type="string" office:string-value=",7">
            <text:p>,7</text:p>
          </table:table-cell>
          <table:table-cell table:formula="of:=IF([Data.G19]=&quot;&quot;;&quot;&quot;;CONCATENATE(&quot;,&quot;;[Data.G19]))" office:value-type="string" office:string-value=",CHOOSESKILL1=C2=25">
            <text:p>,CHOOSESKILL1=C2=25</text:p>
          </table:table-cell>
          <table:table-cell table:style-name="ce9" table:formula="of:=IF([Data.H19]=&quot;&quot;;&quot;&quot;;CONCATENATE(&quot;,&quot;;[Data.H19]))" office:value-type="string" office:string-value=",CHOOSE1=S222;S225;S226=25">
            <text:p>,CHOOSE1=S222;S225;S226=25</text:p>
          </table:table-cell>
          <table:table-cell table:style-name="ce9" table:formula="of:=IF([Data.I19]=&quot;&quot;;&quot;&quot;;CONCATENATE(&quot;,&quot;;[Data.I19]))">
            <text:p/>
          </table:table-cell>
          <table:table-cell table:style-name="ce9" table:formula="of:=IF([Data.J19]=&quot;&quot;;&quot;&quot;;CONCATENATE(&quot;,&quot;;[Data.J19]))">
            <text:p/>
          </table:table-cell>
          <table:table-cell table:style-name="ce9" table:formula="of:=IF([Data.K19]=&quot;&quot;;&quot;&quot;;CONCATENATE(&quot;,&quot;;[Data.K19]))">
            <text:p/>
          </table:table-cell>
          <table:table-cell table:style-name="ce9" table:formula="of:=IF([Data.L19]=&quot;&quot;;&quot;&quot;;CONCATENATE(&quot;,&quot;;[Data.L19]))">
            <text:p/>
          </table:table-cell>
          <table:table-cell table:style-name="ce9" table:formula="of:=IF([Data.M19]=&quot;&quot;;&quot;&quot;;CONCATENATE(&quot;,&quot;;[Data.M19]))">
            <text:p/>
          </table:table-cell>
          <table:table-cell table:style-name="ce9" table:formula="of:=IF([Data.N19]=&quot;&quot;;&quot;&quot;;CONCATENATE(&quot;,&quot;;[Data.N19]))">
            <text:p/>
          </table:table-cell>
          <table:table-cell table:style-name="ce9" table:formula="of:=IF([Data.O19]=&quot;&quot;;&quot;&quot;;CONCATENATE(&quot;,&quot;;[Data.O19]))">
            <text:p/>
          </table:table-cell>
          <table:table-cell table:style-name="ce9" table:formula="of:=IF([Data.P19]=&quot;&quot;;&quot;&quot;;CONCATENATE(&quot;,&quot;;[Data.P19]))">
            <text:p/>
          </table:table-cell>
          <table:table-cell table:style-name="ce9" table:formula="of:=IF([Data.Q19]=&quot;&quot;;&quot;&quot;;CONCATENATE(&quot;,&quot;;[Data.Q19]))">
            <text:p/>
          </table:table-cell>
          <table:table-cell table:style-name="ce9" table:formula="of:=IF([Data.R19]=&quot;&quot;;&quot;&quot;;CONCATENATE(&quot;,&quot;;[Data.R19]))">
            <text:p/>
          </table:table-cell>
          <table:table-cell table:style-name="ce9" table:formula="of:=IF([Data.S19]=&quot;&quot;;&quot;&quot;;CONCATENATE(&quot;,&quot;;[Data.S19]))">
            <text:p/>
          </table:table-cell>
          <table:table-cell table:formula="of:=IF([Data.T19]=&quot;&quot;;&quot;&quot;;CONCATENATE(&quot;;&quot;;[Data.T19]))">
            <text:p/>
          </table:table-cell>
        </table:table-row>
        <table:table-row table:style-name="ro4">
          <table:table-cell table:formula="of:=IF([Data.A20]=&quot;&quot;;[.A18];[Data.A20])" office:value-type="float" office:value="16">
            <text:p>16</text:p>
          </table:table-cell>
          <table:table-cell table:formula="of:=IF([Data.C20]=&quot;&quot;;[.B18];CONCATENATE(&quot;,&quot;;[Data.C20]))" office:value-type="string" office:string-value=",TRAINING">
            <text:p>,TRAINING</text:p>
          </table:table-cell>
          <table:table-cell table:formula="of:=IF([Data.D20]=&quot;&quot;;[.C18];CONCATENATE(&quot;,&quot;;[Data.D20]))" office:value-type="string" office:string-value=",CHARL">
            <text:p>,CHARL</text:p>
          </table:table-cell>
          <table:table-cell table:formula="of:=CONCATENATE(&quot;,&quot;;[Data.E20])" office:value-type="string" office:string-value=",LESSER">
            <text:p>,LESSER</text:p>
          </table:table-cell>
          <table:table-cell table:formula="of:=CONCATENATE(&quot;,&quot;;[Data.F20])" office:value-type="string" office:string-value=",8">
            <text:p>,8</text:p>
          </table:table-cell>
          <table:table-cell table:formula="of:=IF([Data.G20]=&quot;&quot;;&quot;&quot;;CONCATENATE(&quot;,&quot;;[Data.G20]))" office:value-type="string" office:string-value=",C13=10">
            <text:p>,C13=10</text:p>
          </table:table-cell>
          <table:table-cell table:style-name="ce9" table:formula="of:=IF([Data.H20]=&quot;&quot;;&quot;&quot;;CONCATENATE(&quot;,&quot;;[Data.H20]))" office:value-type="string" office:string-value=",C14=10">
            <text:p>,C14=10</text:p>
          </table:table-cell>
          <table:table-cell table:style-name="ce9" table:formula="of:=IF([Data.I20]=&quot;&quot;;&quot;&quot;;CONCATENATE(&quot;,&quot;;[Data.I20]))" office:value-type="string" office:string-value=",CHOOSESKILL1=C13;C14=EVERYMAN">
            <text:p>,CHOOSESKILL1=C13;C14=EVERYMAN</text:p>
          </table:table-cell>
          <table:table-cell table:style-name="ce9" table:formula="of:=IF([Data.J20]=&quot;&quot;;&quot;&quot;;CONCATENATE(&quot;,&quot;;[Data.J20]))">
            <text:p/>
          </table:table-cell>
          <table:table-cell table:style-name="ce9" table:formula="of:=IF([Data.K20]=&quot;&quot;;&quot;&quot;;CONCATENATE(&quot;,&quot;;[Data.K20]))">
            <text:p/>
          </table:table-cell>
          <table:table-cell table:style-name="ce9" table:formula="of:=IF([Data.L20]=&quot;&quot;;&quot;&quot;;CONCATENATE(&quot;,&quot;;[Data.L20]))">
            <text:p/>
          </table:table-cell>
          <table:table-cell table:style-name="ce9" table:formula="of:=IF([Data.M20]=&quot;&quot;;&quot;&quot;;CONCATENATE(&quot;,&quot;;[Data.M20]))">
            <text:p/>
          </table:table-cell>
          <table:table-cell table:style-name="ce9" table:formula="of:=IF([Data.N20]=&quot;&quot;;&quot;&quot;;CONCATENATE(&quot;,&quot;;[Data.N20]))">
            <text:p/>
          </table:table-cell>
          <table:table-cell table:style-name="ce9" table:formula="of:=IF([Data.O20]=&quot;&quot;;&quot;&quot;;CONCATENATE(&quot;,&quot;;[Data.O20]))">
            <text:p/>
          </table:table-cell>
          <table:table-cell table:style-name="ce9" table:formula="of:=IF([Data.P20]=&quot;&quot;;&quot;&quot;;CONCATENATE(&quot;,&quot;;[Data.P20]))">
            <text:p/>
          </table:table-cell>
          <table:table-cell table:style-name="ce9" table:formula="of:=IF([Data.Q20]=&quot;&quot;;&quot;&quot;;CONCATENATE(&quot;,&quot;;[Data.Q20]))">
            <text:p/>
          </table:table-cell>
          <table:table-cell table:style-name="ce9" table:formula="of:=IF([Data.R20]=&quot;&quot;;&quot;&quot;;CONCATENATE(&quot;,&quot;;[Data.R20]))">
            <text:p/>
          </table:table-cell>
          <table:table-cell table:style-name="ce9" table:formula="of:=IF([Data.S20]=&quot;&quot;;&quot;&quot;;CONCATENATE(&quot;,&quot;;[Data.S20]))">
            <text:p/>
          </table:table-cell>
          <table:table-cell table:formula="of:=IF([Data.T20]=&quot;&quot;;&quot;&quot;;CONCATENATE(&quot;;&quot;;[Data.T20]))">
            <text:p/>
          </table:table-cell>
        </table:table-row>
        <table:table-row table:style-name="ro4">
          <table:table-cell table:formula="of:=IF([Data.A21]=&quot;&quot;;[.A19];[Data.A21])" office:value-type="float" office:value="17">
            <text:p>17</text:p>
          </table:table-cell>
          <table:table-cell table:formula="of:=IF([Data.C21]=&quot;&quot;;[.B19];CONCATENATE(&quot;,&quot;;[Data.C21]))" office:value-type="string" office:string-value=",TRAINING">
            <text:p>,TRAINING</text:p>
          </table:table-cell>
          <table:table-cell table:formula="of:=IF([Data.D21]=&quot;&quot;;[.C19];CONCATENATE(&quot;,&quot;;[Data.D21]))" office:value-type="string" office:string-value=",CHARL">
            <text:p>,CHARL</text:p>
          </table:table-cell>
          <table:table-cell table:formula="of:=CONCATENATE(&quot;,&quot;;[Data.E21])" office:value-type="string" office:string-value=",LESSER">
            <text:p>,LESSER</text:p>
          </table:table-cell>
          <table:table-cell table:formula="of:=CONCATENATE(&quot;,&quot;;[Data.F21])" office:value-type="string" office:string-value=",5">
            <text:p>,5</text:p>
          </table:table-cell>
          <table:table-cell table:formula="of:=IF([Data.G21]=&quot;&quot;;&quot;&quot;;CONCATENATE(&quot;,&quot;;[Data.G21]))" office:value-type="string" office:string-value=",BODYDEV=1;1;1;1;1">
            <text:p>,BODYDEV=1;1;1;1;1</text:p>
          </table:table-cell>
          <table:table-cell table:style-name="ce9" table:formula="of:=IF([Data.H21]=&quot;&quot;;&quot;&quot;;CONCATENATE(&quot;,&quot;;[Data.H21]))">
            <text:p/>
          </table:table-cell>
          <table:table-cell table:style-name="ce9" table:formula="of:=IF([Data.I21]=&quot;&quot;;&quot;&quot;;CONCATENATE(&quot;,&quot;;[Data.I21]))">
            <text:p/>
          </table:table-cell>
          <table:table-cell table:style-name="ce9" table:formula="of:=IF([Data.J21]=&quot;&quot;;&quot;&quot;;CONCATENATE(&quot;,&quot;;[Data.J21]))">
            <text:p/>
          </table:table-cell>
          <table:table-cell table:style-name="ce9" table:formula="of:=IF([Data.K21]=&quot;&quot;;&quot;&quot;;CONCATENATE(&quot;,&quot;;[Data.K21]))">
            <text:p/>
          </table:table-cell>
          <table:table-cell table:style-name="ce9" table:formula="of:=IF([Data.L21]=&quot;&quot;;&quot;&quot;;CONCATENATE(&quot;,&quot;;[Data.L21]))">
            <text:p/>
          </table:table-cell>
          <table:table-cell table:style-name="ce9" table:formula="of:=IF([Data.M21]=&quot;&quot;;&quot;&quot;;CONCATENATE(&quot;,&quot;;[Data.M21]))">
            <text:p/>
          </table:table-cell>
          <table:table-cell table:style-name="ce9" table:formula="of:=IF([Data.N21]=&quot;&quot;;&quot;&quot;;CONCATENATE(&quot;,&quot;;[Data.N21]))">
            <text:p/>
          </table:table-cell>
          <table:table-cell table:style-name="ce9" table:formula="of:=IF([Data.O21]=&quot;&quot;;&quot;&quot;;CONCATENATE(&quot;,&quot;;[Data.O21]))">
            <text:p/>
          </table:table-cell>
          <table:table-cell table:style-name="ce9" table:formula="of:=IF([Data.P21]=&quot;&quot;;&quot;&quot;;CONCATENATE(&quot;,&quot;;[Data.P21]))">
            <text:p/>
          </table:table-cell>
          <table:table-cell table:style-name="ce9" table:formula="of:=IF([Data.Q21]=&quot;&quot;;&quot;&quot;;CONCATENATE(&quot;,&quot;;[Data.Q21]))">
            <text:p/>
          </table:table-cell>
          <table:table-cell table:style-name="ce9" table:formula="of:=IF([Data.R21]=&quot;&quot;;&quot;&quot;;CONCATENATE(&quot;,&quot;;[Data.R21]))">
            <text:p/>
          </table:table-cell>
          <table:table-cell table:style-name="ce9" table:formula="of:=IF([Data.S21]=&quot;&quot;;&quot;&quot;;CONCATENATE(&quot;,&quot;;[Data.S21]))">
            <text:p/>
          </table:table-cell>
          <table:table-cell table:formula="of:=IF([Data.T21]=&quot;&quot;;&quot;&quot;;CONCATENATE(&quot;;&quot;;[Data.T21]))">
            <text:p/>
          </table:table-cell>
        </table:table-row>
        <table:table-row table:style-name="ro4">
          <table:table-cell table:formula="of:=IF([Data.A22]=&quot;&quot;;[.A20];[Data.A22])" office:value-type="float" office:value="17">
            <text:p>17</text:p>
          </table:table-cell>
          <table:table-cell table:formula="of:=IF([Data.C22]=&quot;&quot;;[.B20];CONCATENATE(&quot;,&quot;;[Data.C22]))" office:value-type="string" office:string-value=",TRAINING">
            <text:p>,TRAINING</text:p>
          </table:table-cell>
          <table:table-cell table:formula="of:=IF([Data.D22]=&quot;&quot;;[.C20];CONCATENATE(&quot;,&quot;;[Data.D22]))" office:value-type="string" office:string-value=",CHARL">
            <text:p>,CHARL</text:p>
          </table:table-cell>
          <table:table-cell table:formula="of:=CONCATENATE(&quot;,&quot;;[Data.E22])" office:value-type="string" office:string-value=",MINOR">
            <text:p>,MINOR</text:p>
          </table:table-cell>
          <table:table-cell table:formula="of:=CONCATENATE(&quot;,&quot;;[Data.F22])" office:value-type="string" office:string-value=",10">
            <text:p>,10</text:p>
          </table:table-cell>
          <table:table-cell table:formula="of:=IF([Data.G22]=&quot;&quot;;&quot;&quot;;CONCATENATE(&quot;,&quot;;[Data.G22]))" office:value-type="string" office:string-value=",BODYDEV=2;2;2;2;2">
            <text:p>,BODYDEV=2;2;2;2;2</text:p>
          </table:table-cell>
          <table:table-cell table:style-name="ce9" table:formula="of:=IF([Data.H22]=&quot;&quot;;&quot;&quot;;CONCATENATE(&quot;,&quot;;[Data.H22]))">
            <text:p/>
          </table:table-cell>
          <table:table-cell table:style-name="ce9" table:formula="of:=IF([Data.I22]=&quot;&quot;;&quot;&quot;;CONCATENATE(&quot;,&quot;;[Data.I22]))">
            <text:p/>
          </table:table-cell>
          <table:table-cell table:style-name="ce9" table:formula="of:=IF([Data.J22]=&quot;&quot;;&quot;&quot;;CONCATENATE(&quot;,&quot;;[Data.J22]))">
            <text:p/>
          </table:table-cell>
          <table:table-cell table:style-name="ce9" table:formula="of:=IF([Data.K22]=&quot;&quot;;&quot;&quot;;CONCATENATE(&quot;,&quot;;[Data.K22]))">
            <text:p/>
          </table:table-cell>
          <table:table-cell table:style-name="ce9" table:formula="of:=IF([Data.L22]=&quot;&quot;;&quot;&quot;;CONCATENATE(&quot;,&quot;;[Data.L22]))">
            <text:p/>
          </table:table-cell>
          <table:table-cell table:style-name="ce9" table:formula="of:=IF([Data.M22]=&quot;&quot;;&quot;&quot;;CONCATENATE(&quot;,&quot;;[Data.M22]))">
            <text:p/>
          </table:table-cell>
          <table:table-cell table:style-name="ce9" table:formula="of:=IF([Data.N22]=&quot;&quot;;&quot;&quot;;CONCATENATE(&quot;,&quot;;[Data.N22]))">
            <text:p/>
          </table:table-cell>
          <table:table-cell table:style-name="ce9" table:formula="of:=IF([Data.O22]=&quot;&quot;;&quot;&quot;;CONCATENATE(&quot;,&quot;;[Data.O22]))">
            <text:p/>
          </table:table-cell>
          <table:table-cell table:style-name="ce9" table:formula="of:=IF([Data.P22]=&quot;&quot;;&quot;&quot;;CONCATENATE(&quot;,&quot;;[Data.P22]))">
            <text:p/>
          </table:table-cell>
          <table:table-cell table:style-name="ce9" table:formula="of:=IF([Data.Q22]=&quot;&quot;;&quot;&quot;;CONCATENATE(&quot;,&quot;;[Data.Q22]))">
            <text:p/>
          </table:table-cell>
          <table:table-cell table:style-name="ce9" table:formula="of:=IF([Data.R22]=&quot;&quot;;&quot;&quot;;CONCATENATE(&quot;,&quot;;[Data.R22]))">
            <text:p/>
          </table:table-cell>
          <table:table-cell table:style-name="ce9" table:formula="of:=IF([Data.S22]=&quot;&quot;;&quot;&quot;;CONCATENATE(&quot;,&quot;;[Data.S22]))">
            <text:p/>
          </table:table-cell>
          <table:table-cell table:formula="of:=IF([Data.T22]=&quot;&quot;;&quot;&quot;;CONCATENATE(&quot;;&quot;;[Data.T22]))">
            <text:p/>
          </table:table-cell>
        </table:table-row>
        <table:table-row table:style-name="ro4">
          <table:table-cell table:formula="of:=IF([Data.A23]=&quot;&quot;;[.A21];[Data.A23])" office:value-type="float" office:value="17">
            <text:p>17</text:p>
          </table:table-cell>
          <table:table-cell table:formula="of:=IF([Data.C23]=&quot;&quot;;[.B21];CONCATENATE(&quot;,&quot;;[Data.C23]))" office:value-type="string" office:string-value=",TRAINING">
            <text:p>,TRAINING</text:p>
          </table:table-cell>
          <table:table-cell table:formula="of:=IF([Data.D23]=&quot;&quot;;[.C21];CONCATENATE(&quot;,&quot;;[Data.D23]))" office:value-type="string" office:string-value=",CHARL">
            <text:p>,CHARL</text:p>
          </table:table-cell>
          <table:table-cell table:formula="of:=CONCATENATE(&quot;,&quot;;[Data.E23])" office:value-type="string" office:string-value=",MAJOR">
            <text:p>,MAJOR</text:p>
          </table:table-cell>
          <table:table-cell table:formula="of:=CONCATENATE(&quot;,&quot;;[Data.F23])" office:value-type="string" office:string-value=",15">
            <text:p>,15</text:p>
          </table:table-cell>
          <table:table-cell table:formula="of:=IF([Data.G23]=&quot;&quot;;&quot;&quot;;CONCATENATE(&quot;,&quot;;[Data.G23]))" office:value-type="string" office:string-value=",BODYDEV=4;4;4;4;4">
            <text:p>,BODYDEV=4;4;4;4;4</text:p>
          </table:table-cell>
          <table:table-cell table:style-name="ce9" table:formula="of:=IF([Data.H23]=&quot;&quot;;&quot;&quot;;CONCATENATE(&quot;,&quot;;[Data.H23]))">
            <text:p/>
          </table:table-cell>
          <table:table-cell table:style-name="ce9" table:formula="of:=IF([Data.I23]=&quot;&quot;;&quot;&quot;;CONCATENATE(&quot;,&quot;;[Data.I23]))">
            <text:p/>
          </table:table-cell>
          <table:table-cell table:style-name="ce9" table:formula="of:=IF([Data.J23]=&quot;&quot;;&quot;&quot;;CONCATENATE(&quot;,&quot;;[Data.J23]))">
            <text:p/>
          </table:table-cell>
          <table:table-cell table:style-name="ce9" table:formula="of:=IF([Data.K23]=&quot;&quot;;&quot;&quot;;CONCATENATE(&quot;,&quot;;[Data.K23]))">
            <text:p/>
          </table:table-cell>
          <table:table-cell table:style-name="ce9" table:formula="of:=IF([Data.L23]=&quot;&quot;;&quot;&quot;;CONCATENATE(&quot;,&quot;;[Data.L23]))">
            <text:p/>
          </table:table-cell>
          <table:table-cell table:style-name="ce9" table:formula="of:=IF([Data.M23]=&quot;&quot;;&quot;&quot;;CONCATENATE(&quot;,&quot;;[Data.M23]))">
            <text:p/>
          </table:table-cell>
          <table:table-cell table:style-name="ce9" table:formula="of:=IF([Data.N23]=&quot;&quot;;&quot;&quot;;CONCATENATE(&quot;,&quot;;[Data.N23]))">
            <text:p/>
          </table:table-cell>
          <table:table-cell table:style-name="ce9" table:formula="of:=IF([Data.O23]=&quot;&quot;;&quot;&quot;;CONCATENATE(&quot;,&quot;;[Data.O23]))">
            <text:p/>
          </table:table-cell>
          <table:table-cell table:style-name="ce9" table:formula="of:=IF([Data.P23]=&quot;&quot;;&quot;&quot;;CONCATENATE(&quot;,&quot;;[Data.P23]))">
            <text:p/>
          </table:table-cell>
          <table:table-cell table:style-name="ce9" table:formula="of:=IF([Data.Q23]=&quot;&quot;;&quot;&quot;;CONCATENATE(&quot;,&quot;;[Data.Q23]))">
            <text:p/>
          </table:table-cell>
          <table:table-cell table:style-name="ce9" table:formula="of:=IF([Data.R23]=&quot;&quot;;&quot;&quot;;CONCATENATE(&quot;,&quot;;[Data.R23]))">
            <text:p/>
          </table:table-cell>
          <table:table-cell table:style-name="ce9" table:formula="of:=IF([Data.S23]=&quot;&quot;;&quot;&quot;;CONCATENATE(&quot;,&quot;;[Data.S23]))">
            <text:p/>
          </table:table-cell>
          <table:table-cell table:formula="of:=IF([Data.T23]=&quot;&quot;;&quot;&quot;;CONCATENATE(&quot;;&quot;;[Data.T23]))">
            <text:p/>
          </table:table-cell>
        </table:table-row>
        <table:table-row table:style-name="ro4">
          <table:table-cell table:formula="of:=IF([Data.A24]=&quot;&quot;;[.A22];[Data.A24])" office:value-type="float" office:value="17">
            <text:p>17</text:p>
          </table:table-cell>
          <table:table-cell table:formula="of:=IF([Data.C24]=&quot;&quot;;[.B22];CONCATENATE(&quot;,&quot;;[Data.C24]))" office:value-type="string" office:string-value=",TRAINING">
            <text:p>,TRAINING</text:p>
          </table:table-cell>
          <table:table-cell table:formula="of:=IF([Data.D24]=&quot;&quot;;[.C22];CONCATENATE(&quot;,&quot;;[Data.D24]))" office:value-type="string" office:string-value=",CHARL">
            <text:p>,CHARL</text:p>
          </table:table-cell>
          <table:table-cell table:formula="of:=CONCATENATE(&quot;,&quot;;[Data.E24])" office:value-type="string" office:string-value=",GREATER">
            <text:p>,GREATER</text:p>
          </table:table-cell>
          <table:table-cell table:formula="of:=CONCATENATE(&quot;,&quot;;[Data.F24])" office:value-type="string" office:string-value=",20">
            <text:p>,20</text:p>
          </table:table-cell>
          <table:table-cell table:formula="of:=IF([Data.G24]=&quot;&quot;;&quot;&quot;;CONCATENATE(&quot;,&quot;;[Data.G24]))" office:value-type="string" office:string-value=",BODYDEV=6;6;6;6;6">
            <text:p>,BODYDEV=6;6;6;6;6</text:p>
          </table:table-cell>
          <table:table-cell table:style-name="ce9" table:formula="of:=IF([Data.H24]=&quot;&quot;;&quot;&quot;;CONCATENATE(&quot;,&quot;;[Data.H24]))">
            <text:p/>
          </table:table-cell>
          <table:table-cell table:style-name="ce9" table:formula="of:=IF([Data.I24]=&quot;&quot;;&quot;&quot;;CONCATENATE(&quot;,&quot;;[Data.I24]))">
            <text:p/>
          </table:table-cell>
          <table:table-cell table:style-name="ce9" table:formula="of:=IF([Data.J24]=&quot;&quot;;&quot;&quot;;CONCATENATE(&quot;,&quot;;[Data.J24]))">
            <text:p/>
          </table:table-cell>
          <table:table-cell table:style-name="ce9" table:formula="of:=IF([Data.K24]=&quot;&quot;;&quot;&quot;;CONCATENATE(&quot;,&quot;;[Data.K24]))">
            <text:p/>
          </table:table-cell>
          <table:table-cell table:style-name="ce9" table:formula="of:=IF([Data.L24]=&quot;&quot;;&quot;&quot;;CONCATENATE(&quot;,&quot;;[Data.L24]))">
            <text:p/>
          </table:table-cell>
          <table:table-cell table:style-name="ce9" table:formula="of:=IF([Data.M24]=&quot;&quot;;&quot;&quot;;CONCATENATE(&quot;,&quot;;[Data.M24]))">
            <text:p/>
          </table:table-cell>
          <table:table-cell table:style-name="ce9" table:formula="of:=IF([Data.N24]=&quot;&quot;;&quot;&quot;;CONCATENATE(&quot;,&quot;;[Data.N24]))">
            <text:p/>
          </table:table-cell>
          <table:table-cell table:style-name="ce9" table:formula="of:=IF([Data.O24]=&quot;&quot;;&quot;&quot;;CONCATENATE(&quot;,&quot;;[Data.O24]))">
            <text:p/>
          </table:table-cell>
          <table:table-cell table:style-name="ce9" table:formula="of:=IF([Data.P24]=&quot;&quot;;&quot;&quot;;CONCATENATE(&quot;,&quot;;[Data.P24]))">
            <text:p/>
          </table:table-cell>
          <table:table-cell table:style-name="ce9" table:formula="of:=IF([Data.Q24]=&quot;&quot;;&quot;&quot;;CONCATENATE(&quot;,&quot;;[Data.Q24]))">
            <text:p/>
          </table:table-cell>
          <table:table-cell table:style-name="ce9" table:formula="of:=IF([Data.R24]=&quot;&quot;;&quot;&quot;;CONCATENATE(&quot;,&quot;;[Data.R24]))">
            <text:p/>
          </table:table-cell>
          <table:table-cell table:style-name="ce9" table:formula="of:=IF([Data.S24]=&quot;&quot;;&quot;&quot;;CONCATENATE(&quot;,&quot;;[Data.S24]))">
            <text:p/>
          </table:table-cell>
          <table:table-cell table:formula="of:=IF([Data.T24]=&quot;&quot;;&quot;&quot;;CONCATENATE(&quot;;&quot;;[Data.T24]))">
            <text:p/>
          </table:table-cell>
        </table:table-row>
        <table:table-row table:style-name="ro4">
          <table:table-cell table:formula="of:=IF([Data.A25]=&quot;&quot;;[.A23];[Data.A25])" office:value-type="float" office:value="18">
            <text:p>18</text:p>
          </table:table-cell>
          <table:table-cell table:formula="of:=IF([Data.C25]=&quot;&quot;;[.B23];CONCATENATE(&quot;,&quot;;[Data.C25]))" office:value-type="string" office:string-value=",TRAINING">
            <text:p>,TRAINING</text:p>
          </table:table-cell>
          <table:table-cell table:formula="of:=IF([Data.D25]=&quot;&quot;;[.C23];CONCATENATE(&quot;,&quot;;[Data.D25]))" office:value-type="string" office:string-value=",CHARL">
            <text:p>,CHARL</text:p>
          </table:table-cell>
          <table:table-cell table:formula="of:=CONCATENATE(&quot;,&quot;;[Data.E25])" office:value-type="string" office:string-value=",LESSER">
            <text:p>,LESSER</text:p>
          </table:table-cell>
          <table:table-cell table:formula="of:=CONCATENATE(&quot;,&quot;;[Data.F25])" office:value-type="string" office:string-value=",3">
            <text:p>,3</text:p>
          </table:table-cell>
          <table:table-cell table:formula="of:=IF([Data.G25]=&quot;&quot;;&quot;&quot;;CONCATENATE(&quot;,&quot;;[Data.G25]))" office:value-type="string" office:string-value=",S159=15">
            <text:p>,S159=15</text:p>
          </table:table-cell>
          <table:table-cell table:style-name="ce9" table:formula="of:=IF([Data.H25]=&quot;&quot;;&quot;&quot;;CONCATENATE(&quot;,&quot;;[Data.H25]))" office:value-type="string" office:string-value=",S159=OCCUPATIONAL">
            <text:p>,S159=OCCUPATIONAL</text:p>
          </table:table-cell>
          <table:table-cell table:style-name="ce9" table:formula="of:=IF([Data.I25]=&quot;&quot;;&quot;&quot;;CONCATENATE(&quot;,&quot;;[Data.I25]))">
            <text:p/>
          </table:table-cell>
          <table:table-cell table:style-name="ce9" table:formula="of:=IF([Data.J25]=&quot;&quot;;&quot;&quot;;CONCATENATE(&quot;,&quot;;[Data.J25]))">
            <text:p/>
          </table:table-cell>
          <table:table-cell table:style-name="ce9" table:formula="of:=IF([Data.K25]=&quot;&quot;;&quot;&quot;;CONCATENATE(&quot;,&quot;;[Data.K25]))">
            <text:p/>
          </table:table-cell>
          <table:table-cell table:style-name="ce9" table:formula="of:=IF([Data.L25]=&quot;&quot;;&quot;&quot;;CONCATENATE(&quot;,&quot;;[Data.L25]))">
            <text:p/>
          </table:table-cell>
          <table:table-cell table:style-name="ce9" table:formula="of:=IF([Data.M25]=&quot;&quot;;&quot;&quot;;CONCATENATE(&quot;,&quot;;[Data.M25]))">
            <text:p/>
          </table:table-cell>
          <table:table-cell table:style-name="ce9" table:formula="of:=IF([Data.N25]=&quot;&quot;;&quot;&quot;;CONCATENATE(&quot;,&quot;;[Data.N25]))">
            <text:p/>
          </table:table-cell>
          <table:table-cell table:style-name="ce9" table:formula="of:=IF([Data.O25]=&quot;&quot;;&quot;&quot;;CONCATENATE(&quot;,&quot;;[Data.O25]))">
            <text:p/>
          </table:table-cell>
          <table:table-cell table:style-name="ce9" table:formula="of:=IF([Data.P25]=&quot;&quot;;&quot;&quot;;CONCATENATE(&quot;,&quot;;[Data.P25]))">
            <text:p/>
          </table:table-cell>
          <table:table-cell table:style-name="ce9" table:formula="of:=IF([Data.Q25]=&quot;&quot;;&quot;&quot;;CONCATENATE(&quot;,&quot;;[Data.Q25]))">
            <text:p/>
          </table:table-cell>
          <table:table-cell table:style-name="ce9" table:formula="of:=IF([Data.R25]=&quot;&quot;;&quot;&quot;;CONCATENATE(&quot;,&quot;;[Data.R25]))">
            <text:p/>
          </table:table-cell>
          <table:table-cell table:number-columns-repeated="2"/>
        </table:table-row>
        <table:table-row table:style-name="ro4">
          <table:table-cell table:formula="of:=IF([Data.A26]=&quot;&quot;;[.A24];[Data.A26])" office:value-type="float" office:value="19">
            <text:p>19</text:p>
          </table:table-cell>
          <table:table-cell table:formula="of:=IF([Data.C26]=&quot;&quot;;[.B24];CONCATENATE(&quot;,&quot;;[Data.C26]))" office:value-type="string" office:string-value=",TRAINING">
            <text:p>,TRAINING</text:p>
          </table:table-cell>
          <table:table-cell table:formula="of:=IF([Data.D26]=&quot;&quot;;[.C24];CONCATENATE(&quot;,&quot;;[Data.D26]))" office:value-type="string" office:string-value=",CHARL">
            <text:p>,CHARL</text:p>
          </table:table-cell>
          <table:table-cell table:formula="of:=CONCATENATE(&quot;,&quot;;[Data.E26])" office:value-type="string" office:string-value=",LESSER">
            <text:p>,LESSER</text:p>
          </table:table-cell>
          <table:table-cell table:formula="of:=CONCATENATE(&quot;,&quot;;[Data.F26])" office:value-type="string" office:string-value=",7">
            <text:p>,7</text:p>
          </table:table-cell>
          <table:table-cell table:formula="of:=IF([Data.G26]=&quot;&quot;;&quot;&quot;;CONCATENATE(&quot;,&quot;;[Data.G26]))" office:value-type="string" office:string-value=",S42=20">
            <text:p>,S42=20</text:p>
          </table:table-cell>
          <table:table-cell table:style-name="ce9" table:formula="of:=IF([Data.H26]=&quot;&quot;;&quot;&quot;;CONCATENATE(&quot;,&quot;;[Data.H26]))" office:value-type="string" office:string-value=",S212=20">
            <text:p>,S212=20</text:p>
          </table:table-cell>
          <table:table-cell table:style-name="ce9" table:formula="of:=IF([Data.I26]=&quot;&quot;;&quot;&quot;;CONCATENATE(&quot;,&quot;;[Data.I26]))" office:value-type="string" office:string-value=",S116=20">
            <text:p>,S116=20</text:p>
          </table:table-cell>
          <table:table-cell table:style-name="ce9" table:formula="of:=IF([Data.J26]=&quot;&quot;;&quot;&quot;;CONCATENATE(&quot;,&quot;;[Data.J26]))" office:value-type="string" office:string-value=",S123=20">
            <text:p>,S123=20</text:p>
          </table:table-cell>
          <table:table-cell table:style-name="ce9" table:formula="of:=IF([Data.K26]=&quot;&quot;;&quot;&quot;;CONCATENATE(&quot;,&quot;;[Data.K26]))" office:value-type="string" office:string-value=",S198=20">
            <text:p>,S198=20</text:p>
          </table:table-cell>
          <table:table-cell table:style-name="ce9" table:formula="of:=IF([Data.L26]=&quot;&quot;;&quot;&quot;;CONCATENATE(&quot;,&quot;;[Data.L26]))" office:value-type="string" office:string-value=",S196=20">
            <text:p>,S196=20</text:p>
          </table:table-cell>
          <table:table-cell table:style-name="ce9" table:formula="of:=IF([Data.M26]=&quot;&quot;;&quot;&quot;;CONCATENATE(&quot;,&quot;;[Data.M26]))">
            <text:p/>
          </table:table-cell>
          <table:table-cell table:style-name="ce9" table:formula="of:=IF([Data.N26]=&quot;&quot;;&quot;&quot;;CONCATENATE(&quot;,&quot;;[Data.N26]))">
            <text:p/>
          </table:table-cell>
          <table:table-cell table:style-name="ce9" table:formula="of:=IF([Data.O26]=&quot;&quot;;&quot;&quot;;CONCATENATE(&quot;,&quot;;[Data.O26]))">
            <text:p/>
          </table:table-cell>
          <table:table-cell table:style-name="ce9" table:formula="of:=IF([Data.P26]=&quot;&quot;;&quot;&quot;;CONCATENATE(&quot;,&quot;;[Data.P26]))">
            <text:p/>
          </table:table-cell>
          <table:table-cell table:style-name="ce9" table:formula="of:=IF([Data.Q26]=&quot;&quot;;&quot;&quot;;CONCATENATE(&quot;,&quot;;[Data.Q26]))">
            <text:p/>
          </table:table-cell>
          <table:table-cell table:style-name="ce9" table:formula="of:=IF([Data.R26]=&quot;&quot;;&quot;&quot;;CONCATENATE(&quot;,&quot;;[Data.R26]))">
            <text:p/>
          </table:table-cell>
          <table:table-cell table:number-columns-repeated="2"/>
        </table:table-row>
        <table:table-row table:style-name="ro4">
          <table:table-cell table:formula="of:=IF([Data.A27]=&quot;&quot;;[.A25];[Data.A27])" office:value-type="float" office:value="20">
            <text:p>20</text:p>
          </table:table-cell>
          <table:table-cell table:formula="of:=IF([Data.C27]=&quot;&quot;;[.B25];CONCATENATE(&quot;,&quot;;[Data.C27]))" office:value-type="string" office:string-value=",TRAINING">
            <text:p>,TRAINING</text:p>
          </table:table-cell>
          <table:table-cell table:formula="of:=IF([Data.D27]=&quot;&quot;;[.C25];CONCATENATE(&quot;,&quot;;[Data.D27]))" office:value-type="string" office:string-value=",CHARL">
            <text:p>,CHARL</text:p>
          </table:table-cell>
          <table:table-cell table:formula="of:=CONCATENATE(&quot;,&quot;;[Data.E27])" office:value-type="string" office:string-value=",LESSER">
            <text:p>,LESSER</text:p>
          </table:table-cell>
          <table:table-cell table:formula="of:=CONCATENATE(&quot;,&quot;;[Data.F27])" office:value-type="string" office:string-value=",5">
            <text:p>,5</text:p>
          </table:table-cell>
          <table:table-cell table:formula="of:=IF([Data.G27]=&quot;&quot;;&quot;&quot;;CONCATENATE(&quot;,&quot;;[Data.G27]))" office:value-type="string" office:string-value=",RANK3=BASELIST;OPENLIST;CLOSEDLIST">
            <text:p>,RANK3=BASELIST;OPENLIST;CLOSEDLIST</text:p>
          </table:table-cell>
          <table:table-cell table:style-name="ce9" table:formula="of:=IF([Data.H27]=&quot;&quot;;&quot;&quot;;CONCATENATE(&quot;,&quot;;[Data.H27]))">
            <text:p/>
          </table:table-cell>
          <table:table-cell table:style-name="ce9" table:formula="of:=IF([Data.I27]=&quot;&quot;;&quot;&quot;;CONCATENATE(&quot;,&quot;;[Data.I27]))">
            <text:p/>
          </table:table-cell>
          <table:table-cell table:style-name="ce9" table:formula="of:=IF([Data.J27]=&quot;&quot;;&quot;&quot;;CONCATENATE(&quot;,&quot;;[Data.J27]))">
            <text:p/>
          </table:table-cell>
          <table:table-cell table:style-name="ce9" table:formula="of:=IF([Data.K27]=&quot;&quot;;&quot;&quot;;CONCATENATE(&quot;,&quot;;[Data.K27]))">
            <text:p/>
          </table:table-cell>
          <table:table-cell table:style-name="ce9" table:formula="of:=IF([Data.L27]=&quot;&quot;;&quot;&quot;;CONCATENATE(&quot;,&quot;;[Data.L27]))">
            <text:p/>
          </table:table-cell>
          <table:table-cell table:style-name="ce9" table:formula="of:=IF([Data.M27]=&quot;&quot;;&quot;&quot;;CONCATENATE(&quot;,&quot;;[Data.M27]))">
            <text:p/>
          </table:table-cell>
          <table:table-cell table:style-name="ce9" table:formula="of:=IF([Data.N27]=&quot;&quot;;&quot;&quot;;CONCATENATE(&quot;,&quot;;[Data.N27]))">
            <text:p/>
          </table:table-cell>
          <table:table-cell table:style-name="ce9" table:formula="of:=IF([Data.O27]=&quot;&quot;;&quot;&quot;;CONCATENATE(&quot;,&quot;;[Data.O27]))">
            <text:p/>
          </table:table-cell>
          <table:table-cell table:style-name="ce9" table:formula="of:=IF([Data.P27]=&quot;&quot;;&quot;&quot;;CONCATENATE(&quot;,&quot;;[Data.P27]))">
            <text:p/>
          </table:table-cell>
          <table:table-cell table:style-name="ce9" table:formula="of:=IF([Data.Q27]=&quot;&quot;;&quot;&quot;;CONCATENATE(&quot;,&quot;;[Data.Q27]))">
            <text:p/>
          </table:table-cell>
          <table:table-cell table:style-name="ce9" table:formula="of:=IF([Data.R27]=&quot;&quot;;&quot;&quot;;CONCATENATE(&quot;,&quot;;[Data.R27]))">
            <text:p/>
          </table:table-cell>
          <table:table-cell table:number-columns-repeated="2"/>
        </table:table-row>
        <table:table-row table:style-name="ro4">
          <table:table-cell table:formula="of:=IF([Data.A28]=&quot;&quot;;[.A26];[Data.A28])" office:value-type="float" office:value="20">
            <text:p>20</text:p>
          </table:table-cell>
          <table:table-cell table:formula="of:=IF([Data.C28]=&quot;&quot;;[.B26];CONCATENATE(&quot;,&quot;;[Data.C28]))" office:value-type="string" office:string-value=",TRAINING">
            <text:p>,TRAINING</text:p>
          </table:table-cell>
          <table:table-cell table:formula="of:=IF([Data.D28]=&quot;&quot;;[.C26];CONCATENATE(&quot;,&quot;;[Data.D28]))" office:value-type="string" office:string-value=",CHARL">
            <text:p>,CHARL</text:p>
          </table:table-cell>
          <table:table-cell table:formula="of:=CONCATENATE(&quot;,&quot;;[Data.E28])" office:value-type="string" office:string-value=",MINOR">
            <text:p>,MINOR</text:p>
          </table:table-cell>
          <table:table-cell table:formula="of:=CONCATENATE(&quot;,&quot;;[Data.F28])" office:value-type="string" office:string-value=",10">
            <text:p>,10</text:p>
          </table:table-cell>
          <table:table-cell table:formula="of:=IF([Data.G28]=&quot;&quot;;&quot;&quot;;CONCATENATE(&quot;,&quot;;[Data.G28]))" office:value-type="string" office:string-value=",RANK10=BASELIST;OPENLIST;CLOSEDLIST">
            <text:p>,RANK10=BASELIST;OPENLIST;CLOSEDLIST</text:p>
          </table:table-cell>
          <table:table-cell table:style-name="ce9" table:formula="of:=IF([Data.H28]=&quot;&quot;;&quot;&quot;;CONCATENATE(&quot;,&quot;;[Data.H28]))">
            <text:p/>
          </table:table-cell>
          <table:table-cell table:style-name="ce9" table:formula="of:=IF([Data.I28]=&quot;&quot;;&quot;&quot;;CONCATENATE(&quot;,&quot;;[Data.I28]))">
            <text:p/>
          </table:table-cell>
          <table:table-cell table:style-name="ce9" table:formula="of:=IF([Data.J28]=&quot;&quot;;&quot;&quot;;CONCATENATE(&quot;,&quot;;[Data.J28]))">
            <text:p/>
          </table:table-cell>
          <table:table-cell table:style-name="ce9" table:formula="of:=IF([Data.K28]=&quot;&quot;;&quot;&quot;;CONCATENATE(&quot;,&quot;;[Data.K28]))">
            <text:p/>
          </table:table-cell>
          <table:table-cell table:style-name="ce9" table:formula="of:=IF([Data.L28]=&quot;&quot;;&quot;&quot;;CONCATENATE(&quot;,&quot;;[Data.L28]))">
            <text:p/>
          </table:table-cell>
          <table:table-cell table:style-name="ce9" table:formula="of:=IF([Data.M28]=&quot;&quot;;&quot;&quot;;CONCATENATE(&quot;,&quot;;[Data.M28]))">
            <text:p/>
          </table:table-cell>
          <table:table-cell table:style-name="ce9" table:formula="of:=IF([Data.N28]=&quot;&quot;;&quot;&quot;;CONCATENATE(&quot;,&quot;;[Data.N28]))">
            <text:p/>
          </table:table-cell>
          <table:table-cell table:style-name="ce9" table:formula="of:=IF([Data.O28]=&quot;&quot;;&quot;&quot;;CONCATENATE(&quot;,&quot;;[Data.O28]))">
            <text:p/>
          </table:table-cell>
          <table:table-cell table:style-name="ce9" table:formula="of:=IF([Data.P28]=&quot;&quot;;&quot;&quot;;CONCATENATE(&quot;,&quot;;[Data.P28]))">
            <text:p/>
          </table:table-cell>
          <table:table-cell table:style-name="ce9" table:formula="of:=IF([Data.Q28]=&quot;&quot;;&quot;&quot;;CONCATENATE(&quot;,&quot;;[Data.Q28]))">
            <text:p/>
          </table:table-cell>
          <table:table-cell table:style-name="ce9" table:formula="of:=IF([Data.R28]=&quot;&quot;;&quot;&quot;;CONCATENATE(&quot;,&quot;;[Data.R28]))">
            <text:p/>
          </table:table-cell>
          <table:table-cell table:number-columns-repeated="2"/>
        </table:table-row>
        <table:table-row table:style-name="ro4">
          <table:table-cell table:formula="of:=IF([Data.A29]=&quot;&quot;;[.A27];[Data.A29])" office:value-type="float" office:value="20">
            <text:p>20</text:p>
          </table:table-cell>
          <table:table-cell table:formula="of:=IF([Data.C29]=&quot;&quot;;[.B27];CONCATENATE(&quot;,&quot;;[Data.C29]))" office:value-type="string" office:string-value=",TRAINING">
            <text:p>,TRAINING</text:p>
          </table:table-cell>
          <table:table-cell table:formula="of:=IF([Data.D29]=&quot;&quot;;[.C27];CONCATENATE(&quot;,&quot;;[Data.D29]))" office:value-type="string" office:string-value=",CHARL">
            <text:p>,CHARL</text:p>
          </table:table-cell>
          <table:table-cell table:formula="of:=CONCATENATE(&quot;,&quot;;[Data.E29])" office:value-type="string" office:string-value=",MAJOR">
            <text:p>,MAJOR</text:p>
          </table:table-cell>
          <table:table-cell table:formula="of:=CONCATENATE(&quot;,&quot;;[Data.F29])" office:value-type="string" office:string-value=",20">
            <text:p>,20</text:p>
          </table:table-cell>
          <table:table-cell table:formula="of:=IF([Data.G29]=&quot;&quot;;&quot;&quot;;CONCATENATE(&quot;,&quot;;[Data.G29]))" office:value-type="string" office:string-value=",RANK25=BASELIST;OPENLIST;CLOSEDLIST">
            <text:p>,RANK25=BASELIST;OPENLIST;CLOSEDLIST</text:p>
          </table:table-cell>
          <table:table-cell table:style-name="ce9" table:formula="of:=IF([Data.H29]=&quot;&quot;;&quot;&quot;;CONCATENATE(&quot;,&quot;;[Data.H29]))">
            <text:p/>
          </table:table-cell>
          <table:table-cell table:style-name="ce9" table:formula="of:=IF([Data.I29]=&quot;&quot;;&quot;&quot;;CONCATENATE(&quot;,&quot;;[Data.I29]))">
            <text:p/>
          </table:table-cell>
          <table:table-cell table:style-name="ce9" table:formula="of:=IF([Data.J29]=&quot;&quot;;&quot;&quot;;CONCATENATE(&quot;,&quot;;[Data.J29]))">
            <text:p/>
          </table:table-cell>
          <table:table-cell table:style-name="ce9" table:formula="of:=IF([Data.K29]=&quot;&quot;;&quot;&quot;;CONCATENATE(&quot;,&quot;;[Data.K29]))">
            <text:p/>
          </table:table-cell>
          <table:table-cell table:style-name="ce9" table:formula="of:=IF([Data.L29]=&quot;&quot;;&quot;&quot;;CONCATENATE(&quot;,&quot;;[Data.L29]))">
            <text:p/>
          </table:table-cell>
          <table:table-cell table:style-name="ce9" table:formula="of:=IF([Data.M29]=&quot;&quot;;&quot;&quot;;CONCATENATE(&quot;,&quot;;[Data.M29]))">
            <text:p/>
          </table:table-cell>
          <table:table-cell table:style-name="ce9" table:formula="of:=IF([Data.N29]=&quot;&quot;;&quot;&quot;;CONCATENATE(&quot;,&quot;;[Data.N29]))">
            <text:p/>
          </table:table-cell>
          <table:table-cell table:style-name="ce9" table:formula="of:=IF([Data.O29]=&quot;&quot;;&quot;&quot;;CONCATENATE(&quot;,&quot;;[Data.O29]))">
            <text:p/>
          </table:table-cell>
          <table:table-cell table:style-name="ce9" table:formula="of:=IF([Data.P29]=&quot;&quot;;&quot;&quot;;CONCATENATE(&quot;,&quot;;[Data.P29]))">
            <text:p/>
          </table:table-cell>
          <table:table-cell table:style-name="ce9" table:formula="of:=IF([Data.Q29]=&quot;&quot;;&quot;&quot;;CONCATENATE(&quot;,&quot;;[Data.Q29]))">
            <text:p/>
          </table:table-cell>
          <table:table-cell table:style-name="ce9" table:formula="of:=IF([Data.R29]=&quot;&quot;;&quot;&quot;;CONCATENATE(&quot;,&quot;;[Data.R29]))">
            <text:p/>
          </table:table-cell>
          <table:table-cell table:number-columns-repeated="2"/>
        </table:table-row>
        <table:table-row table:style-name="ro4">
          <table:table-cell table:formula="of:=IF([Data.A30]=&quot;&quot;;[.A28];[Data.A30])" office:value-type="float" office:value="20">
            <text:p>20</text:p>
          </table:table-cell>
          <table:table-cell table:formula="of:=IF([Data.C30]=&quot;&quot;;[.B28];CONCATENATE(&quot;,&quot;;[Data.C30]))" office:value-type="string" office:string-value=",TRAINING">
            <text:p>,TRAINING</text:p>
          </table:table-cell>
          <table:table-cell table:formula="of:=IF([Data.D30]=&quot;&quot;;[.C28];CONCATENATE(&quot;,&quot;;[Data.D30]))" office:value-type="string" office:string-value=",CHARL">
            <text:p>,CHARL</text:p>
          </table:table-cell>
          <table:table-cell table:formula="of:=CONCATENATE(&quot;,&quot;;[Data.E30])" office:value-type="string" office:string-value=",GREATER">
            <text:p>,GREATER</text:p>
          </table:table-cell>
          <table:table-cell table:formula="of:=CONCATENATE(&quot;,&quot;;[Data.F30])" office:value-type="string" office:string-value=",30">
            <text:p>,30</text:p>
          </table:table-cell>
          <table:table-cell table:formula="of:=IF([Data.G30]=&quot;&quot;;&quot;&quot;;CONCATENATE(&quot;,&quot;;[Data.G30]))" office:value-type="string" office:string-value=",RANK50=BASELIST;OPENLIST;CLOSEDLIST">
            <text:p>,RANK50=BASELIST;OPENLIST;CLOSEDLIST</text:p>
          </table:table-cell>
          <table:table-cell table:style-name="ce9" table:formula="of:=IF([Data.H30]=&quot;&quot;;&quot;&quot;;CONCATENATE(&quot;,&quot;;[Data.H30]))">
            <text:p/>
          </table:table-cell>
          <table:table-cell table:style-name="ce9" table:formula="of:=IF([Data.I30]=&quot;&quot;;&quot;&quot;;CONCATENATE(&quot;,&quot;;[Data.I30]))">
            <text:p/>
          </table:table-cell>
          <table:table-cell table:style-name="ce9" table:formula="of:=IF([Data.J30]=&quot;&quot;;&quot;&quot;;CONCATENATE(&quot;,&quot;;[Data.J30]))">
            <text:p/>
          </table:table-cell>
          <table:table-cell table:style-name="ce9" table:formula="of:=IF([Data.K30]=&quot;&quot;;&quot;&quot;;CONCATENATE(&quot;,&quot;;[Data.K30]))">
            <text:p/>
          </table:table-cell>
          <table:table-cell table:style-name="ce9" table:formula="of:=IF([Data.L30]=&quot;&quot;;&quot;&quot;;CONCATENATE(&quot;,&quot;;[Data.L30]))">
            <text:p/>
          </table:table-cell>
          <table:table-cell table:style-name="ce9" table:formula="of:=IF([Data.M30]=&quot;&quot;;&quot;&quot;;CONCATENATE(&quot;,&quot;;[Data.M30]))">
            <text:p/>
          </table:table-cell>
          <table:table-cell table:style-name="ce9" table:formula="of:=IF([Data.N30]=&quot;&quot;;&quot;&quot;;CONCATENATE(&quot;,&quot;;[Data.N30]))">
            <text:p/>
          </table:table-cell>
          <table:table-cell table:style-name="ce9" table:formula="of:=IF([Data.O30]=&quot;&quot;;&quot;&quot;;CONCATENATE(&quot;,&quot;;[Data.O30]))">
            <text:p/>
          </table:table-cell>
          <table:table-cell table:style-name="ce9" table:formula="of:=IF([Data.P30]=&quot;&quot;;&quot;&quot;;CONCATENATE(&quot;,&quot;;[Data.P30]))">
            <text:p/>
          </table:table-cell>
          <table:table-cell table:style-name="ce9" table:formula="of:=IF([Data.Q30]=&quot;&quot;;&quot;&quot;;CONCATENATE(&quot;,&quot;;[Data.Q30]))">
            <text:p/>
          </table:table-cell>
          <table:table-cell table:style-name="ce9" table:formula="of:=IF([Data.R30]=&quot;&quot;;&quot;&quot;;CONCATENATE(&quot;,&quot;;[Data.R30]))">
            <text:p/>
          </table:table-cell>
          <table:table-cell table:number-columns-repeated="2"/>
        </table:table-row>
        <table:table-row table:style-name="ro4">
          <table:table-cell table:formula="of:=IF([Data.A31]=&quot;&quot;;[.A29];[Data.A31])" office:value-type="float" office:value="21">
            <text:p>21</text:p>
          </table:table-cell>
          <table:table-cell table:formula="of:=IF([Data.C31]=&quot;&quot;;[.B29];CONCATENATE(&quot;,&quot;;[Data.C31]))" office:value-type="string" office:string-value=",TRAINING">
            <text:p>,TRAINING</text:p>
          </table:table-cell>
          <table:table-cell table:formula="of:=IF([Data.D31]=&quot;&quot;;[.C29];CONCATENATE(&quot;,&quot;;[Data.D31]))" office:value-type="string" office:string-value=",CHARL">
            <text:p>,CHARL</text:p>
          </table:table-cell>
          <table:table-cell table:formula="of:=CONCATENATE(&quot;,&quot;;[Data.E31])" office:value-type="string" office:string-value=",MINOR">
            <text:p>,MINOR</text:p>
          </table:table-cell>
          <table:table-cell table:formula="of:=CONCATENATE(&quot;,&quot;;[Data.F31])" office:value-type="string" office:string-value=",10">
            <text:p>,10</text:p>
          </table:table-cell>
          <table:table-cell table:formula="of:=IF([Data.G31]=&quot;&quot;;&quot;&quot;;CONCATENATE(&quot;,&quot;;[Data.G31]))" office:value-type="string" office:string-value=",C27=10">
            <text:p>,C27=10</text:p>
          </table:table-cell>
          <table:table-cell table:style-name="ce9" table:formula="of:=IF([Data.H31]=&quot;&quot;;&quot;&quot;;CONCATENATE(&quot;,&quot;;[Data.H31]))" office:value-type="string" office:string-value=",C28=10">
            <text:p>,C28=10</text:p>
          </table:table-cell>
          <table:table-cell table:style-name="ce9" table:formula="of:=IF([Data.I31]=&quot;&quot;;&quot;&quot;;CONCATENATE(&quot;,&quot;;[Data.I31]))" office:value-type="string" office:string-value=",C29=10">
            <text:p>,C29=10</text:p>
          </table:table-cell>
          <table:table-cell table:style-name="ce9" table:formula="of:=IF([Data.J31]=&quot;&quot;;&quot;&quot;;CONCATENATE(&quot;,&quot;;[Data.J31]))" office:value-type="string" office:string-value=",C30=10">
            <text:p>,C30=10</text:p>
          </table:table-cell>
          <table:table-cell table:style-name="ce9" table:formula="of:=IF([Data.K31]=&quot;&quot;;&quot;&quot;;CONCATENATE(&quot;,&quot;;[Data.K31]))" office:value-type="string" office:string-value=",C31=10">
            <text:p>,C31=10</text:p>
          </table:table-cell>
          <table:table-cell table:style-name="ce9" table:formula="of:=IF([Data.L31]=&quot;&quot;;&quot;&quot;;CONCATENATE(&quot;,&quot;;[Data.L31]))" office:value-type="string" office:string-value=",C32=10">
            <text:p>,C32=10</text:p>
          </table:table-cell>
          <table:table-cell table:style-name="ce9" table:formula="of:=IF([Data.M31]=&quot;&quot;;&quot;&quot;;CONCATENATE(&quot;,&quot;;[Data.M31]))" office:value-type="string" office:string-value=",C33=10">
            <text:p>,C33=10</text:p>
          </table:table-cell>
          <table:table-cell table:style-name="ce9" table:formula="of:=IF([Data.N31]=&quot;&quot;;&quot;&quot;;CONCATENATE(&quot;,&quot;;[Data.N31]))">
            <text:p/>
          </table:table-cell>
          <table:table-cell table:style-name="ce9" table:formula="of:=IF([Data.O31]=&quot;&quot;;&quot;&quot;;CONCATENATE(&quot;,&quot;;[Data.O31]))">
            <text:p/>
          </table:table-cell>
          <table:table-cell table:style-name="ce9" table:formula="of:=IF([Data.P31]=&quot;&quot;;&quot;&quot;;CONCATENATE(&quot;,&quot;;[Data.P31]))">
            <text:p/>
          </table:table-cell>
          <table:table-cell table:style-name="ce9" table:formula="of:=IF([Data.Q31]=&quot;&quot;;&quot;&quot;;CONCATENATE(&quot;,&quot;;[Data.Q31]))">
            <text:p/>
          </table:table-cell>
          <table:table-cell table:style-name="ce9" table:formula="of:=IF([Data.R31]=&quot;&quot;;&quot;&quot;;CONCATENATE(&quot;,&quot;;[Data.R31]))">
            <text:p/>
          </table:table-cell>
          <table:table-cell table:number-columns-repeated="2"/>
        </table:table-row>
        <table:table-row table:style-name="ro4">
          <table:table-cell table:formula="of:=IF([Data.A32]=&quot;&quot;;[.A30];[Data.A32])" office:value-type="float" office:value="21">
            <text:p>21</text:p>
          </table:table-cell>
          <table:table-cell table:formula="of:=IF([Data.C32]=&quot;&quot;;[.B30];CONCATENATE(&quot;,&quot;;[Data.C32]))" office:value-type="string" office:string-value=",TRAINING">
            <text:p>,TRAINING</text:p>
          </table:table-cell>
          <table:table-cell table:formula="of:=IF([Data.D32]=&quot;&quot;;[.C30];CONCATENATE(&quot;,&quot;;[Data.D32]))" office:value-type="string" office:string-value=",CHARL">
            <text:p>,CHARL</text:p>
          </table:table-cell>
          <table:table-cell table:formula="of:=CONCATENATE(&quot;,&quot;;[Data.E32])" office:value-type="string" office:string-value=",MAJOR">
            <text:p>,MAJOR</text:p>
          </table:table-cell>
          <table:table-cell table:formula="of:=CONCATENATE(&quot;,&quot;;[Data.F32])" office:value-type="string" office:string-value=",20">
            <text:p>,20</text:p>
          </table:table-cell>
          <table:table-cell table:formula="of:=IF([Data.G32]=&quot;&quot;;&quot;&quot;;CONCATENATE(&quot;,&quot;;[Data.G32]))" office:value-type="string" office:string-value=",C27=20">
            <text:p>,C27=20</text:p>
          </table:table-cell>
          <table:table-cell table:style-name="ce9" table:formula="of:=IF([Data.H32]=&quot;&quot;;&quot;&quot;;CONCATENATE(&quot;,&quot;;[Data.H32]))" office:value-type="string" office:string-value=",C28=20">
            <text:p>,C28=20</text:p>
          </table:table-cell>
          <table:table-cell table:style-name="ce9" table:formula="of:=IF([Data.I32]=&quot;&quot;;&quot;&quot;;CONCATENATE(&quot;,&quot;;[Data.I32]))" office:value-type="string" office:string-value=",C29=20">
            <text:p>,C29=20</text:p>
          </table:table-cell>
          <table:table-cell table:style-name="ce9" table:formula="of:=IF([Data.J32]=&quot;&quot;;&quot;&quot;;CONCATENATE(&quot;,&quot;;[Data.J32]))" office:value-type="string" office:string-value=",C30=20">
            <text:p>,C30=20</text:p>
          </table:table-cell>
          <table:table-cell table:style-name="ce9" table:formula="of:=IF([Data.K32]=&quot;&quot;;&quot;&quot;;CONCATENATE(&quot;,&quot;;[Data.K32]))" office:value-type="string" office:string-value=",C31=20">
            <text:p>,C31=20</text:p>
          </table:table-cell>
          <table:table-cell table:style-name="ce9" table:formula="of:=IF([Data.L32]=&quot;&quot;;&quot;&quot;;CONCATENATE(&quot;,&quot;;[Data.L32]))" office:value-type="string" office:string-value=",C32=20">
            <text:p>,C32=20</text:p>
          </table:table-cell>
          <table:table-cell table:style-name="ce9" table:formula="of:=IF([Data.M32]=&quot;&quot;;&quot;&quot;;CONCATENATE(&quot;,&quot;;[Data.M32]))" office:value-type="string" office:string-value=",C33=20">
            <text:p>,C33=20</text:p>
          </table:table-cell>
          <table:table-cell table:style-name="ce9" table:formula="of:=IF([Data.N32]=&quot;&quot;;&quot;&quot;;CONCATENATE(&quot;,&quot;;[Data.N32]))">
            <text:p/>
          </table:table-cell>
          <table:table-cell table:style-name="ce9" table:formula="of:=IF([Data.O32]=&quot;&quot;;&quot;&quot;;CONCATENATE(&quot;,&quot;;[Data.O32]))">
            <text:p/>
          </table:table-cell>
          <table:table-cell table:style-name="ce9" table:formula="of:=IF([Data.P32]=&quot;&quot;;&quot;&quot;;CONCATENATE(&quot;,&quot;;[Data.P32]))">
            <text:p/>
          </table:table-cell>
          <table:table-cell table:style-name="ce9" table:formula="of:=IF([Data.Q32]=&quot;&quot;;&quot;&quot;;CONCATENATE(&quot;,&quot;;[Data.Q32]))">
            <text:p/>
          </table:table-cell>
          <table:table-cell table:style-name="ce9" table:formula="of:=IF([Data.R32]=&quot;&quot;;&quot;&quot;;CONCATENATE(&quot;,&quot;;[Data.R32]))">
            <text:p/>
          </table:table-cell>
          <table:table-cell table:number-columns-repeated="2"/>
        </table:table-row>
        <table:table-row table:style-name="ro4">
          <table:table-cell table:formula="of:=IF([Data.A33]=&quot;&quot;;[.A31];[Data.A33])" office:value-type="float" office:value="21">
            <text:p>21</text:p>
          </table:table-cell>
          <table:table-cell table:formula="of:=IF([Data.C33]=&quot;&quot;;[.B31];CONCATENATE(&quot;,&quot;;[Data.C33]))" office:value-type="string" office:string-value=",TRAINING">
            <text:p>,TRAINING</text:p>
          </table:table-cell>
          <table:table-cell table:formula="of:=IF([Data.D33]=&quot;&quot;;[.C31];CONCATENATE(&quot;,&quot;;[Data.D33]))" office:value-type="string" office:string-value=",CHARL">
            <text:p>,CHARL</text:p>
          </table:table-cell>
          <table:table-cell table:formula="of:=CONCATENATE(&quot;,&quot;;[Data.E33])" office:value-type="string" office:string-value=",GREATER">
            <text:p>,GREATER</text:p>
          </table:table-cell>
          <table:table-cell table:formula="of:=CONCATENATE(&quot;,&quot;;[Data.F33])" office:value-type="string" office:string-value=",30">
            <text:p>,30</text:p>
          </table:table-cell>
          <table:table-cell table:formula="of:=IF([Data.G33]=&quot;&quot;;&quot;&quot;;CONCATENATE(&quot;,&quot;;[Data.G33]))" office:value-type="string" office:string-value=",C27=30">
            <text:p>,C27=30</text:p>
          </table:table-cell>
          <table:table-cell table:style-name="ce9" table:formula="of:=IF([Data.H33]=&quot;&quot;;&quot;&quot;;CONCATENATE(&quot;,&quot;;[Data.H33]))" office:value-type="string" office:string-value=",C28=30">
            <text:p>,C28=30</text:p>
          </table:table-cell>
          <table:table-cell table:style-name="ce9" table:formula="of:=IF([Data.I33]=&quot;&quot;;&quot;&quot;;CONCATENATE(&quot;,&quot;;[Data.I33]))" office:value-type="string" office:string-value=",C29=30">
            <text:p>,C29=30</text:p>
          </table:table-cell>
          <table:table-cell table:style-name="ce9" table:formula="of:=IF([Data.J33]=&quot;&quot;;&quot;&quot;;CONCATENATE(&quot;,&quot;;[Data.J33]))" office:value-type="string" office:string-value=",C30=30">
            <text:p>,C30=30</text:p>
          </table:table-cell>
          <table:table-cell table:style-name="ce9" table:formula="of:=IF([Data.K33]=&quot;&quot;;&quot;&quot;;CONCATENATE(&quot;,&quot;;[Data.K33]))" office:value-type="string" office:string-value=",C31=30">
            <text:p>,C31=30</text:p>
          </table:table-cell>
          <table:table-cell table:style-name="ce9" table:formula="of:=IF([Data.L33]=&quot;&quot;;&quot;&quot;;CONCATENATE(&quot;,&quot;;[Data.L33]))" office:value-type="string" office:string-value=",C32=30">
            <text:p>,C32=30</text:p>
          </table:table-cell>
          <table:table-cell table:style-name="ce9" table:formula="of:=IF([Data.M33]=&quot;&quot;;&quot;&quot;;CONCATENATE(&quot;,&quot;;[Data.M33]))" office:value-type="string" office:string-value=",C33=30">
            <text:p>,C33=30</text:p>
          </table:table-cell>
          <table:table-cell table:style-name="ce9" table:formula="of:=IF([Data.N33]=&quot;&quot;;&quot;&quot;;CONCATENATE(&quot;,&quot;;[Data.N33]))">
            <text:p/>
          </table:table-cell>
          <table:table-cell table:style-name="ce9" table:formula="of:=IF([Data.O33]=&quot;&quot;;&quot;&quot;;CONCATENATE(&quot;,&quot;;[Data.O33]))">
            <text:p/>
          </table:table-cell>
          <table:table-cell table:style-name="ce9" table:formula="of:=IF([Data.P33]=&quot;&quot;;&quot;&quot;;CONCATENATE(&quot;,&quot;;[Data.P33]))">
            <text:p/>
          </table:table-cell>
          <table:table-cell table:style-name="ce9" table:formula="of:=IF([Data.Q33]=&quot;&quot;;&quot;&quot;;CONCATENATE(&quot;,&quot;;[Data.Q33]))">
            <text:p/>
          </table:table-cell>
          <table:table-cell table:style-name="ce9" table:formula="of:=IF([Data.R33]=&quot;&quot;;&quot;&quot;;CONCATENATE(&quot;,&quot;;[Data.R33]))">
            <text:p/>
          </table:table-cell>
          <table:table-cell table:number-columns-repeated="2"/>
        </table:table-row>
        <table:table-row table:style-name="ro4">
          <table:table-cell table:formula="of:=IF([Data.A34]=&quot;&quot;;[.A32];[Data.A34])" office:value-type="float" office:value="22">
            <text:p>22</text:p>
          </table:table-cell>
          <table:table-cell table:formula="of:=IF([Data.C34]=&quot;&quot;;[.B32];CONCATENATE(&quot;,&quot;;[Data.C34]))" office:value-type="string" office:string-value=",TRAINING">
            <text:p>,TRAINING</text:p>
          </table:table-cell>
          <table:table-cell table:formula="of:=IF([Data.D34]=&quot;&quot;;[.C32];CONCATENATE(&quot;,&quot;;[Data.D34]))" office:value-type="string" office:string-value=",CHARL">
            <text:p>,CHARL</text:p>
          </table:table-cell>
          <table:table-cell table:formula="of:=CONCATENATE(&quot;,&quot;;[Data.E34])" office:value-type="string" office:string-value=",MINOR">
            <text:p>,MINOR</text:p>
          </table:table-cell>
          <table:table-cell table:formula="of:=CONCATENATE(&quot;,&quot;;[Data.F34])" office:value-type="string" office:string-value=",10">
            <text:p>,10</text:p>
          </table:table-cell>
          <table:table-cell table:formula="of:=IF([Data.G34]=&quot;&quot;;&quot;&quot;;CONCATENATE(&quot;,&quot;;[Data.G34]))" office:value-type="string" office:string-value=",CHOOSE1=C27;C28;C29;C30;C31;C32;C33=EVERYMAN">
            <text:p>,CHOOSE1=C27;C28;C29;C30;C31;C32;C33=EVERYMAN</text:p>
          </table:table-cell>
          <table:table-cell table:style-name="ce9" table:formula="of:=IF([Data.H34]=&quot;&quot;;&quot;&quot;;CONCATENATE(&quot;,&quot;;[Data.H34]))">
            <text:p/>
          </table:table-cell>
          <table:table-cell table:style-name="ce9" table:formula="of:=IF([Data.I34]=&quot;&quot;;&quot;&quot;;CONCATENATE(&quot;,&quot;;[Data.I34]))">
            <text:p/>
          </table:table-cell>
          <table:table-cell table:style-name="ce9" table:formula="of:=IF([Data.J34]=&quot;&quot;;&quot;&quot;;CONCATENATE(&quot;,&quot;;[Data.J34]))">
            <text:p/>
          </table:table-cell>
          <table:table-cell table:style-name="ce9" table:formula="of:=IF([Data.K34]=&quot;&quot;;&quot;&quot;;CONCATENATE(&quot;,&quot;;[Data.K34]))">
            <text:p/>
          </table:table-cell>
          <table:table-cell table:style-name="ce9" table:formula="of:=IF([Data.L34]=&quot;&quot;;&quot;&quot;;CONCATENATE(&quot;,&quot;;[Data.L34]))">
            <text:p/>
          </table:table-cell>
          <table:table-cell table:style-name="ce9" table:formula="of:=IF([Data.M34]=&quot;&quot;;&quot;&quot;;CONCATENATE(&quot;,&quot;;[Data.M34]))">
            <text:p/>
          </table:table-cell>
          <table:table-cell table:style-name="ce9" table:formula="of:=IF([Data.N34]=&quot;&quot;;&quot;&quot;;CONCATENATE(&quot;,&quot;;[Data.N34]))">
            <text:p/>
          </table:table-cell>
          <table:table-cell table:style-name="ce9" table:formula="of:=IF([Data.O34]=&quot;&quot;;&quot;&quot;;CONCATENATE(&quot;,&quot;;[Data.O34]))">
            <text:p/>
          </table:table-cell>
          <table:table-cell table:style-name="ce9" table:formula="of:=IF([Data.P34]=&quot;&quot;;&quot;&quot;;CONCATENATE(&quot;,&quot;;[Data.P34]))">
            <text:p/>
          </table:table-cell>
          <table:table-cell table:style-name="ce9" table:formula="of:=IF([Data.Q34]=&quot;&quot;;&quot;&quot;;CONCATENATE(&quot;,&quot;;[Data.Q34]))">
            <text:p/>
          </table:table-cell>
          <table:table-cell table:style-name="ce9" table:formula="of:=IF([Data.R34]=&quot;&quot;;&quot;&quot;;CONCATENATE(&quot;,&quot;;[Data.R34]))">
            <text:p/>
          </table:table-cell>
          <table:table-cell table:number-columns-repeated="2"/>
        </table:table-row>
        <table:table-row table:style-name="ro4">
          <table:table-cell table:formula="of:=IF([Data.A35]=&quot;&quot;;[.A33];[Data.A35])" office:value-type="float" office:value="22">
            <text:p>22</text:p>
          </table:table-cell>
          <table:table-cell table:formula="of:=IF([Data.C35]=&quot;&quot;;[.B33];CONCATENATE(&quot;,&quot;;[Data.C35]))" office:value-type="string" office:string-value=",TRAINING">
            <text:p>,TRAINING</text:p>
          </table:table-cell>
          <table:table-cell table:formula="of:=IF([Data.D35]=&quot;&quot;;[.C33];CONCATENATE(&quot;,&quot;;[Data.D35]))" office:value-type="string" office:string-value=",CHARL">
            <text:p>,CHARL</text:p>
          </table:table-cell>
          <table:table-cell table:formula="of:=CONCATENATE(&quot;,&quot;;[Data.E35])" office:value-type="string" office:string-value=",MAJOR">
            <text:p>,MAJOR</text:p>
          </table:table-cell>
          <table:table-cell table:formula="of:=CONCATENATE(&quot;,&quot;;[Data.F35])" office:value-type="string" office:string-value=",15">
            <text:p>,15</text:p>
          </table:table-cell>
          <table:table-cell table:formula="of:=IF([Data.G35]=&quot;&quot;;&quot;&quot;;CONCATENATE(&quot;,&quot;;[Data.G35]))" office:value-type="string" office:string-value=",CHOOSESKILL1=C27;C28;C29;C30;C31;C32;C33=OCCUPATIONAL=CAT=EVERYMAN">
            <text:p>,CHOOSESKILL1=C27;C28;C29;C30;C31;C32;C33=OCCUPATIONAL=CAT=EVERYMAN</text:p>
          </table:table-cell>
          <table:table-cell table:style-name="ce9" table:formula="of:=IF([Data.H35]=&quot;&quot;;&quot;&quot;;CONCATENATE(&quot;,&quot;;[Data.H35]))">
            <text:p/>
          </table:table-cell>
          <table:table-cell table:style-name="ce9" table:formula="of:=IF([Data.I35]=&quot;&quot;;&quot;&quot;;CONCATENATE(&quot;,&quot;;[Data.I35]))">
            <text:p/>
          </table:table-cell>
          <table:table-cell table:style-name="ce9" table:formula="of:=IF([Data.J35]=&quot;&quot;;&quot;&quot;;CONCATENATE(&quot;,&quot;;[Data.J35]))">
            <text:p/>
          </table:table-cell>
          <table:table-cell table:style-name="ce9" table:formula="of:=IF([Data.K35]=&quot;&quot;;&quot;&quot;;CONCATENATE(&quot;,&quot;;[Data.K35]))">
            <text:p/>
          </table:table-cell>
          <table:table-cell table:style-name="ce9" table:formula="of:=IF([Data.L35]=&quot;&quot;;&quot;&quot;;CONCATENATE(&quot;,&quot;;[Data.L35]))">
            <text:p/>
          </table:table-cell>
          <table:table-cell table:style-name="ce9" table:formula="of:=IF([Data.M35]=&quot;&quot;;&quot;&quot;;CONCATENATE(&quot;,&quot;;[Data.M35]))">
            <text:p/>
          </table:table-cell>
          <table:table-cell table:style-name="ce9" table:formula="of:=IF([Data.N35]=&quot;&quot;;&quot;&quot;;CONCATENATE(&quot;,&quot;;[Data.N35]))">
            <text:p/>
          </table:table-cell>
          <table:table-cell table:style-name="ce9" table:formula="of:=IF([Data.O35]=&quot;&quot;;&quot;&quot;;CONCATENATE(&quot;,&quot;;[Data.O35]))">
            <text:p/>
          </table:table-cell>
          <table:table-cell table:style-name="ce9" table:formula="of:=IF([Data.P35]=&quot;&quot;;&quot;&quot;;CONCATENATE(&quot;,&quot;;[Data.P35]))">
            <text:p/>
          </table:table-cell>
          <table:table-cell table:style-name="ce9" table:formula="of:=IF([Data.Q35]=&quot;&quot;;&quot;&quot;;CONCATENATE(&quot;,&quot;;[Data.Q35]))">
            <text:p/>
          </table:table-cell>
          <table:table-cell table:style-name="ce9" table:formula="of:=IF([Data.R35]=&quot;&quot;;&quot;&quot;;CONCATENATE(&quot;,&quot;;[Data.R35]))">
            <text:p/>
          </table:table-cell>
          <table:table-cell table:number-columns-repeated="2"/>
        </table:table-row>
        <table:table-row table:style-name="ro4">
          <table:table-cell table:formula="of:=IF([Data.A36]=&quot;&quot;;[.A34];[Data.A36])" office:value-type="float" office:value="22">
            <text:p>22</text:p>
          </table:table-cell>
          <table:table-cell table:formula="of:=IF([Data.C36]=&quot;&quot;;[.B34];CONCATENATE(&quot;,&quot;;[Data.C36]))" office:value-type="string" office:string-value=",TRAINING">
            <text:p>,TRAINING</text:p>
          </table:table-cell>
          <table:table-cell table:formula="of:=IF([Data.D36]=&quot;&quot;;[.C34];CONCATENATE(&quot;,&quot;;[Data.D36]))" office:value-type="string" office:string-value=",CHARL">
            <text:p>,CHARL</text:p>
          </table:table-cell>
          <table:table-cell table:formula="of:=CONCATENATE(&quot;,&quot;;[Data.E36])" office:value-type="string" office:string-value=",">
            <text:p>,</text:p>
          </table:table-cell>
          <table:table-cell table:formula="of:=CONCATENATE(&quot;,&quot;;[Data.F36])" office:value-type="string" office:string-value=",">
            <text:p>,</text:p>
          </table:table-cell>
          <table:table-cell table:formula="of:=IF([Data.G36]=&quot;&quot;;&quot;&quot;;CONCATENATE(&quot;,&quot;;[Data.G36]))">
            <text:p/>
          </table:table-cell>
          <table:table-cell table:style-name="ce9" table:formula="of:=IF([Data.H36]=&quot;&quot;;&quot;&quot;;CONCATENATE(&quot;,&quot;;[Data.H36]))">
            <text:p/>
          </table:table-cell>
          <table:table-cell table:style-name="ce9" table:formula="of:=IF([Data.I36]=&quot;&quot;;&quot;&quot;;CONCATENATE(&quot;,&quot;;[Data.I36]))">
            <text:p/>
          </table:table-cell>
          <table:table-cell table:style-name="ce9" table:formula="of:=IF([Data.J36]=&quot;&quot;;&quot;&quot;;CONCATENATE(&quot;,&quot;;[Data.J36]))">
            <text:p/>
          </table:table-cell>
          <table:table-cell table:style-name="ce9" table:formula="of:=IF([Data.K36]=&quot;&quot;;&quot;&quot;;CONCATENATE(&quot;,&quot;;[Data.K36]))">
            <text:p/>
          </table:table-cell>
          <table:table-cell table:style-name="ce9" table:formula="of:=IF([Data.L36]=&quot;&quot;;&quot;&quot;;CONCATENATE(&quot;,&quot;;[Data.L36]))">
            <text:p/>
          </table:table-cell>
          <table:table-cell table:style-name="ce9" table:formula="of:=IF([Data.M36]=&quot;&quot;;&quot;&quot;;CONCATENATE(&quot;,&quot;;[Data.M36]))">
            <text:p/>
          </table:table-cell>
          <table:table-cell table:style-name="ce9" table:formula="of:=IF([Data.N36]=&quot;&quot;;&quot;&quot;;CONCATENATE(&quot;,&quot;;[Data.N36]))">
            <text:p/>
          </table:table-cell>
          <table:table-cell table:style-name="ce9" table:formula="of:=IF([Data.O36]=&quot;&quot;;&quot;&quot;;CONCATENATE(&quot;,&quot;;[Data.O36]))">
            <text:p/>
          </table:table-cell>
          <table:table-cell table:style-name="ce9" table:formula="of:=IF([Data.P36]=&quot;&quot;;&quot;&quot;;CONCATENATE(&quot;,&quot;;[Data.P36]))">
            <text:p/>
          </table:table-cell>
          <table:table-cell table:style-name="ce9" table:formula="of:=IF([Data.Q36]=&quot;&quot;;&quot;&quot;;CONCATENATE(&quot;,&quot;;[Data.Q36]))">
            <text:p/>
          </table:table-cell>
          <table:table-cell table:style-name="ce9" table:formula="of:=IF([Data.R36]=&quot;&quot;;&quot;&quot;;CONCATENATE(&quot;,&quot;;[Data.R36]))">
            <text:p/>
          </table:table-cell>
          <table:table-cell table:number-columns-repeated="2"/>
        </table:table-row>
        <table:table-row table:style-name="ro4">
          <table:table-cell table:formula="of:=IF([Data.A37]=&quot;&quot;;[.A35];[Data.A37])" office:value-type="float" office:value="22">
            <text:p>22</text:p>
          </table:table-cell>
          <table:table-cell table:formula="of:=IF([Data.C37]=&quot;&quot;;[.B35];CONCATENATE(&quot;,&quot;;[Data.C37]))" office:value-type="string" office:string-value=",TRAINING">
            <text:p>,TRAINING</text:p>
          </table:table-cell>
          <table:table-cell table:formula="of:=IF([Data.D37]=&quot;&quot;;[.C35];CONCATENATE(&quot;,&quot;;[Data.D37]))" office:value-type="string" office:string-value=",CHARL">
            <text:p>,CHARL</text:p>
          </table:table-cell>
          <table:table-cell table:formula="of:=CONCATENATE(&quot;,&quot;;[Data.E37])" office:value-type="string" office:string-value=",">
            <text:p>,</text:p>
          </table:table-cell>
          <table:table-cell table:formula="of:=CONCATENATE(&quot;,&quot;;[Data.F37])" office:value-type="string" office:string-value=",">
            <text:p>,</text:p>
          </table:table-cell>
          <table:table-cell table:formula="of:=IF([Data.G37]=&quot;&quot;;&quot;&quot;;CONCATENATE(&quot;,&quot;;[Data.G37]))">
            <text:p/>
          </table:table-cell>
          <table:table-cell table:style-name="ce9" table:formula="of:=IF([Data.H37]=&quot;&quot;;&quot;&quot;;CONCATENATE(&quot;,&quot;;[Data.H37]))">
            <text:p/>
          </table:table-cell>
          <table:table-cell table:style-name="ce9" table:formula="of:=IF([Data.I37]=&quot;&quot;;&quot;&quot;;CONCATENATE(&quot;,&quot;;[Data.I37]))">
            <text:p/>
          </table:table-cell>
          <table:table-cell table:style-name="ce9" table:formula="of:=IF([Data.J37]=&quot;&quot;;&quot;&quot;;CONCATENATE(&quot;,&quot;;[Data.J37]))">
            <text:p/>
          </table:table-cell>
          <table:table-cell table:style-name="ce9" table:formula="of:=IF([Data.K37]=&quot;&quot;;&quot;&quot;;CONCATENATE(&quot;,&quot;;[Data.K37]))">
            <text:p/>
          </table:table-cell>
          <table:table-cell table:style-name="ce9" table:formula="of:=IF([Data.L37]=&quot;&quot;;&quot;&quot;;CONCATENATE(&quot;,&quot;;[Data.L37]))">
            <text:p/>
          </table:table-cell>
          <table:table-cell table:style-name="ce9" table:formula="of:=IF([Data.M37]=&quot;&quot;;&quot;&quot;;CONCATENATE(&quot;,&quot;;[Data.M37]))">
            <text:p/>
          </table:table-cell>
          <table:table-cell table:style-name="ce9" table:formula="of:=IF([Data.N37]=&quot;&quot;;&quot;&quot;;CONCATENATE(&quot;,&quot;;[Data.N37]))">
            <text:p/>
          </table:table-cell>
          <table:table-cell table:style-name="ce9" table:formula="of:=IF([Data.O37]=&quot;&quot;;&quot;&quot;;CONCATENATE(&quot;,&quot;;[Data.O37]))">
            <text:p/>
          </table:table-cell>
          <table:table-cell table:style-name="ce9" table:formula="of:=IF([Data.P37]=&quot;&quot;;&quot;&quot;;CONCATENATE(&quot;,&quot;;[Data.P37]))">
            <text:p/>
          </table:table-cell>
          <table:table-cell table:style-name="ce9" table:formula="of:=IF([Data.Q37]=&quot;&quot;;&quot;&quot;;CONCATENATE(&quot;,&quot;;[Data.Q37]))">
            <text:p/>
          </table:table-cell>
          <table:table-cell table:style-name="ce9" table:formula="of:=IF([Data.R37]=&quot;&quot;;&quot;&quot;;CONCATENATE(&quot;,&quot;;[Data.R37]))">
            <text:p/>
          </table:table-cell>
          <table:table-cell table:number-columns-repeated="2"/>
        </table:table-row>
        <table:table-row table:style-name="ro4">
          <table:table-cell table:formula="of:=IF([Data.A38]=&quot;&quot;;[.A36];[Data.A38])" office:value-type="float" office:value="22">
            <text:p>22</text:p>
          </table:table-cell>
          <table:table-cell table:formula="of:=IF([Data.C38]=&quot;&quot;;[.B36];CONCATENATE(&quot;,&quot;;[Data.C38]))" office:value-type="string" office:string-value=",TRAINING">
            <text:p>,TRAINING</text:p>
          </table:table-cell>
          <table:table-cell table:formula="of:=IF([Data.D38]=&quot;&quot;;[.C36];CONCATENATE(&quot;,&quot;;[Data.D38]))" office:value-type="string" office:string-value=",CHARL">
            <text:p>,CHARL</text:p>
          </table:table-cell>
          <table:table-cell table:formula="of:=CONCATENATE(&quot;,&quot;;[Data.E38])" office:value-type="string" office:string-value=",">
            <text:p>,</text:p>
          </table:table-cell>
          <table:table-cell table:formula="of:=CONCATENATE(&quot;,&quot;;[Data.F38])" office:value-type="string" office:string-value=",">
            <text:p>,</text:p>
          </table:table-cell>
          <table:table-cell table:formula="of:=IF([Data.G38]=&quot;&quot;;&quot;&quot;;CONCATENATE(&quot;,&quot;;[Data.G38]))">
            <text:p/>
          </table:table-cell>
          <table:table-cell table:style-name="ce9" table:formula="of:=IF([Data.H38]=&quot;&quot;;&quot;&quot;;CONCATENATE(&quot;,&quot;;[Data.H38]))">
            <text:p/>
          </table:table-cell>
          <table:table-cell table:style-name="ce9" table:formula="of:=IF([Data.I38]=&quot;&quot;;&quot;&quot;;CONCATENATE(&quot;,&quot;;[Data.I38]))">
            <text:p/>
          </table:table-cell>
          <table:table-cell table:style-name="ce9" table:formula="of:=IF([Data.J38]=&quot;&quot;;&quot;&quot;;CONCATENATE(&quot;,&quot;;[Data.J38]))">
            <text:p/>
          </table:table-cell>
          <table:table-cell table:style-name="ce9" table:formula="of:=IF([Data.K38]=&quot;&quot;;&quot;&quot;;CONCATENATE(&quot;,&quot;;[Data.K38]))">
            <text:p/>
          </table:table-cell>
          <table:table-cell table:style-name="ce9" table:formula="of:=IF([Data.L38]=&quot;&quot;;&quot;&quot;;CONCATENATE(&quot;,&quot;;[Data.L38]))">
            <text:p/>
          </table:table-cell>
          <table:table-cell table:style-name="ce9" table:formula="of:=IF([Data.M38]=&quot;&quot;;&quot;&quot;;CONCATENATE(&quot;,&quot;;[Data.M38]))">
            <text:p/>
          </table:table-cell>
          <table:table-cell table:style-name="ce9" table:formula="of:=IF([Data.N38]=&quot;&quot;;&quot;&quot;;CONCATENATE(&quot;,&quot;;[Data.N38]))">
            <text:p/>
          </table:table-cell>
          <table:table-cell table:style-name="ce9" table:formula="of:=IF([Data.O38]=&quot;&quot;;&quot;&quot;;CONCATENATE(&quot;,&quot;;[Data.O38]))">
            <text:p/>
          </table:table-cell>
          <table:table-cell table:style-name="ce9" table:formula="of:=IF([Data.P38]=&quot;&quot;;&quot;&quot;;CONCATENATE(&quot;,&quot;;[Data.P38]))">
            <text:p/>
          </table:table-cell>
          <table:table-cell table:style-name="ce9" table:formula="of:=IF([Data.Q38]=&quot;&quot;;&quot;&quot;;CONCATENATE(&quot;,&quot;;[Data.Q38]))">
            <text:p/>
          </table:table-cell>
          <table:table-cell table:style-name="ce9" table:formula="of:=IF([Data.R38]=&quot;&quot;;&quot;&quot;;CONCATENATE(&quot;,&quot;;[Data.R38]))">
            <text:p/>
          </table:table-cell>
          <table:table-cell table:number-columns-repeated="2"/>
        </table:table-row>
        <table:table-row table:style-name="ro4">
          <table:table-cell table:formula="of:=IF([Data.A39]=&quot;&quot;;[.A37];[Data.A39])" office:value-type="float" office:value="22">
            <text:p>22</text:p>
          </table:table-cell>
          <table:table-cell table:formula="of:=IF([Data.C39]=&quot;&quot;;[.B37];CONCATENATE(&quot;,&quot;;[Data.C39]))" office:value-type="string" office:string-value=",TRAINING">
            <text:p>,TRAINING</text:p>
          </table:table-cell>
          <table:table-cell table:formula="of:=IF([Data.D39]=&quot;&quot;;[.C37];CONCATENATE(&quot;,&quot;;[Data.D39]))" office:value-type="string" office:string-value=",CHARL">
            <text:p>,CHARL</text:p>
          </table:table-cell>
          <table:table-cell table:formula="of:=CONCATENATE(&quot;,&quot;;[Data.E39])" office:value-type="string" office:string-value=",">
            <text:p>,</text:p>
          </table:table-cell>
          <table:table-cell table:formula="of:=CONCATENATE(&quot;,&quot;;[Data.F39])" office:value-type="string" office:string-value=",">
            <text:p>,</text:p>
          </table:table-cell>
          <table:table-cell table:formula="of:=IF([Data.G39]=&quot;&quot;;&quot;&quot;;CONCATENATE(&quot;,&quot;;[Data.G39]))">
            <text:p/>
          </table:table-cell>
          <table:table-cell table:style-name="ce9" table:formula="of:=IF([Data.H39]=&quot;&quot;;&quot;&quot;;CONCATENATE(&quot;,&quot;;[Data.H39]))">
            <text:p/>
          </table:table-cell>
          <table:table-cell table:style-name="ce9" table:formula="of:=IF([Data.I39]=&quot;&quot;;&quot;&quot;;CONCATENATE(&quot;,&quot;;[Data.I39]))">
            <text:p/>
          </table:table-cell>
          <table:table-cell table:style-name="ce9" table:formula="of:=IF([Data.J39]=&quot;&quot;;&quot;&quot;;CONCATENATE(&quot;,&quot;;[Data.J39]))">
            <text:p/>
          </table:table-cell>
          <table:table-cell table:style-name="ce9" table:formula="of:=IF([Data.K39]=&quot;&quot;;&quot;&quot;;CONCATENATE(&quot;,&quot;;[Data.K39]))">
            <text:p/>
          </table:table-cell>
          <table:table-cell table:style-name="ce9" table:formula="of:=IF([Data.L39]=&quot;&quot;;&quot;&quot;;CONCATENATE(&quot;,&quot;;[Data.L39]))">
            <text:p/>
          </table:table-cell>
          <table:table-cell table:style-name="ce9" table:formula="of:=IF([Data.M39]=&quot;&quot;;&quot;&quot;;CONCATENATE(&quot;,&quot;;[Data.M39]))">
            <text:p/>
          </table:table-cell>
          <table:table-cell table:style-name="ce9" table:formula="of:=IF([Data.N39]=&quot;&quot;;&quot;&quot;;CONCATENATE(&quot;,&quot;;[Data.N39]))">
            <text:p/>
          </table:table-cell>
          <table:table-cell table:style-name="ce9" table:formula="of:=IF([Data.O39]=&quot;&quot;;&quot;&quot;;CONCATENATE(&quot;,&quot;;[Data.O39]))">
            <text:p/>
          </table:table-cell>
          <table:table-cell table:style-name="ce9" table:formula="of:=IF([Data.P39]=&quot;&quot;;&quot;&quot;;CONCATENATE(&quot;,&quot;;[Data.P39]))">
            <text:p/>
          </table:table-cell>
          <table:table-cell table:style-name="ce9" table:formula="of:=IF([Data.Q39]=&quot;&quot;;&quot;&quot;;CONCATENATE(&quot;,&quot;;[Data.Q39]))">
            <text:p/>
          </table:table-cell>
          <table:table-cell table:style-name="ce9" table:formula="of:=IF([Data.R39]=&quot;&quot;;&quot;&quot;;CONCATENATE(&quot;,&quot;;[Data.R39]))">
            <text:p/>
          </table:table-cell>
          <table:table-cell table:number-columns-repeated="2"/>
        </table:table-row>
        <table:table-row table:style-name="ro4">
          <table:table-cell table:formula="of:=IF([Data.A40]=&quot;&quot;;[.A38];[Data.A40])" office:value-type="float" office:value="22">
            <text:p>22</text:p>
          </table:table-cell>
          <table:table-cell table:formula="of:=IF([Data.C40]=&quot;&quot;;[.B38];CONCATENATE(&quot;,&quot;;[Data.C40]))" office:value-type="string" office:string-value=",TRAINING">
            <text:p>,TRAINING</text:p>
          </table:table-cell>
          <table:table-cell table:formula="of:=IF([Data.D40]=&quot;&quot;;[.C38];CONCATENATE(&quot;,&quot;;[Data.D40]))" office:value-type="string" office:string-value=",CHARL">
            <text:p>,CHARL</text:p>
          </table:table-cell>
          <table:table-cell table:formula="of:=CONCATENATE(&quot;,&quot;;[Data.E40])" office:value-type="string" office:string-value=",">
            <text:p>,</text:p>
          </table:table-cell>
          <table:table-cell table:formula="of:=CONCATENATE(&quot;,&quot;;[Data.F40])" office:value-type="string" office:string-value=",">
            <text:p>,</text:p>
          </table:table-cell>
          <table:table-cell table:formula="of:=IF([Data.G40]=&quot;&quot;;&quot;&quot;;CONCATENATE(&quot;,&quot;;[Data.G40]))">
            <text:p/>
          </table:table-cell>
          <table:table-cell table:style-name="ce9" table:formula="of:=IF([Data.H40]=&quot;&quot;;&quot;&quot;;CONCATENATE(&quot;,&quot;;[Data.H40]))">
            <text:p/>
          </table:table-cell>
          <table:table-cell table:style-name="ce9" table:formula="of:=IF([Data.I40]=&quot;&quot;;&quot;&quot;;CONCATENATE(&quot;,&quot;;[Data.I40]))">
            <text:p/>
          </table:table-cell>
          <table:table-cell table:style-name="ce9" table:formula="of:=IF([Data.J40]=&quot;&quot;;&quot;&quot;;CONCATENATE(&quot;,&quot;;[Data.J40]))">
            <text:p/>
          </table:table-cell>
          <table:table-cell table:style-name="ce9" table:formula="of:=IF([Data.K40]=&quot;&quot;;&quot;&quot;;CONCATENATE(&quot;,&quot;;[Data.K40]))">
            <text:p/>
          </table:table-cell>
          <table:table-cell table:style-name="ce9" table:formula="of:=IF([Data.L40]=&quot;&quot;;&quot;&quot;;CONCATENATE(&quot;,&quot;;[Data.L40]))">
            <text:p/>
          </table:table-cell>
          <table:table-cell table:style-name="ce9" table:formula="of:=IF([Data.M40]=&quot;&quot;;&quot;&quot;;CONCATENATE(&quot;,&quot;;[Data.M40]))">
            <text:p/>
          </table:table-cell>
          <table:table-cell table:style-name="ce9" table:formula="of:=IF([Data.N40]=&quot;&quot;;&quot;&quot;;CONCATENATE(&quot;,&quot;;[Data.N40]))">
            <text:p/>
          </table:table-cell>
          <table:table-cell table:style-name="ce9" table:formula="of:=IF([Data.O40]=&quot;&quot;;&quot;&quot;;CONCATENATE(&quot;,&quot;;[Data.O40]))">
            <text:p/>
          </table:table-cell>
          <table:table-cell table:style-name="ce9" table:formula="of:=IF([Data.P40]=&quot;&quot;;&quot;&quot;;CONCATENATE(&quot;,&quot;;[Data.P40]))">
            <text:p/>
          </table:table-cell>
          <table:table-cell table:style-name="ce9" table:formula="of:=IF([Data.Q40]=&quot;&quot;;&quot;&quot;;CONCATENATE(&quot;,&quot;;[Data.Q40]))">
            <text:p/>
          </table:table-cell>
          <table:table-cell table:style-name="ce9" table:formula="of:=IF([Data.R40]=&quot;&quot;;&quot;&quot;;CONCATENATE(&quot;,&quot;;[Data.R40]))">
            <text:p/>
          </table:table-cell>
          <table:table-cell table:number-columns-repeated="2"/>
        </table:table-row>
        <table:table-row table:style-name="ro4">
          <table:table-cell table:formula="of:=IF([Data.A41]=&quot;&quot;;[.A39];[Data.A41])" office:value-type="float" office:value="22">
            <text:p>22</text:p>
          </table:table-cell>
          <table:table-cell table:formula="of:=IF([Data.C41]=&quot;&quot;;[.B39];CONCATENATE(&quot;,&quot;;[Data.C41]))" office:value-type="string" office:string-value=",TRAINING">
            <text:p>,TRAINING</text:p>
          </table:table-cell>
          <table:table-cell table:formula="of:=IF([Data.D41]=&quot;&quot;;[.C39];CONCATENATE(&quot;,&quot;;[Data.D41]))" office:value-type="string" office:string-value=",CHARL">
            <text:p>,CHARL</text:p>
          </table:table-cell>
          <table:table-cell table:formula="of:=CONCATENATE(&quot;,&quot;;[Data.E41])" office:value-type="string" office:string-value=",">
            <text:p>,</text:p>
          </table:table-cell>
          <table:table-cell table:formula="of:=CONCATENATE(&quot;,&quot;;[Data.F41])" office:value-type="string" office:string-value=",">
            <text:p>,</text:p>
          </table:table-cell>
          <table:table-cell table:formula="of:=IF([Data.G41]=&quot;&quot;;&quot;&quot;;CONCATENATE(&quot;,&quot;;[Data.G41]))">
            <text:p/>
          </table:table-cell>
          <table:table-cell table:style-name="ce9" table:formula="of:=IF([Data.H41]=&quot;&quot;;&quot;&quot;;CONCATENATE(&quot;,&quot;;[Data.H41]))">
            <text:p/>
          </table:table-cell>
          <table:table-cell table:style-name="ce9" table:formula="of:=IF([Data.I41]=&quot;&quot;;&quot;&quot;;CONCATENATE(&quot;,&quot;;[Data.I41]))">
            <text:p/>
          </table:table-cell>
          <table:table-cell table:style-name="ce9" table:formula="of:=IF([Data.J41]=&quot;&quot;;&quot;&quot;;CONCATENATE(&quot;,&quot;;[Data.J41]))">
            <text:p/>
          </table:table-cell>
          <table:table-cell table:style-name="ce9" table:formula="of:=IF([Data.K41]=&quot;&quot;;&quot;&quot;;CONCATENATE(&quot;,&quot;;[Data.K41]))">
            <text:p/>
          </table:table-cell>
          <table:table-cell table:style-name="ce9" table:formula="of:=IF([Data.L41]=&quot;&quot;;&quot;&quot;;CONCATENATE(&quot;,&quot;;[Data.L41]))">
            <text:p/>
          </table:table-cell>
          <table:table-cell table:style-name="ce9" table:formula="of:=IF([Data.M41]=&quot;&quot;;&quot;&quot;;CONCATENATE(&quot;,&quot;;[Data.M41]))">
            <text:p/>
          </table:table-cell>
          <table:table-cell table:style-name="ce9" table:formula="of:=IF([Data.N41]=&quot;&quot;;&quot;&quot;;CONCATENATE(&quot;,&quot;;[Data.N41]))">
            <text:p/>
          </table:table-cell>
          <table:table-cell table:style-name="ce9" table:formula="of:=IF([Data.O41]=&quot;&quot;;&quot;&quot;;CONCATENATE(&quot;,&quot;;[Data.O41]))">
            <text:p/>
          </table:table-cell>
          <table:table-cell table:style-name="ce9" table:formula="of:=IF([Data.P41]=&quot;&quot;;&quot;&quot;;CONCATENATE(&quot;,&quot;;[Data.P41]))">
            <text:p/>
          </table:table-cell>
          <table:table-cell table:style-name="ce9" table:formula="of:=IF([Data.Q41]=&quot;&quot;;&quot;&quot;;CONCATENATE(&quot;,&quot;;[Data.Q41]))">
            <text:p/>
          </table:table-cell>
          <table:table-cell table:style-name="ce9" table:formula="of:=IF([Data.R41]=&quot;&quot;;&quot;&quot;;CONCATENATE(&quot;,&quot;;[Data.R41]))">
            <text:p/>
          </table:table-cell>
          <table:table-cell table:number-columns-repeated="2"/>
        </table:table-row>
        <table:table-row table:style-name="ro4">
          <table:table-cell table:formula="of:=IF([Data.A42]=&quot;&quot;;[.A40];[Data.A42])" office:value-type="float" office:value="22">
            <text:p>22</text:p>
          </table:table-cell>
          <table:table-cell table:formula="of:=IF([Data.C42]=&quot;&quot;;[.B40];CONCATENATE(&quot;,&quot;;[Data.C42]))" office:value-type="string" office:string-value=",TRAINING">
            <text:p>,TRAINING</text:p>
          </table:table-cell>
          <table:table-cell table:formula="of:=IF([Data.D42]=&quot;&quot;;[.C40];CONCATENATE(&quot;,&quot;;[Data.D42]))" office:value-type="string" office:string-value=",CHARL">
            <text:p>,CHARL</text:p>
          </table:table-cell>
          <table:table-cell table:formula="of:=CONCATENATE(&quot;,&quot;;[Data.E42])" office:value-type="string" office:string-value=",">
            <text:p>,</text:p>
          </table:table-cell>
          <table:table-cell table:formula="of:=CONCATENATE(&quot;,&quot;;[Data.F42])" office:value-type="string" office:string-value=",">
            <text:p>,</text:p>
          </table:table-cell>
          <table:table-cell table:formula="of:=IF([Data.G42]=&quot;&quot;;&quot;&quot;;CONCATENATE(&quot;,&quot;;[Data.G42]))">
            <text:p/>
          </table:table-cell>
          <table:table-cell table:style-name="ce9" table:formula="of:=IF([Data.H42]=&quot;&quot;;&quot;&quot;;CONCATENATE(&quot;,&quot;;[Data.H42]))">
            <text:p/>
          </table:table-cell>
          <table:table-cell table:style-name="ce9" table:formula="of:=IF([Data.I42]=&quot;&quot;;&quot;&quot;;CONCATENATE(&quot;,&quot;;[Data.I42]))">
            <text:p/>
          </table:table-cell>
          <table:table-cell table:style-name="ce9" table:formula="of:=IF([Data.J42]=&quot;&quot;;&quot;&quot;;CONCATENATE(&quot;,&quot;;[Data.J42]))">
            <text:p/>
          </table:table-cell>
          <table:table-cell table:style-name="ce9" table:formula="of:=IF([Data.K42]=&quot;&quot;;&quot;&quot;;CONCATENATE(&quot;,&quot;;[Data.K42]))">
            <text:p/>
          </table:table-cell>
          <table:table-cell table:style-name="ce9" table:formula="of:=IF([Data.L42]=&quot;&quot;;&quot;&quot;;CONCATENATE(&quot;,&quot;;[Data.L42]))">
            <text:p/>
          </table:table-cell>
          <table:table-cell table:style-name="ce9" table:formula="of:=IF([Data.M42]=&quot;&quot;;&quot;&quot;;CONCATENATE(&quot;,&quot;;[Data.M42]))">
            <text:p/>
          </table:table-cell>
          <table:table-cell table:style-name="ce9" table:formula="of:=IF([Data.N42]=&quot;&quot;;&quot;&quot;;CONCATENATE(&quot;,&quot;;[Data.N42]))">
            <text:p/>
          </table:table-cell>
          <table:table-cell table:style-name="ce9" table:formula="of:=IF([Data.O42]=&quot;&quot;;&quot;&quot;;CONCATENATE(&quot;,&quot;;[Data.O42]))">
            <text:p/>
          </table:table-cell>
          <table:table-cell table:style-name="ce9" table:formula="of:=IF([Data.P42]=&quot;&quot;;&quot;&quot;;CONCATENATE(&quot;,&quot;;[Data.P42]))">
            <text:p/>
          </table:table-cell>
          <table:table-cell table:style-name="ce9" table:formula="of:=IF([Data.Q42]=&quot;&quot;;&quot;&quot;;CONCATENATE(&quot;,&quot;;[Data.Q42]))">
            <text:p/>
          </table:table-cell>
          <table:table-cell table:style-name="ce9" table:formula="of:=IF([Data.R42]=&quot;&quot;;&quot;&quot;;CONCATENATE(&quot;,&quot;;[Data.R42]))">
            <text:p/>
          </table:table-cell>
          <table:table-cell table:number-columns-repeated="2"/>
        </table:table-row>
        <table:table-row table:style-name="ro4">
          <table:table-cell table:formula="of:=IF([Data.A43]=&quot;&quot;;[.A41];[Data.A43])" office:value-type="float" office:value="22">
            <text:p>22</text:p>
          </table:table-cell>
          <table:table-cell table:formula="of:=IF([Data.C43]=&quot;&quot;;[.B41];CONCATENATE(&quot;,&quot;;[Data.C43]))" office:value-type="string" office:string-value=",TRAINING">
            <text:p>,TRAINING</text:p>
          </table:table-cell>
          <table:table-cell table:formula="of:=IF([Data.D43]=&quot;&quot;;[.C41];CONCATENATE(&quot;,&quot;;[Data.D43]))" office:value-type="string" office:string-value=",CHARL">
            <text:p>,CHARL</text:p>
          </table:table-cell>
          <table:table-cell table:formula="of:=CONCATENATE(&quot;,&quot;;[Data.E43])" office:value-type="string" office:string-value=",">
            <text:p>,</text:p>
          </table:table-cell>
          <table:table-cell table:formula="of:=CONCATENATE(&quot;,&quot;;[Data.F43])" office:value-type="string" office:string-value=",">
            <text:p>,</text:p>
          </table:table-cell>
          <table:table-cell table:formula="of:=IF([Data.G43]=&quot;&quot;;&quot;&quot;;CONCATENATE(&quot;,&quot;;[Data.G43]))">
            <text:p/>
          </table:table-cell>
          <table:table-cell table:style-name="ce9" table:formula="of:=IF([Data.H43]=&quot;&quot;;&quot;&quot;;CONCATENATE(&quot;,&quot;;[Data.H43]))">
            <text:p/>
          </table:table-cell>
          <table:table-cell table:style-name="ce9" table:formula="of:=IF([Data.I43]=&quot;&quot;;&quot;&quot;;CONCATENATE(&quot;,&quot;;[Data.I43]))">
            <text:p/>
          </table:table-cell>
          <table:table-cell table:style-name="ce9" table:formula="of:=IF([Data.J43]=&quot;&quot;;&quot;&quot;;CONCATENATE(&quot;,&quot;;[Data.J43]))">
            <text:p/>
          </table:table-cell>
          <table:table-cell table:style-name="ce9" table:formula="of:=IF([Data.K43]=&quot;&quot;;&quot;&quot;;CONCATENATE(&quot;,&quot;;[Data.K43]))">
            <text:p/>
          </table:table-cell>
          <table:table-cell table:style-name="ce9" table:formula="of:=IF([Data.L43]=&quot;&quot;;&quot;&quot;;CONCATENATE(&quot;,&quot;;[Data.L43]))">
            <text:p/>
          </table:table-cell>
          <table:table-cell table:style-name="ce9" table:formula="of:=IF([Data.M43]=&quot;&quot;;&quot;&quot;;CONCATENATE(&quot;,&quot;;[Data.M43]))">
            <text:p/>
          </table:table-cell>
          <table:table-cell table:style-name="ce9" table:formula="of:=IF([Data.N43]=&quot;&quot;;&quot;&quot;;CONCATENATE(&quot;,&quot;;[Data.N43]))">
            <text:p/>
          </table:table-cell>
          <table:table-cell table:style-name="ce9" table:formula="of:=IF([Data.O43]=&quot;&quot;;&quot;&quot;;CONCATENATE(&quot;,&quot;;[Data.O43]))">
            <text:p/>
          </table:table-cell>
          <table:table-cell table:style-name="ce9" table:formula="of:=IF([Data.P43]=&quot;&quot;;&quot;&quot;;CONCATENATE(&quot;,&quot;;[Data.P43]))">
            <text:p/>
          </table:table-cell>
          <table:table-cell table:style-name="ce9" table:formula="of:=IF([Data.Q43]=&quot;&quot;;&quot;&quot;;CONCATENATE(&quot;,&quot;;[Data.Q43]))">
            <text:p/>
          </table:table-cell>
          <table:table-cell table:style-name="ce9" table:formula="of:=IF([Data.R43]=&quot;&quot;;&quot;&quot;;CONCATENATE(&quot;,&quot;;[Data.R43]))">
            <text:p/>
          </table:table-cell>
          <table:table-cell table:number-columns-repeated="2"/>
        </table:table-row>
        <table:table-row table:style-name="ro4">
          <table:table-cell table:formula="of:=IF([Data.A44]=&quot;&quot;;[.A42];[Data.A44])" office:value-type="float" office:value="22">
            <text:p>22</text:p>
          </table:table-cell>
          <table:table-cell table:formula="of:=IF([Data.C44]=&quot;&quot;;[.B42];CONCATENATE(&quot;,&quot;;[Data.C44]))" office:value-type="string" office:string-value=",TRAINING">
            <text:p>,TRAINING</text:p>
          </table:table-cell>
          <table:table-cell table:formula="of:=IF([Data.D44]=&quot;&quot;;[.C42];CONCATENATE(&quot;,&quot;;[Data.D44]))" office:value-type="string" office:string-value=",CHARL">
            <text:p>,CHARL</text:p>
          </table:table-cell>
          <table:table-cell table:formula="of:=CONCATENATE(&quot;,&quot;;[Data.E44])" office:value-type="string" office:string-value=",">
            <text:p>,</text:p>
          </table:table-cell>
          <table:table-cell table:formula="of:=CONCATENATE(&quot;,&quot;;[Data.F44])" office:value-type="string" office:string-value=",">
            <text:p>,</text:p>
          </table:table-cell>
          <table:table-cell table:formula="of:=IF([Data.G44]=&quot;&quot;;&quot;&quot;;CONCATENATE(&quot;,&quot;;[Data.G44]))">
            <text:p/>
          </table:table-cell>
          <table:table-cell table:style-name="ce9" table:formula="of:=IF([Data.H44]=&quot;&quot;;&quot;&quot;;CONCATENATE(&quot;,&quot;;[Data.H44]))">
            <text:p/>
          </table:table-cell>
          <table:table-cell table:style-name="ce9" table:formula="of:=IF([Data.I44]=&quot;&quot;;&quot;&quot;;CONCATENATE(&quot;,&quot;;[Data.I44]))">
            <text:p/>
          </table:table-cell>
          <table:table-cell table:style-name="ce9" table:formula="of:=IF([Data.J44]=&quot;&quot;;&quot;&quot;;CONCATENATE(&quot;,&quot;;[Data.J44]))">
            <text:p/>
          </table:table-cell>
          <table:table-cell table:style-name="ce9" table:formula="of:=IF([Data.K44]=&quot;&quot;;&quot;&quot;;CONCATENATE(&quot;,&quot;;[Data.K44]))">
            <text:p/>
          </table:table-cell>
          <table:table-cell table:style-name="ce9" table:formula="of:=IF([Data.L44]=&quot;&quot;;&quot;&quot;;CONCATENATE(&quot;,&quot;;[Data.L44]))">
            <text:p/>
          </table:table-cell>
          <table:table-cell table:style-name="ce9" table:formula="of:=IF([Data.M44]=&quot;&quot;;&quot;&quot;;CONCATENATE(&quot;,&quot;;[Data.M44]))">
            <text:p/>
          </table:table-cell>
          <table:table-cell table:style-name="ce9" table:formula="of:=IF([Data.N44]=&quot;&quot;;&quot;&quot;;CONCATENATE(&quot;,&quot;;[Data.N44]))">
            <text:p/>
          </table:table-cell>
          <table:table-cell table:style-name="ce9" table:formula="of:=IF([Data.O44]=&quot;&quot;;&quot;&quot;;CONCATENATE(&quot;,&quot;;[Data.O44]))">
            <text:p/>
          </table:table-cell>
          <table:table-cell table:style-name="ce9" table:formula="of:=IF([Data.P44]=&quot;&quot;;&quot;&quot;;CONCATENATE(&quot;,&quot;;[Data.P44]))">
            <text:p/>
          </table:table-cell>
          <table:table-cell table:style-name="ce9" table:formula="of:=IF([Data.Q44]=&quot;&quot;;&quot;&quot;;CONCATENATE(&quot;,&quot;;[Data.Q44]))">
            <text:p/>
          </table:table-cell>
          <table:table-cell table:style-name="ce9" table:formula="of:=IF([Data.R44]=&quot;&quot;;&quot;&quot;;CONCATENATE(&quot;,&quot;;[Data.R44]))">
            <text:p/>
          </table:table-cell>
          <table:table-cell table:number-columns-repeated="2"/>
        </table:table-row>
        <table:table-row table:style-name="ro4">
          <table:table-cell table:formula="of:=IF([Data.A45]=&quot;&quot;;[.A43];[Data.A45])" office:value-type="float" office:value="22">
            <text:p>22</text:p>
          </table:table-cell>
          <table:table-cell table:formula="of:=IF([Data.C45]=&quot;&quot;;[.B43];CONCATENATE(&quot;,&quot;;[Data.C45]))" office:value-type="string" office:string-value=",TRAINING">
            <text:p>,TRAINING</text:p>
          </table:table-cell>
          <table:table-cell table:formula="of:=IF([Data.D45]=&quot;&quot;;[.C43];CONCATENATE(&quot;,&quot;;[Data.D45]))" office:value-type="string" office:string-value=",CHARL">
            <text:p>,CHARL</text:p>
          </table:table-cell>
          <table:table-cell table:formula="of:=CONCATENATE(&quot;,&quot;;[Data.E45])" office:value-type="string" office:string-value=",">
            <text:p>,</text:p>
          </table:table-cell>
          <table:table-cell table:formula="of:=CONCATENATE(&quot;,&quot;;[Data.F45])" office:value-type="string" office:string-value=",">
            <text:p>,</text:p>
          </table:table-cell>
          <table:table-cell table:formula="of:=IF([Data.G45]=&quot;&quot;;&quot;&quot;;CONCATENATE(&quot;,&quot;;[Data.G45]))">
            <text:p/>
          </table:table-cell>
          <table:table-cell table:style-name="ce9" table:formula="of:=IF([Data.H45]=&quot;&quot;;&quot;&quot;;CONCATENATE(&quot;,&quot;;[Data.H45]))">
            <text:p/>
          </table:table-cell>
          <table:table-cell table:style-name="ce9" table:formula="of:=IF([Data.I45]=&quot;&quot;;&quot;&quot;;CONCATENATE(&quot;,&quot;;[Data.I45]))">
            <text:p/>
          </table:table-cell>
          <table:table-cell table:style-name="ce9" table:formula="of:=IF([Data.J45]=&quot;&quot;;&quot;&quot;;CONCATENATE(&quot;,&quot;;[Data.J45]))">
            <text:p/>
          </table:table-cell>
          <table:table-cell table:style-name="ce9" table:formula="of:=IF([Data.K45]=&quot;&quot;;&quot;&quot;;CONCATENATE(&quot;,&quot;;[Data.K45]))">
            <text:p/>
          </table:table-cell>
          <table:table-cell table:style-name="ce9" table:formula="of:=IF([Data.L45]=&quot;&quot;;&quot;&quot;;CONCATENATE(&quot;,&quot;;[Data.L45]))">
            <text:p/>
          </table:table-cell>
          <table:table-cell table:style-name="ce9" table:formula="of:=IF([Data.M45]=&quot;&quot;;&quot;&quot;;CONCATENATE(&quot;,&quot;;[Data.M45]))">
            <text:p/>
          </table:table-cell>
          <table:table-cell table:style-name="ce9" table:formula="of:=IF([Data.N45]=&quot;&quot;;&quot;&quot;;CONCATENATE(&quot;,&quot;;[Data.N45]))">
            <text:p/>
          </table:table-cell>
          <table:table-cell table:style-name="ce9" table:formula="of:=IF([Data.O45]=&quot;&quot;;&quot;&quot;;CONCATENATE(&quot;,&quot;;[Data.O45]))">
            <text:p/>
          </table:table-cell>
          <table:table-cell table:style-name="ce9" table:formula="of:=IF([Data.P45]=&quot;&quot;;&quot;&quot;;CONCATENATE(&quot;,&quot;;[Data.P45]))">
            <text:p/>
          </table:table-cell>
          <table:table-cell table:style-name="ce9" table:formula="of:=IF([Data.Q45]=&quot;&quot;;&quot;&quot;;CONCATENATE(&quot;,&quot;;[Data.Q45]))">
            <text:p/>
          </table:table-cell>
          <table:table-cell table:style-name="ce9" table:formula="of:=IF([Data.R45]=&quot;&quot;;&quot;&quot;;CONCATENATE(&quot;,&quot;;[Data.R45]))">
            <text:p/>
          </table:table-cell>
          <table:table-cell table:number-columns-repeated="2"/>
        </table:table-row>
        <table:table-row table:style-name="ro4">
          <table:table-cell table:formula="of:=IF([Data.A46]=&quot;&quot;;[.A44];[Data.A46])" office:value-type="float" office:value="22">
            <text:p>22</text:p>
          </table:table-cell>
          <table:table-cell table:formula="of:=IF([Data.C46]=&quot;&quot;;[.B44];CONCATENATE(&quot;,&quot;;[Data.C46]))" office:value-type="string" office:string-value=",TRAINING">
            <text:p>,TRAINING</text:p>
          </table:table-cell>
          <table:table-cell table:formula="of:=IF([Data.D46]=&quot;&quot;;[.C44];CONCATENATE(&quot;,&quot;;[Data.D46]))" office:value-type="string" office:string-value=",CHARL">
            <text:p>,CHARL</text:p>
          </table:table-cell>
          <table:table-cell table:formula="of:=CONCATENATE(&quot;,&quot;;[Data.E46])" office:value-type="string" office:string-value=",">
            <text:p>,</text:p>
          </table:table-cell>
          <table:table-cell table:formula="of:=CONCATENATE(&quot;,&quot;;[Data.F46])" office:value-type="string" office:string-value=",">
            <text:p>,</text:p>
          </table:table-cell>
          <table:table-cell table:formula="of:=IF([Data.G46]=&quot;&quot;;&quot;&quot;;CONCATENATE(&quot;,&quot;;[Data.G46]))">
            <text:p/>
          </table:table-cell>
          <table:table-cell table:style-name="ce9" table:formula="of:=IF([Data.H46]=&quot;&quot;;&quot;&quot;;CONCATENATE(&quot;,&quot;;[Data.H46]))">
            <text:p/>
          </table:table-cell>
          <table:table-cell table:style-name="ce9" table:formula="of:=IF([Data.I46]=&quot;&quot;;&quot;&quot;;CONCATENATE(&quot;,&quot;;[Data.I46]))">
            <text:p/>
          </table:table-cell>
          <table:table-cell table:style-name="ce9" table:formula="of:=IF([Data.J46]=&quot;&quot;;&quot;&quot;;CONCATENATE(&quot;,&quot;;[Data.J46]))">
            <text:p/>
          </table:table-cell>
          <table:table-cell table:style-name="ce9" table:formula="of:=IF([Data.K46]=&quot;&quot;;&quot;&quot;;CONCATENATE(&quot;,&quot;;[Data.K46]))">
            <text:p/>
          </table:table-cell>
          <table:table-cell table:style-name="ce9" table:formula="of:=IF([Data.L46]=&quot;&quot;;&quot;&quot;;CONCATENATE(&quot;,&quot;;[Data.L46]))">
            <text:p/>
          </table:table-cell>
          <table:table-cell table:style-name="ce9" table:formula="of:=IF([Data.M46]=&quot;&quot;;&quot;&quot;;CONCATENATE(&quot;,&quot;;[Data.M46]))">
            <text:p/>
          </table:table-cell>
          <table:table-cell table:style-name="ce9" table:formula="of:=IF([Data.N46]=&quot;&quot;;&quot;&quot;;CONCATENATE(&quot;,&quot;;[Data.N46]))">
            <text:p/>
          </table:table-cell>
          <table:table-cell table:style-name="ce9" table:formula="of:=IF([Data.O46]=&quot;&quot;;&quot;&quot;;CONCATENATE(&quot;,&quot;;[Data.O46]))">
            <text:p/>
          </table:table-cell>
          <table:table-cell table:style-name="ce9" table:formula="of:=IF([Data.P46]=&quot;&quot;;&quot;&quot;;CONCATENATE(&quot;,&quot;;[Data.P46]))">
            <text:p/>
          </table:table-cell>
          <table:table-cell table:style-name="ce9" table:formula="of:=IF([Data.Q46]=&quot;&quot;;&quot;&quot;;CONCATENATE(&quot;,&quot;;[Data.Q46]))">
            <text:p/>
          </table:table-cell>
          <table:table-cell table:style-name="ce9" table:formula="of:=IF([Data.R46]=&quot;&quot;;&quot;&quot;;CONCATENATE(&quot;,&quot;;[Data.R46]))">
            <text:p/>
          </table:table-cell>
          <table:table-cell table:number-columns-repeated="2"/>
        </table:table-row>
        <table:table-row table:style-name="ro4">
          <table:table-cell table:formula="of:=IF([Data.A47]=&quot;&quot;;[.A45];[Data.A47])" office:value-type="float" office:value="22">
            <text:p>22</text:p>
          </table:table-cell>
          <table:table-cell table:formula="of:=IF([Data.C47]=&quot;&quot;;[.B45];CONCATENATE(&quot;,&quot;;[Data.C47]))" office:value-type="string" office:string-value=",TRAINING">
            <text:p>,TRAINING</text:p>
          </table:table-cell>
          <table:table-cell table:formula="of:=IF([Data.D47]=&quot;&quot;;[.C45];CONCATENATE(&quot;,&quot;;[Data.D47]))" office:value-type="string" office:string-value=",CHARL">
            <text:p>,CHARL</text:p>
          </table:table-cell>
          <table:table-cell table:formula="of:=CONCATENATE(&quot;,&quot;;[Data.E47])" office:value-type="string" office:string-value=",">
            <text:p>,</text:p>
          </table:table-cell>
          <table:table-cell table:formula="of:=CONCATENATE(&quot;,&quot;;[Data.F47])" office:value-type="string" office:string-value=",">
            <text:p>,</text:p>
          </table:table-cell>
          <table:table-cell table:formula="of:=IF([Data.G47]=&quot;&quot;;&quot;&quot;;CONCATENATE(&quot;,&quot;;[Data.G47]))">
            <text:p/>
          </table:table-cell>
          <table:table-cell table:style-name="ce9" table:formula="of:=IF([Data.H47]=&quot;&quot;;&quot;&quot;;CONCATENATE(&quot;,&quot;;[Data.H47]))">
            <text:p/>
          </table:table-cell>
          <table:table-cell table:style-name="ce9" table:formula="of:=IF([Data.I47]=&quot;&quot;;&quot;&quot;;CONCATENATE(&quot;,&quot;;[Data.I47]))">
            <text:p/>
          </table:table-cell>
          <table:table-cell table:style-name="ce9" table:formula="of:=IF([Data.J47]=&quot;&quot;;&quot;&quot;;CONCATENATE(&quot;,&quot;;[Data.J47]))">
            <text:p/>
          </table:table-cell>
          <table:table-cell table:style-name="ce9" table:formula="of:=IF([Data.K47]=&quot;&quot;;&quot;&quot;;CONCATENATE(&quot;,&quot;;[Data.K47]))">
            <text:p/>
          </table:table-cell>
          <table:table-cell table:style-name="ce9" table:formula="of:=IF([Data.L47]=&quot;&quot;;&quot;&quot;;CONCATENATE(&quot;,&quot;;[Data.L47]))">
            <text:p/>
          </table:table-cell>
          <table:table-cell table:style-name="ce9" table:formula="of:=IF([Data.M47]=&quot;&quot;;&quot;&quot;;CONCATENATE(&quot;,&quot;;[Data.M47]))">
            <text:p/>
          </table:table-cell>
          <table:table-cell table:style-name="ce9" table:formula="of:=IF([Data.N47]=&quot;&quot;;&quot;&quot;;CONCATENATE(&quot;,&quot;;[Data.N47]))">
            <text:p/>
          </table:table-cell>
          <table:table-cell table:style-name="ce9" table:formula="of:=IF([Data.O47]=&quot;&quot;;&quot;&quot;;CONCATENATE(&quot;,&quot;;[Data.O47]))">
            <text:p/>
          </table:table-cell>
          <table:table-cell table:style-name="ce9" table:formula="of:=IF([Data.P47]=&quot;&quot;;&quot;&quot;;CONCATENATE(&quot;,&quot;;[Data.P47]))">
            <text:p/>
          </table:table-cell>
          <table:table-cell table:style-name="ce9" table:formula="of:=IF([Data.Q47]=&quot;&quot;;&quot;&quot;;CONCATENATE(&quot;,&quot;;[Data.Q47]))">
            <text:p/>
          </table:table-cell>
          <table:table-cell table:style-name="ce9" table:formula="of:=IF([Data.R47]=&quot;&quot;;&quot;&quot;;CONCATENATE(&quot;,&quot;;[Data.R47]))">
            <text:p/>
          </table:table-cell>
          <table:table-cell table:number-columns-repeated="2"/>
        </table:table-row>
        <table:table-row table:style-name="ro4">
          <table:table-cell table:formula="of:=IF([Data.A48]=&quot;&quot;;[.A46];[Data.A48])" office:value-type="float" office:value="22">
            <text:p>22</text:p>
          </table:table-cell>
          <table:table-cell table:formula="of:=IF([Data.C48]=&quot;&quot;;[.B46];CONCATENATE(&quot;,&quot;;[Data.C48]))" office:value-type="string" office:string-value=",TRAINING">
            <text:p>,TRAINING</text:p>
          </table:table-cell>
          <table:table-cell table:formula="of:=IF([Data.D48]=&quot;&quot;;[.C46];CONCATENATE(&quot;,&quot;;[Data.D48]))" office:value-type="string" office:string-value=",CHARL">
            <text:p>,CHARL</text:p>
          </table:table-cell>
          <table:table-cell table:formula="of:=CONCATENATE(&quot;,&quot;;[Data.E48])" office:value-type="string" office:string-value=",">
            <text:p>,</text:p>
          </table:table-cell>
          <table:table-cell table:formula="of:=CONCATENATE(&quot;,&quot;;[Data.F48])" office:value-type="string" office:string-value=",">
            <text:p>,</text:p>
          </table:table-cell>
          <table:table-cell table:formula="of:=IF([Data.G48]=&quot;&quot;;&quot;&quot;;CONCATENATE(&quot;,&quot;;[Data.G48]))">
            <text:p/>
          </table:table-cell>
          <table:table-cell table:style-name="ce9" table:formula="of:=IF([Data.H48]=&quot;&quot;;&quot;&quot;;CONCATENATE(&quot;,&quot;;[Data.H48]))">
            <text:p/>
          </table:table-cell>
          <table:table-cell table:style-name="ce9" table:formula="of:=IF([Data.I48]=&quot;&quot;;&quot;&quot;;CONCATENATE(&quot;,&quot;;[Data.I48]))">
            <text:p/>
          </table:table-cell>
          <table:table-cell table:style-name="ce9" table:formula="of:=IF([Data.J48]=&quot;&quot;;&quot;&quot;;CONCATENATE(&quot;,&quot;;[Data.J48]))">
            <text:p/>
          </table:table-cell>
          <table:table-cell table:style-name="ce9" table:formula="of:=IF([Data.K48]=&quot;&quot;;&quot;&quot;;CONCATENATE(&quot;,&quot;;[Data.K48]))">
            <text:p/>
          </table:table-cell>
          <table:table-cell table:style-name="ce9" table:formula="of:=IF([Data.L48]=&quot;&quot;;&quot;&quot;;CONCATENATE(&quot;,&quot;;[Data.L48]))">
            <text:p/>
          </table:table-cell>
          <table:table-cell table:style-name="ce9" table:formula="of:=IF([Data.M48]=&quot;&quot;;&quot;&quot;;CONCATENATE(&quot;,&quot;;[Data.M48]))">
            <text:p/>
          </table:table-cell>
          <table:table-cell table:style-name="ce9" table:formula="of:=IF([Data.N48]=&quot;&quot;;&quot;&quot;;CONCATENATE(&quot;,&quot;;[Data.N48]))">
            <text:p/>
          </table:table-cell>
          <table:table-cell table:style-name="ce9" table:formula="of:=IF([Data.O48]=&quot;&quot;;&quot;&quot;;CONCATENATE(&quot;,&quot;;[Data.O48]))">
            <text:p/>
          </table:table-cell>
          <table:table-cell table:style-name="ce9" table:formula="of:=IF([Data.P48]=&quot;&quot;;&quot;&quot;;CONCATENATE(&quot;,&quot;;[Data.P48]))">
            <text:p/>
          </table:table-cell>
          <table:table-cell table:style-name="ce9" table:formula="of:=IF([Data.Q48]=&quot;&quot;;&quot;&quot;;CONCATENATE(&quot;,&quot;;[Data.Q48]))">
            <text:p/>
          </table:table-cell>
          <table:table-cell table:style-name="ce9" table:formula="of:=IF([Data.R48]=&quot;&quot;;&quot;&quot;;CONCATENATE(&quot;,&quot;;[Data.R48]))">
            <text:p/>
          </table:table-cell>
          <table:table-cell table:number-columns-repeated="2"/>
        </table:table-row>
        <table:table-row table:style-name="ro4">
          <table:table-cell table:formula="of:=IF([Data.A49]=&quot;&quot;;[.A47];[Data.A49])" office:value-type="float" office:value="22">
            <text:p>22</text:p>
          </table:table-cell>
          <table:table-cell table:formula="of:=IF([Data.C49]=&quot;&quot;;[.B47];CONCATENATE(&quot;,&quot;;[Data.C49]))" office:value-type="string" office:string-value=",TRAINING">
            <text:p>,TRAINING</text:p>
          </table:table-cell>
          <table:table-cell table:formula="of:=IF([Data.D49]=&quot;&quot;;[.C47];CONCATENATE(&quot;,&quot;;[Data.D49]))" office:value-type="string" office:string-value=",CHARL">
            <text:p>,CHARL</text:p>
          </table:table-cell>
          <table:table-cell table:formula="of:=CONCATENATE(&quot;,&quot;;[Data.E49])" office:value-type="string" office:string-value=",">
            <text:p>,</text:p>
          </table:table-cell>
          <table:table-cell table:formula="of:=CONCATENATE(&quot;,&quot;;[Data.F49])" office:value-type="string" office:string-value=",">
            <text:p>,</text:p>
          </table:table-cell>
          <table:table-cell table:formula="of:=IF([Data.G49]=&quot;&quot;;&quot;&quot;;CONCATENATE(&quot;,&quot;;[Data.G49]))">
            <text:p/>
          </table:table-cell>
          <table:table-cell table:style-name="ce9" table:formula="of:=IF([Data.H49]=&quot;&quot;;&quot;&quot;;CONCATENATE(&quot;,&quot;;[Data.H49]))">
            <text:p/>
          </table:table-cell>
          <table:table-cell table:style-name="ce9" table:formula="of:=IF([Data.I49]=&quot;&quot;;&quot;&quot;;CONCATENATE(&quot;,&quot;;[Data.I49]))">
            <text:p/>
          </table:table-cell>
          <table:table-cell table:style-name="ce9" table:formula="of:=IF([Data.J49]=&quot;&quot;;&quot;&quot;;CONCATENATE(&quot;,&quot;;[Data.J49]))">
            <text:p/>
          </table:table-cell>
          <table:table-cell table:style-name="ce9" table:formula="of:=IF([Data.K49]=&quot;&quot;;&quot;&quot;;CONCATENATE(&quot;,&quot;;[Data.K49]))">
            <text:p/>
          </table:table-cell>
          <table:table-cell table:style-name="ce9" table:formula="of:=IF([Data.L49]=&quot;&quot;;&quot;&quot;;CONCATENATE(&quot;,&quot;;[Data.L49]))">
            <text:p/>
          </table:table-cell>
          <table:table-cell table:style-name="ce9" table:formula="of:=IF([Data.M49]=&quot;&quot;;&quot;&quot;;CONCATENATE(&quot;,&quot;;[Data.M49]))">
            <text:p/>
          </table:table-cell>
          <table:table-cell table:style-name="ce9" table:formula="of:=IF([Data.N49]=&quot;&quot;;&quot;&quot;;CONCATENATE(&quot;,&quot;;[Data.N49]))">
            <text:p/>
          </table:table-cell>
          <table:table-cell table:style-name="ce9" table:formula="of:=IF([Data.O49]=&quot;&quot;;&quot;&quot;;CONCATENATE(&quot;,&quot;;[Data.O49]))">
            <text:p/>
          </table:table-cell>
          <table:table-cell table:style-name="ce9" table:formula="of:=IF([Data.P49]=&quot;&quot;;&quot;&quot;;CONCATENATE(&quot;,&quot;;[Data.P49]))">
            <text:p/>
          </table:table-cell>
          <table:table-cell table:style-name="ce9" table:formula="of:=IF([Data.Q49]=&quot;&quot;;&quot;&quot;;CONCATENATE(&quot;,&quot;;[Data.Q49]))">
            <text:p/>
          </table:table-cell>
          <table:table-cell table:style-name="ce9" table:formula="of:=IF([Data.R49]=&quot;&quot;;&quot;&quot;;CONCATENATE(&quot;,&quot;;[Data.R49]))">
            <text:p/>
          </table:table-cell>
          <table:table-cell table:number-columns-repeated="2"/>
        </table:table-row>
        <table:table-row table:style-name="ro4">
          <table:table-cell table:formula="of:=IF([Data.A50]=&quot;&quot;;[.A48];[Data.A50])" office:value-type="float" office:value="22">
            <text:p>22</text:p>
          </table:table-cell>
          <table:table-cell table:formula="of:=IF([Data.C50]=&quot;&quot;;[.B48];CONCATENATE(&quot;,&quot;;[Data.C50]))" office:value-type="string" office:string-value=",TRAINING">
            <text:p>,TRAINING</text:p>
          </table:table-cell>
          <table:table-cell table:formula="of:=IF([Data.D50]=&quot;&quot;;[.C48];CONCATENATE(&quot;,&quot;;[Data.D50]))" office:value-type="string" office:string-value=",CHARL">
            <text:p>,CHARL</text:p>
          </table:table-cell>
          <table:table-cell table:formula="of:=CONCATENATE(&quot;,&quot;;[Data.E50])" office:value-type="string" office:string-value=",">
            <text:p>,</text:p>
          </table:table-cell>
          <table:table-cell table:formula="of:=CONCATENATE(&quot;,&quot;;[Data.F50])" office:value-type="string" office:string-value=",">
            <text:p>,</text:p>
          </table:table-cell>
          <table:table-cell table:formula="of:=IF([Data.G50]=&quot;&quot;;&quot;&quot;;CONCATENATE(&quot;,&quot;;[Data.G50]))">
            <text:p/>
          </table:table-cell>
          <table:table-cell table:style-name="ce9" table:formula="of:=IF([Data.H50]=&quot;&quot;;&quot;&quot;;CONCATENATE(&quot;,&quot;;[Data.H50]))">
            <text:p/>
          </table:table-cell>
          <table:table-cell table:style-name="ce9" table:formula="of:=IF([Data.I50]=&quot;&quot;;&quot;&quot;;CONCATENATE(&quot;,&quot;;[Data.I50]))">
            <text:p/>
          </table:table-cell>
          <table:table-cell table:style-name="ce9" table:formula="of:=IF([Data.J50]=&quot;&quot;;&quot;&quot;;CONCATENATE(&quot;,&quot;;[Data.J50]))">
            <text:p/>
          </table:table-cell>
          <table:table-cell table:style-name="ce9" table:formula="of:=IF([Data.K50]=&quot;&quot;;&quot;&quot;;CONCATENATE(&quot;,&quot;;[Data.K50]))">
            <text:p/>
          </table:table-cell>
          <table:table-cell table:style-name="ce9" table:formula="of:=IF([Data.L50]=&quot;&quot;;&quot;&quot;;CONCATENATE(&quot;,&quot;;[Data.L50]))">
            <text:p/>
          </table:table-cell>
          <table:table-cell table:style-name="ce9" table:formula="of:=IF([Data.M50]=&quot;&quot;;&quot;&quot;;CONCATENATE(&quot;,&quot;;[Data.M50]))">
            <text:p/>
          </table:table-cell>
          <table:table-cell table:style-name="ce9" table:formula="of:=IF([Data.N50]=&quot;&quot;;&quot;&quot;;CONCATENATE(&quot;,&quot;;[Data.N50]))">
            <text:p/>
          </table:table-cell>
          <table:table-cell table:style-name="ce9" table:formula="of:=IF([Data.O50]=&quot;&quot;;&quot;&quot;;CONCATENATE(&quot;,&quot;;[Data.O50]))">
            <text:p/>
          </table:table-cell>
          <table:table-cell table:style-name="ce9" table:formula="of:=IF([Data.P50]=&quot;&quot;;&quot;&quot;;CONCATENATE(&quot;,&quot;;[Data.P50]))">
            <text:p/>
          </table:table-cell>
          <table:table-cell table:style-name="ce9" table:formula="of:=IF([Data.Q50]=&quot;&quot;;&quot;&quot;;CONCATENATE(&quot;,&quot;;[Data.Q50]))">
            <text:p/>
          </table:table-cell>
          <table:table-cell table:style-name="ce9" table:formula="of:=IF([Data.R50]=&quot;&quot;;&quot;&quot;;CONCATENATE(&quot;,&quot;;[Data.R50]))">
            <text:p/>
          </table:table-cell>
          <table:table-cell table:number-columns-repeated="2"/>
        </table:table-row>
        <table:table-row table:style-name="ro4">
          <table:table-cell table:formula="of:=IF([Data.A51]=&quot;&quot;;[.A49];[Data.A51])" office:value-type="float" office:value="22">
            <text:p>22</text:p>
          </table:table-cell>
          <table:table-cell table:formula="of:=IF([Data.C51]=&quot;&quot;;[.B49];CONCATENATE(&quot;,&quot;;[Data.C51]))" office:value-type="string" office:string-value=",TRAINING">
            <text:p>,TRAINING</text:p>
          </table:table-cell>
          <table:table-cell table:formula="of:=IF([Data.D51]=&quot;&quot;;[.C49];CONCATENATE(&quot;,&quot;;[Data.D51]))" office:value-type="string" office:string-value=",CHARL">
            <text:p>,CHARL</text:p>
          </table:table-cell>
          <table:table-cell table:formula="of:=CONCATENATE(&quot;,&quot;;[Data.E51])" office:value-type="string" office:string-value=",">
            <text:p>,</text:p>
          </table:table-cell>
          <table:table-cell table:formula="of:=CONCATENATE(&quot;,&quot;;[Data.F51])" office:value-type="string" office:string-value=",">
            <text:p>,</text:p>
          </table:table-cell>
          <table:table-cell table:formula="of:=IF([Data.G51]=&quot;&quot;;&quot;&quot;;CONCATENATE(&quot;,&quot;;[Data.G51]))">
            <text:p/>
          </table:table-cell>
          <table:table-cell table:style-name="ce9" table:formula="of:=IF([Data.H51]=&quot;&quot;;&quot;&quot;;CONCATENATE(&quot;,&quot;;[Data.H51]))">
            <text:p/>
          </table:table-cell>
          <table:table-cell table:style-name="ce9" table:formula="of:=IF([Data.I51]=&quot;&quot;;&quot;&quot;;CONCATENATE(&quot;,&quot;;[Data.I51]))">
            <text:p/>
          </table:table-cell>
          <table:table-cell table:style-name="ce9" table:formula="of:=IF([Data.J51]=&quot;&quot;;&quot;&quot;;CONCATENATE(&quot;,&quot;;[Data.J51]))">
            <text:p/>
          </table:table-cell>
          <table:table-cell table:style-name="ce9" table:formula="of:=IF([Data.K51]=&quot;&quot;;&quot;&quot;;CONCATENATE(&quot;,&quot;;[Data.K51]))">
            <text:p/>
          </table:table-cell>
          <table:table-cell table:style-name="ce9" table:formula="of:=IF([Data.L51]=&quot;&quot;;&quot;&quot;;CONCATENATE(&quot;,&quot;;[Data.L51]))">
            <text:p/>
          </table:table-cell>
          <table:table-cell table:style-name="ce9" table:formula="of:=IF([Data.M51]=&quot;&quot;;&quot;&quot;;CONCATENATE(&quot;,&quot;;[Data.M51]))">
            <text:p/>
          </table:table-cell>
          <table:table-cell table:style-name="ce9" table:formula="of:=IF([Data.N51]=&quot;&quot;;&quot;&quot;;CONCATENATE(&quot;,&quot;;[Data.N51]))">
            <text:p/>
          </table:table-cell>
          <table:table-cell table:style-name="ce9" table:formula="of:=IF([Data.O51]=&quot;&quot;;&quot;&quot;;CONCATENATE(&quot;,&quot;;[Data.O51]))">
            <text:p/>
          </table:table-cell>
          <table:table-cell table:style-name="ce9" table:formula="of:=IF([Data.P51]=&quot;&quot;;&quot;&quot;;CONCATENATE(&quot;,&quot;;[Data.P51]))">
            <text:p/>
          </table:table-cell>
          <table:table-cell table:style-name="ce9" table:formula="of:=IF([Data.Q51]=&quot;&quot;;&quot;&quot;;CONCATENATE(&quot;,&quot;;[Data.Q51]))">
            <text:p/>
          </table:table-cell>
          <table:table-cell table:style-name="ce9" table:formula="of:=IF([Data.R51]=&quot;&quot;;&quot;&quot;;CONCATENATE(&quot;,&quot;;[Data.R51]))">
            <text:p/>
          </table:table-cell>
          <table:table-cell table:number-columns-repeated="2"/>
        </table:table-row>
        <table:table-row table:style-name="ro4">
          <table:table-cell table:formula="of:=IF([Data.A52]=&quot;&quot;;[.A50];[Data.A52])" office:value-type="float" office:value="22">
            <text:p>22</text:p>
          </table:table-cell>
          <table:table-cell table:formula="of:=IF([Data.C52]=&quot;&quot;;[.B50];CONCATENATE(&quot;,&quot;;[Data.C52]))" office:value-type="string" office:string-value=",TRAINING">
            <text:p>,TRAINING</text:p>
          </table:table-cell>
          <table:table-cell table:formula="of:=IF([Data.D52]=&quot;&quot;;[.C50];CONCATENATE(&quot;,&quot;;[Data.D52]))" office:value-type="string" office:string-value=",CHARL">
            <text:p>,CHARL</text:p>
          </table:table-cell>
          <table:table-cell table:formula="of:=CONCATENATE(&quot;,&quot;;[Data.E52])" office:value-type="string" office:string-value=",">
            <text:p>,</text:p>
          </table:table-cell>
          <table:table-cell table:formula="of:=CONCATENATE(&quot;,&quot;;[Data.F52])" office:value-type="string" office:string-value=",">
            <text:p>,</text:p>
          </table:table-cell>
          <table:table-cell table:formula="of:=IF([Data.G52]=&quot;&quot;;&quot;&quot;;CONCATENATE(&quot;,&quot;;[Data.G52]))">
            <text:p/>
          </table:table-cell>
          <table:table-cell table:style-name="ce9" table:formula="of:=IF([Data.H52]=&quot;&quot;;&quot;&quot;;CONCATENATE(&quot;,&quot;;[Data.H52]))">
            <text:p/>
          </table:table-cell>
          <table:table-cell table:style-name="ce9" table:formula="of:=IF([Data.I52]=&quot;&quot;;&quot;&quot;;CONCATENATE(&quot;,&quot;;[Data.I52]))">
            <text:p/>
          </table:table-cell>
          <table:table-cell table:style-name="ce9" table:formula="of:=IF([Data.J52]=&quot;&quot;;&quot;&quot;;CONCATENATE(&quot;,&quot;;[Data.J52]))">
            <text:p/>
          </table:table-cell>
          <table:table-cell table:style-name="ce9" table:formula="of:=IF([Data.K52]=&quot;&quot;;&quot;&quot;;CONCATENATE(&quot;,&quot;;[Data.K52]))">
            <text:p/>
          </table:table-cell>
          <table:table-cell table:style-name="ce9" table:formula="of:=IF([Data.L52]=&quot;&quot;;&quot;&quot;;CONCATENATE(&quot;,&quot;;[Data.L52]))">
            <text:p/>
          </table:table-cell>
          <table:table-cell table:style-name="ce9" table:formula="of:=IF([Data.M52]=&quot;&quot;;&quot;&quot;;CONCATENATE(&quot;,&quot;;[Data.M52]))">
            <text:p/>
          </table:table-cell>
          <table:table-cell table:style-name="ce9" table:formula="of:=IF([Data.N52]=&quot;&quot;;&quot;&quot;;CONCATENATE(&quot;,&quot;;[Data.N52]))">
            <text:p/>
          </table:table-cell>
          <table:table-cell table:style-name="ce9" table:formula="of:=IF([Data.O52]=&quot;&quot;;&quot;&quot;;CONCATENATE(&quot;,&quot;;[Data.O52]))">
            <text:p/>
          </table:table-cell>
          <table:table-cell table:style-name="ce9" table:formula="of:=IF([Data.P52]=&quot;&quot;;&quot;&quot;;CONCATENATE(&quot;,&quot;;[Data.P52]))">
            <text:p/>
          </table:table-cell>
          <table:table-cell table:style-name="ce9" table:formula="of:=IF([Data.Q52]=&quot;&quot;;&quot;&quot;;CONCATENATE(&quot;,&quot;;[Data.Q52]))">
            <text:p/>
          </table:table-cell>
          <table:table-cell table:style-name="ce9" table:formula="of:=IF([Data.R52]=&quot;&quot;;&quot;&quot;;CONCATENATE(&quot;,&quot;;[Data.R52]))">
            <text:p/>
          </table:table-cell>
          <table:table-cell table:number-columns-repeated="2"/>
        </table:table-row>
        <table:table-row table:style-name="ro3" table:number-rows-repeated="1048524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locale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3">
          <table:table-cell table:style-name="ce5" office:value-type="string">
            <text:p>ID</text:p>
          </table:table-cell>
          <table:table-cell table:style-name="ce5" office:value-type="string">
            <text:p>Talent</text:p>
          </table:table-cell>
          <table:table-cell table:style-name="ce5" office:value-type="string">
            <text:p>Cost</text:p>
          </table:table-cell>
          <table:table-cell table:style-name="ce5" office:value-type="string">
            <text:p>Type</text:p>
          </table:table-cell>
          <table:table-cell office:value-type="string">
            <text:p>TalentFlawType</text:p>
          </table:table-cell>
        </table:table-row>
        <table:table-row table:style-name="ro3">
          <table:table-cell/>
          <table:table-cell table:style-name="ce6" office:value-type="string">
            <text:p>+10 prior to roll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Starting Wealth</text:p>
          </table:table-cell>
          <table:table-cell/>
        </table:table-row>
        <table:table-row table:style-name="ro3">
          <table:table-cell/>
          <table:table-cell table:style-name="ce6" office:value-type="string">
            <text:p>Absent-Minded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ccelerated Mending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crobat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Acute Hearing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cute Smell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ddiction/Fatal (major)</text:p>
          </table:table-cell>
          <table:table-cell table:style-name="ce7" office:value-type="float" office:value="-40">
            <text:p>-4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ddiction/Fatal (minor)</text:p>
          </table:table-cell>
          <table:table-cell table:style-name="ce7" office:value-type="float" office:value="-30">
            <text:p>-3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ddiction/Harmful (major)</text:p>
          </table:table-cell>
          <table:table-cell table:style-name="ce7" office:value-type="float" office:value="-30">
            <text:p>-3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ddiction/Harmful (minor)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ddiction/Mild (major)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ddiction/Mild (min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ddiction/Serious (major)</text:p>
          </table:table-cell>
          <table:table-cell table:style-name="ce7" office:value-type="float" office:value="-25">
            <text:p>-2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ddiction/Serious (mino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ddiction/Simple (majo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ddiction/Simple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dditional Normal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tarting Wealth</text:p>
          </table:table-cell>
          <table:table-cell/>
        </table:table-row>
        <table:table-row table:style-name="ro3">
          <table:table-cell/>
          <table:table-cell table:style-name="ce6" office:value-type="string">
            <text:p>Additional Poor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tarting Wealth</text:p>
          </table:table-cell>
          <table:table-cell/>
        </table:table-row>
        <table:table-row table:style-name="ro3">
          <table:table-cell/>
          <table:table-cell table:style-name="ce6" office:value-type="string">
            <text:p>Additional Rich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tarting Wealth</text:p>
          </table:table-cell>
          <table:table-cell/>
        </table:table-row>
        <table:table-row table:style-name="ro3">
          <table:table-cell/>
          <table:table-cell table:style-name="ce6" office:value-type="string">
            <text:p>Additional Very Poor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tarting Wealth</text:p>
          </table:table-cell>
          <table:table-cell/>
        </table:table-row>
        <table:table-row table:style-name="ro3">
          <table:table-cell/>
          <table:table-cell table:style-name="ce6" office:value-type="string">
            <text:p>Additional Very Rich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tarting Wealth</text:p>
          </table:table-cell>
          <table:table-cell/>
        </table:table-row>
        <table:table-row table:style-name="ro3">
          <table:table-cell/>
          <table:table-cell table:style-name="ce6" office:value-type="string">
            <text:p>Adherent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ffect Environment (great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ffect Environment (lesser)</text:p>
          </table:table-cell>
          <table:table-cell table:style-name="ce7" office:value-type="float" office:value="18">
            <text:p>18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ge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ggression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lbino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mazing Leaping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mbidexterity (lesser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mbidexterity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nimal Bane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nimal Empathy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nosmia</text:p>
          </table:table-cell>
          <table:table-cell table:style-name="ce7" office:value-type="float" office:value="-3">
            <text:p>-3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Arcane Discovery (major)</text:p>
          </table:table-cell>
          <table:table-cell table:style-name="ce7" office:value-type="float" office:value="11">
            <text:p>11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Arcane Discovery (minor)</text:p>
          </table:table-cell>
          <table:table-cell table:style-name="ce7" office:value-type="float" office:value="6">
            <text:p>6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Archetype</text:p>
          </table:table-cell>
          <table:table-cell table:style-name="ce7" office:value-type="float" office:value="18">
            <text:p>18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rchmage Abilities (great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rchmage Abilities (majo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ssassin Training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Attribute Drain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ura (greate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ura (lesser)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ura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Aura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Bad Temper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Bane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Battle Confusion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Battle Cry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Battle Reflexes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Blazing Speed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Blessed by War God</text:p>
          </table:table-cell>
          <table:table-cell table:style-name="ce7" office:value-type="float" office:value="50">
            <text:p>5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Blind</text:p>
          </table:table-cell>
          <table:table-cell table:style-name="ce7" office:value-type="float" office:value="-50">
            <text:p>-5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Blood-Guilt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Bloodlust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Bonus Item (I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Bonus Item (II)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Bonus Item (III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Bonus Item (IV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Bonus Item (V)</text:p>
          </table:table-cell>
          <table:table-cell table:style-name="ce7" office:value-type="float" office:value="17">
            <text:p>17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Bonus Item (VI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Bonus Item (VII)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Bonus Item (VIII)</text:p>
          </table:table-cell>
          <table:table-cell table:style-name="ce7" office:value-type="float" office:value="40">
            <text:p>40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Breaker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almness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Chivalrous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ode of Honor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old Resistance (greate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Cold Resistance (lesser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Cold Resistance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Cold Resistance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Cold Sensitive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olor Blind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ombat Reflexes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Commanding Demeanor</text:p>
          </table:table-cell>
          <table:table-cell table:style-name="ce7" office:value-type="float" office:value="18">
            <text:p>18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Common Allergy (majo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ommon Allergy (min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omplete Klutz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ompulsive Behavior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rippled (greater)</text:p>
          </table:table-cell>
          <table:table-cell table:style-name="ce7" office:value-type="float" office:value="-30">
            <text:p>-3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rippled (major)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rippled (min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Cursed Shape Shifter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aily Item (I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Daily Item (II)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Daily Item (III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Daily Item (IV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Daily Item (V)</text:p>
          </table:table-cell>
          <table:table-cell table:style-name="ce7" office:value-type="float" office:value="17">
            <text:p>17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Daily Item (VI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Daily Item (VII)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Daily Item (VIII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Danger Sense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Dark Pact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ark Temptation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arkness</text:p>
          </table:table-cell>
          <table:table-cell table:style-name="ce7" office:value-type="float" office:value="13">
            <text:p>13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Dead Eye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Deadly Training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Deaf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eep Sleeper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elusionary (greate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elusionary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elusionary (minor)</text:p>
          </table:table-cell>
          <table:table-cell table:style-name="ce7" office:value-type="float" office:value="-3">
            <text:p>-3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ense (greater)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Dense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Dependent (greate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ependent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ependent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estiny Sense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Directed Weapons Master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Directed Weapons Master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Disarm Skill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Disavowed Weapons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ishonored Knight</text:p>
          </table:table-cell>
          <table:table-cell table:style-name="ce7" office:value-type="float" office:value="0">
            <text:p>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Dominance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Duplication (greater)</text:p>
          </table:table-cell>
          <table:table-cell table:style-name="ce7" office:value-type="float" office:value="50">
            <text:p>5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Duplication (less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Duty (greate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uty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uty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Dwarfism (lesser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Dwarfism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Dwarfism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ar for Music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asily Charmed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Easy Mark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Elasticity</text:p>
          </table:table-cell>
          <table:table-cell table:style-name="ce7" office:value-type="float" office:value="12">
            <text:p>12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loquence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lvish Training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Empathy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nsnare (greater)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nsnare (lesse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nsorcellment Cure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pileptic</text:p>
          </table:table-cell>
          <table:table-cell table:style-name="ce7" office:value-type="float" office:value="-30">
            <text:p>-3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Ethereal Sight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thereal Tie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unuch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Exceptional Magical Ability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xceptional Skill at Arms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Extra Limbs (+1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xtra Limbs (+2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xtra Limbs (+3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ye of the Hawk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Eye of the Tiger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Faithful Vassal</text:p>
          </table:table-cell>
          <table:table-cell table:style-name="ce7" office:value-type="float" office:value="0">
            <text:p>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Fanatic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Favored (greater)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Favored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Favored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Fear of Armor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Fear of Magic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Fearlessness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Flare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Flight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Fluent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Fluid Wrists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Force Shield (great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Force Shield (lesser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Force Shield (major)</text:p>
          </table:table-cell>
          <table:table-cell table:style-name="ce7" office:value-type="float" office:value="18">
            <text:p>18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Force Shield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Fragile Wrists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Friendslayer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General Weapons Master (great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General Weapons Master (majo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General Weapons Master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Geographic Awareness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Giantism (greater)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Giantism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Giantism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Gliding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Glutton</text:p>
          </table:table-cell>
          <table:table-cell table:style-name="ce7" office:value-type="float" office:value="-3">
            <text:p>-3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Golden Throat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Good Battlefield Awareness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Government Ties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Great Arm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Greedy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Gymnastic Training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Hammerhand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Hard of Hearing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Heat Resistance (greate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Heat Resistance (lesser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Heat Resistance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Heat Resistance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Heat Sensitive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Heir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Hemophilia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Herbalist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High Jumper</text:p>
          </table:table-cell>
          <table:table-cell table:style-name="ce7" office:value-type="float" office:value="4">
            <text:p>4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High Range Voice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Hypercharged Adrenaline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Immovable Will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Impulsive</text:p>
          </table:table-cell>
          <table:table-cell table:style-name="ce7" office:value-type="float" office:value="-13">
            <text:p>-13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Indecision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Infravision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Innate Magician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Inner Ear Problem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Inner Reserve (greate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Inner Reserve (lesser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Inner Reserve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Inner Reserve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Instinctive Defense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Intense Eyes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Internal Clock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Internal Sense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Intolerance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Intolerance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Invisibility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Item Lore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Judge of Angles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Judge of Weaponry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Kleptomaniac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Knighted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Lack of Range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Lack of Scope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Lack of Time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Law Enforcement Ability (greate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Law Enforcement Ability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Law Enforcement Ability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Lecherous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Life Support (greater)</text:p>
          </table:table-cell>
          <table:table-cell table:style-name="ce7" office:value-type="float" office:value="40">
            <text:p>4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ife Support (major)</text:p>
          </table:table-cell>
          <table:table-cell table:style-name="ce7" office:value-type="float" office:value="18">
            <text:p>18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ife Support (sustenance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ifetime Goal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ight Sleeper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ightning Strike</text:p>
          </table:table-cell>
          <table:table-cell table:style-name="ce7" office:value-type="float" office:value="12">
            <text:p>12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Locking Wrists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Look of Eagles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oss of Vision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Lost Favor</text:p>
          </table:table-cell>
          <table:table-cell table:style-name="ce7" office:value-type="float" office:value="0">
            <text:p>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Loyal Domesticated Animal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Loyal Unusual Creature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Luck, Dramatic (greate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uck, Dramatic (lesser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uck, Dramatic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uck, Dramatic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ucky (greate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ucky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ucky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Lycanthropy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agic Allergy (greater)</text:p>
          </table:table-cell>
          <table:table-cell table:style-name="ce7" office:value-type="float" office:value="-40">
            <text:p>-4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agic Allergy (major)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agic Allergy (min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agic Bane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agical Affinity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agical Resistance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agically Susceptible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agically Vulnerable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ana Reading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ana Sensing</text:p>
          </table:table-cell>
          <table:table-cell table:style-name="ce7" office:value-type="float" office:value="6">
            <text:p>6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anual Deftness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artial Arts Training (great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Martial Arts Training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Martial Arts Training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Master Tactician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aster Warrior Friend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egalomaniac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emory Loss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ental Control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ental Link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ental Scan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entor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icroscopic Vision</text:p>
          </table:table-cell>
          <table:table-cell table:style-name="ce7" office:value-type="float" office:value="13">
            <text:p>13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ilitary Rank (rank 1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Military Rank (rank 2)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Military Rank (rank 3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Military Rank (rank 4)</text:p>
          </table:table-cell>
          <table:table-cell table:style-name="ce7" office:value-type="float" office:value="12">
            <text:p>12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Military Rank (rank 5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Military Rank (rank 6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Military Rank (rank 7)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Mind Over Matter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Minor Fear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inor Fear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iser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uddled Mind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Mute</text:p>
          </table:table-cell>
          <table:table-cell table:style-name="ce7" office:value-type="float" office:value="-25">
            <text:p>-2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Natural Archer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Natural Facility with Armor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Natural Horseman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Natural Physique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Natural Ranged Attack (great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Natural Ranged Attack (lesse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Natural Weapon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Natural Weapons Master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Navigation Gift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Necromantic Urge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Neutral Odor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Nightvision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Nimble Skeleton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Noble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Non-corporeal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Normal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Wealth Level</text:p>
          </table:table-cell>
          <table:table-cell/>
        </table:table-row>
        <table:table-row table:style-name="ro3">
          <table:table-cell/>
          <table:table-cell table:style-name="ce6" office:value-type="string">
            <text:p>Nose Bleeds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Not Graceful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Not Subtle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Oblivious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Off Balance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One Arm (major)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One Arm (mino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One Eye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Open Door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Orphan</text:p>
          </table:table-cell>
          <table:table-cell table:style-name="ce7" office:value-type="float" office:value="0">
            <text:p>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Outdoorsman</text:p>
          </table:table-cell>
          <table:table-cell table:style-name="ce7" office:value-type="float" office:value="12">
            <text:p>12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Overconfident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acifist (greater)</text:p>
          </table:table-cell>
          <table:table-cell table:style-name="ce7" office:value-type="float" office:value="-30">
            <text:p>-3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acifist (majo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acifist (min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ain Intolerant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ain Resistance (greate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ain Resistance (lesser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ain Resistance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ain Resistance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aranoid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art Animal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assive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atron (level 1, greate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Patron (level 1, maj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Patron (level 1, minor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Patron (level 2, great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Patron (level 2, majo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Patron (level 2, 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Patron (level 3, greater)</text:p>
          </table:table-cell>
          <table:table-cell table:style-name="ce7" office:value-type="float" office:value="50">
            <text:p>5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Patron (level 3, majo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Patron (level 3, min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Peripheral Vision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hobia (greate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hobia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hobia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hotographic Memory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hysical Investment</text:p>
          </table:table-cell>
          <table:table-cell table:style-name="ce7" office:value-type="float" office:value="-7">
            <text:p>-7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lanar Travel (greater)</text:p>
          </table:table-cell>
          <table:table-cell table:style-name="ce7" office:value-type="float" office:value="50">
            <text:p>5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lanar Travel (major)</text:p>
          </table:table-cell>
          <table:table-cell table:style-name="ce7" office:value-type="float" office:value="45">
            <text:p>45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lanar Travel (minor)</text:p>
          </table:table-cell>
          <table:table-cell table:style-name="ce7" office:value-type="float" office:value="40">
            <text:p>4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oison Sack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oor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Wealth Level</text:p>
          </table:table-cell>
          <table:table-cell/>
        </table:table-row>
        <table:table-row table:style-name="ro3">
          <table:table-cell/>
          <table:table-cell table:style-name="ce6" office:value-type="string">
            <text:p>Poor Concentration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oor Control</text:p>
          </table:table-cell>
          <table:table-cell table:style-name="ce7" office:value-type="float" office:value="-7">
            <text:p>-7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oor Eyesight (major)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oor Eyesight (min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ortage Skills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Potion (1 dose)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Potion (5 doses)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Power (great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Power (lesser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Power (majo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Power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Power Absorption (greater)</text:p>
          </table:table-cell>
          <table:table-cell table:style-name="ce7" office:value-type="float" office:value="35">
            <text:p>3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ower Absorption (lesse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Power Blind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ower Burn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ower Drain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ower Leakage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Precision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Priestly Investment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Pyromaniac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Queasy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Quick Calculator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Quiet Stride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Racial Training (expert)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Racial Training (familia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Rain Trauma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Regeneration (greater)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Regeneration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Regeneration (minor)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Repulsive Habit (greate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Repulsive Habit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Repulsive Habit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Resilient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Resistance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Reverberative Strength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Rich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Wealth Level</text:p>
          </table:table-cell>
          <table:table-cell/>
        </table:table-row>
        <table:table-row table:style-name="ro3">
          <table:table-cell/>
          <table:table-cell table:style-name="ce6" office:value-type="string">
            <text:p>Rival/NPC (greater)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Rival/NPC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Rival/NPC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Rune Paper (1 sheet)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Rune Paper (5 sheets)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Runic Lore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adist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cope Skills (radius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cope Skills (target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ecret (greate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ecret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ecret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ecret Identity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ense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ense of Duty (greate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ense of Duty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ense of Duty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hapechanger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hield Attack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Shield Mastery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hort of Breath (greate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hort of Breath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hort of Breath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killed (great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Skilled (lesser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Skilled (majo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Skilled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Sleight-of-Hand</text:p>
          </table:table-cell>
          <table:table-cell table:style-name="ce7" office:value-type="float" office:value="13">
            <text:p>13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Sloth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low</text:p>
          </table:table-cell>
          <table:table-cell table:style-name="ce7" office:value-type="float" office:value="-7">
            <text:p>-7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low Healer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onar Sense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pasm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patial Skills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patial Skills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pecial Bread/Poison/Herb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Special Familiar</text:p>
          </table:table-cell>
          <table:table-cell table:style-name="ce7" office:value-type="float" office:value="18">
            <text:p>18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peed Reading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pell Adder (+1)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Spell Adder (+2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Spell Adder (+3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Spell Adder (+4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Items</text:p>
          </table:table-cell>
          <table:table-cell/>
        </table:table-row>
        <table:table-row table:style-name="ro3">
          <table:table-cell/>
          <table:table-cell table:style-name="ce6" office:value-type="string">
            <text:p>Split Personality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tability Sense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tat Bonus (great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tat Bonus (majo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tat Bonus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tat Improvement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tat Penalty (greater)</text:p>
          </table:table-cell>
          <table:table-cell table:style-name="ce7" office:value-type="float" office:value="-30">
            <text:p>-3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tat Penalty (major)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tat Penalty (min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teel Grip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trong Lungs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tubborn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turdy Build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tutter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ubconscious Discipline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ubconscious Preparation</text:p>
          </table:table-cell>
          <table:table-cell table:style-name="ce7" office:value-type="float" office:value="6">
            <text:p>6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ubtle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uccor (greater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uccor (majo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uccor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ummon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uperstitious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Survival Instinct</text:p>
          </table:table-cell>
          <table:table-cell table:style-name="ce7" office:value-type="float" office:value="7">
            <text:p>7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Swift Dresser</text:p>
          </table:table-cell>
          <table:table-cell table:style-name="ce7" office:value-type="float" office:value="3">
            <text:p>3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Telekinesis</text:p>
          </table:table-cell>
          <table:table-cell table:style-name="ce7" office:value-type="float" office:value="18">
            <text:p>18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elepathy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eleportation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emporal Skills</text:p>
          </table:table-cell>
          <table:table-cell table:style-name="ce7" office:value-type="float" office:value="18">
            <text:p>18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ender Skin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Tensile (greater)</text:p>
          </table:table-cell>
          <table:table-cell table:style-name="ce7" office:value-type="float" office:value="20">
            <text:p>2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ensile (majo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ensile (minor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errible Luck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The Slain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Tired Legs</text:p>
          </table:table-cell>
          <table:table-cell table:style-name="ce7" office:value-type="float" office:value="-7">
            <text:p>-7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Tolerance</text:p>
          </table:table-cell>
          <table:table-cell table:style-name="ce7" office:value-type="float" office:value="12">
            <text:p>12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ough Skin (insect)</text:p>
          </table:table-cell>
          <table:table-cell table:style-name="ce7" office:value-type="float" office:value="30">
            <text:p>3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ough Skin (tiger)</text:p>
          </table:table-cell>
          <table:table-cell table:style-name="ce7" office:value-type="float" office:value="15">
            <text:p>15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ough Skin (wolf)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rained Regular Footman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Transcendence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Trauma (greate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Trauma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Trauma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Truthful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Tunneling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Ultrasonic Hearing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Unbeliever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Uncommon Allergy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Uncontrollable Strength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Uncoordinated</text:p>
          </table:table-cell>
          <table:table-cell table:style-name="ce7" office:value-type="float" office:value="-7">
            <text:p>-7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Underground Upraising</text:p>
          </table:table-cell>
          <table:table-cell table:style-name="ce7" office:value-type="float" office:value="8">
            <text:p>8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Undetectable</text:p>
          </table:table-cell>
          <table:table-cell table:style-name="ce7" office:value-type="float" office:value="6">
            <text:p>6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Unhealthy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Unique Looks (greate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Unique Looks (major)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Unique Looks (minor)</text:p>
          </table:table-cell>
          <table:table-cell table:style-name="ce7" office:value-type="float" office:value="-5">
            <text:p>-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Unlucky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Unmagical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Unnatural Aging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Unnatural Stamina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Phys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Unwakeable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Up to +5 after roll</text:p>
          </table:table-cell>
          <table:table-cell table:style-name="ce7" office:value-type="float" office:value="5">
            <text:p>5</text:p>
          </table:table-cell>
          <table:table-cell table:style-name="ce6" office:value-type="string">
            <text:p>Starting Wealth</text:p>
          </table:table-cell>
          <table:table-cell/>
        </table:table-row>
        <table:table-row table:style-name="ro3">
          <table:table-cell/>
          <table:table-cell table:style-name="ce6" office:value-type="string">
            <text:p>Very Poor</text:p>
          </table:table-cell>
          <table:table-cell table:style-name="ce7" office:value-type="float" office:value="0">
            <text:p>0</text:p>
          </table:table-cell>
          <table:table-cell table:style-name="ce6" office:value-type="string">
            <text:p>Wealth Level</text:p>
          </table:table-cell>
          <table:table-cell/>
        </table:table-row>
        <table:table-row table:style-name="ro3">
          <table:table-cell/>
          <table:table-cell table:style-name="ce6" office:value-type="string">
            <text:p>Very Rich</text:p>
          </table:table-cell>
          <table:table-cell table:style-name="ce7" office:value-type="float" office:value="40">
            <text:p>40</text:p>
          </table:table-cell>
          <table:table-cell table:style-name="ce6" office:value-type="string">
            <text:p>Wealth Level</text:p>
          </table:table-cell>
          <table:table-cell/>
        </table:table-row>
        <table:table-row table:style-name="ro3">
          <table:table-cell/>
          <table:table-cell table:style-name="ce6" office:value-type="string">
            <text:p>Violent Prejudice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ent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Visible Aura</text:p>
          </table:table-cell>
          <table:table-cell table:style-name="ce7" office:value-type="float" office:value="-10">
            <text:p>-1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Visions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Mystical Abilities</text:p>
          </table:table-cell>
          <table:table-cell/>
        </table:table-row>
        <table:table-row table:style-name="ro3">
          <table:table-cell/>
          <table:table-cell table:style-name="ce6" office:value-type="string">
            <text:p>Vow (greater)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Vow (lesser)</text:p>
          </table:table-cell>
          <table:table-cell table:style-name="ce7" office:value-type="float" office:value="-3">
            <text:p>-3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Vow (major)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Vow (minor)</text:p>
          </table:table-cell>
          <table:table-cell table:style-name="ce7" office:value-type="float" office:value="-7">
            <text:p>-7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Wanted</text:p>
          </table:table-cell>
          <table:table-cell table:style-name="ce7" office:value-type="float" office:value="0">
            <text:p>0</text:p>
          </table:table-cell>
          <table:table-cell table:style-name="ce6" office:value-type="string">
            <text:p>Special Status</text:p>
          </table:table-cell>
          <table:table-cell/>
        </table:table-row>
        <table:table-row table:style-name="ro3">
          <table:table-cell/>
          <table:table-cell table:style-name="ce6" office:value-type="string">
            <text:p>Warrior Extraordinaire</text:p>
          </table:table-cell>
          <table:table-cell table:style-name="ce7" office:value-type="float" office:value="35">
            <text:p>35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Weak Physique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Weapon Bane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Ment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Weapon Control</text:p>
          </table:table-cell>
          <table:table-cell table:style-name="ce7" office:value-type="float" office:value="10">
            <text:p>10</text:p>
          </table:table-cell>
          <table:table-cell table:style-name="ce6" office:value-type="string">
            <text:p>Special Training</text:p>
          </table:table-cell>
          <table:table-cell/>
        </table:table-row>
        <table:table-row table:style-name="ro3">
          <table:table-cell/>
          <table:table-cell table:style-name="ce6" office:value-type="string">
            <text:p>Weight Intolerant</text:p>
          </table:table-cell>
          <table:table-cell table:style-name="ce7" office:value-type="float" office:value="-15">
            <text:p>-15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Wimp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Physic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Wrath</text:p>
          </table:table-cell>
          <table:table-cell table:style-name="ce7" office:value-type="float" office:value="-20">
            <text:p>-20</text:p>
          </table:table-cell>
          <table:table-cell table:style-name="ce6" office:value-type="string">
            <text:p>Special Flaws</text:p>
          </table:table-cell>
          <table:table-cell/>
        </table:table-row>
        <table:table-row table:style-name="ro3">
          <table:table-cell/>
          <table:table-cell table:style-name="ce6" office:value-type="string">
            <text:p>X-ray Vision</text:p>
          </table:table-cell>
          <table:table-cell table:style-name="ce7" office:value-type="float" office:value="25">
            <text:p>25</text:p>
          </table:table-cell>
          <table:table-cell table:style-name="ce6" office:value-type="string">
            <text:p>Special Abilities</text:p>
          </table:table-cell>
          <table:table-cell/>
        </table:table-row>
        <table:table-row table:style-name="ro3" table:number-rows-repeated="1048083">
          <table:table-cell table:number-columns-repeated="5"/>
        </table:table-row>
        <table:table-row table:style-name="ro3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0" number:min-integer-digits="1" number:grouping="true"/>
      <number:text>   </number:text>
    </number:number-style>
    <number:number-style style:name="N5116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de" number:country="DE">
      <number:number number:decimal-places="2" number:min-integer-digits="1" number:grouping="true"/>
      <number:text>   </number:text>
    </number:number-style>
    <number:number-style style:name="N5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2" number:min-integer-digits="1" number:grouping="true"/>
      <number:text>   </number:text>
    </number:number-style>
    <number:number-style style:name="N5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de" number:country="DE">
      <number:number number:decimal-places="0" number:min-integer-digits="1" number:grouping="true"/>
      <number:text> €</number:text>
    </number:number-style>
    <number:number-style style:name="N5121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de" number:country="DE">
      <number:number number:decimal-places="0" number:min-integer-digits="1" number:grouping="true"/>
      <number:text> €</number:text>
    </number:number-style>
    <number:number-style style:name="N5122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de" number:country="DE">
      <number:number number:decimal-places="2" number:min-integer-digits="1" number:grouping="true"/>
      <number:text> €</number:text>
    </number:number-style>
    <number:number-style style:name="N5124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de" number:country="DE">
      <number:number number:decimal-places="2" number:min-integer-digits="1" number:grouping="true"/>
      <number:text> €</number:text>
    </number:number-style>
    <number:number-style style:name="N5125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13.04.2012</text:date>, <text:time>22:01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5T18:34:34.03</meta:creation-date>
    <meta:generator>LibreOffice/3.4$Win32 LibreOffice_project/340m1$Build-502</meta:generator>
    <dc:date>2012-04-13T22:01:55.80</dc:date>
    <meta:editing-duration>PT5H32M18S</meta:editing-duration>
    <meta:editing-cycles>14</meta:editing-cycles>
    <meta:document-statistic meta:table-count="3" meta:cell-count="3329" meta:object-count="0"/>
  </office:meta>
</office:document-meta>
</file>